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requency Variation" table:style-name="ta1">
        <table:shapes>
          <draw:frame draw:z-index="0" draw:style-name="gr1" draw:text-style-name="P1" svg:width="6.3031in" svg:height="3.5421in" svg:x="0.148in" svg:y="0.0957in">
            <draw:object draw:notify-on-update-of-ranges="'Frequency Variation'.F1:'Frequency Variation'.F26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31in" svg:height="3.5417in" svg:x="6.5858in" svg:y="0.1504in">
            <draw:object draw:notify-on-update-of-ranges="'Frequency Variation'.N1:'Frequency Variation'.N30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031in" svg:height="3.5417in" svg:x="13.0776in" svg:y="0.0138in">
            <draw:object draw:notify-on-update-of-ranges="'Frequency Variation'.U1:'Frequency Variation'.U3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5"/>
          <table:table-cell office:value-type="float" office:value="-26.796875" calcext:value-type="float">
            <text:p>-26.796875</text:p>
          </table:table-cell>
          <table:table-cell table:number-columns-repeated="7"/>
          <table:table-cell office:value-type="float" office:value="-25.796875" calcext:value-type="float">
            <text:p>-25.796875</text:p>
          </table:table-cell>
          <table:table-cell table:number-columns-repeated="6"/>
          <table:table-cell office:value-type="float" office:value="1049.31276989601" calcext:value-type="float">
            <text:p>1049.312769896</text:p>
          </table:table-cell>
        </table:table-row>
        <table:table-row table:style-name="ro1">
          <table:table-cell table:number-columns-repeated="5"/>
          <table:table-cell office:value-type="float" office:value="-26.796875" calcext:value-type="float">
            <text:p>-26.796875</text:p>
          </table:table-cell>
          <table:table-cell table:number-columns-repeated="7"/>
          <table:table-cell office:value-type="float" office:value="-25.796875" calcext:value-type="float">
            <text:p>-25.796875</text:p>
          </table:table-cell>
          <table:table-cell table:number-columns-repeated="6"/>
          <table:table-cell office:value-type="float" office:value="1046.09522113808" calcext:value-type="float">
            <text:p>1046.0952211381</text:p>
          </table:table-cell>
        </table:table-row>
        <table:table-row table:style-name="ro1">
          <table:table-cell table:number-columns-repeated="5"/>
          <table:table-cell office:value-type="float" office:value="-26.796875" calcext:value-type="float">
            <text:p>-26.796875</text:p>
          </table:table-cell>
          <table:table-cell table:number-columns-repeated="7"/>
          <table:table-cell office:value-type="float" office:value="-25.796875" calcext:value-type="float">
            <text:p>-25.796875</text:p>
          </table:table-cell>
          <table:table-cell table:number-columns-repeated="6"/>
          <table:table-cell office:value-type="float" office:value="1042.08362086737" calcext:value-type="float">
            <text:p>1042.0836208674</text:p>
          </table:table-cell>
        </table:table-row>
        <table:table-row table:style-name="ro1">
          <table:table-cell table:number-columns-repeated="5"/>
          <table:table-cell office:value-type="float" office:value="-26.796875" calcext:value-type="float">
            <text:p>-26.796875</text:p>
          </table:table-cell>
          <table:table-cell table:number-columns-repeated="7"/>
          <table:table-cell office:value-type="float" office:value="-25.796875" calcext:value-type="float">
            <text:p>-25.796875</text:p>
          </table:table-cell>
          <table:table-cell table:number-columns-repeated="6"/>
          <table:table-cell office:value-type="float" office:value="1038.41745332722" calcext:value-type="float">
            <text:p>1038.4174533272</text:p>
          </table:table-cell>
        </table:table-row>
        <table:table-row table:style-name="ro1">
          <table:table-cell table:number-columns-repeated="5"/>
          <table:table-cell office:value-type="float" office:value="-26.796875" calcext:value-type="float">
            <text:p>-26.796875</text:p>
          </table:table-cell>
          <table:table-cell table:number-columns-repeated="7"/>
          <table:table-cell office:value-type="float" office:value="-25.796875" calcext:value-type="float">
            <text:p>-25.796875</text:p>
          </table:table-cell>
          <table:table-cell table:number-columns-repeated="6"/>
          <table:table-cell office:value-type="float" office:value="1034.62665650184" calcext:value-type="float">
            <text:p>1034.6266565018</text:p>
          </table:table-cell>
        </table:table-row>
        <table:table-row table:style-name="ro1">
          <table:table-cell table:number-columns-repeated="5"/>
          <table:table-cell office:value-type="float" office:value="-26.796875" calcext:value-type="float">
            <text:p>-26.796875</text:p>
          </table:table-cell>
          <table:table-cell table:number-columns-repeated="7"/>
          <table:table-cell office:value-type="float" office:value="-25.796875" calcext:value-type="float">
            <text:p>-25.796875</text:p>
          </table:table-cell>
          <table:table-cell table:number-columns-repeated="6"/>
          <table:table-cell office:value-type="float" office:value="1030.72168533997" calcext:value-type="float">
            <text:p>1030.72168534</text:p>
          </table:table-cell>
        </table:table-row>
        <table:table-row table:style-name="ro1">
          <table:table-cell table:number-columns-repeated="5"/>
          <table:table-cell office:value-type="float" office:value="-26.796875" calcext:value-type="float">
            <text:p>-26.796875</text:p>
          </table:table-cell>
          <table:table-cell table:number-columns-repeated="7"/>
          <table:table-cell office:value-type="float" office:value="-25.796875" calcext:value-type="float">
            <text:p>-25.796875</text:p>
          </table:table-cell>
          <table:table-cell table:number-columns-repeated="6"/>
          <table:table-cell office:value-type="float" office:value="1027.20042342907" calcext:value-type="float">
            <text:p>1027.2004234291</text:p>
          </table:table-cell>
        </table:table-row>
        <table:table-row table:style-name="ro1">
          <table:table-cell table:number-columns-repeated="5"/>
          <table:table-cell office:value-type="float" office:value="-26.796875" calcext:value-type="float">
            <text:p>-26.796875</text:p>
          </table:table-cell>
          <table:table-cell table:number-columns-repeated="7"/>
          <table:table-cell office:value-type="float" office:value="-25.796875" calcext:value-type="float">
            <text:p>-25.796875</text:p>
          </table:table-cell>
          <table:table-cell table:number-columns-repeated="6"/>
          <table:table-cell office:value-type="float" office:value="1025.21674148467" calcext:value-type="float">
            <text:p>1025.2167414847</text:p>
          </table:table-cell>
        </table:table-row>
        <table:table-row table:style-name="ro1">
          <table:table-cell table:number-columns-repeated="5"/>
          <table:table-cell office:value-type="float" office:value="-26.796875" calcext:value-type="float">
            <text:p>-26.796875</text:p>
          </table:table-cell>
          <table:table-cell table:number-columns-repeated="7"/>
          <table:table-cell office:value-type="float" office:value="-25.796875" calcext:value-type="float">
            <text:p>-25.796875</text:p>
          </table:table-cell>
          <table:table-cell table:number-columns-repeated="6"/>
          <table:table-cell office:value-type="float" office:value="1028.76388587751" calcext:value-type="float">
            <text:p>1028.7638858775</text:p>
          </table:table-cell>
        </table:table-row>
        <table:table-row table:style-name="ro1">
          <table:table-cell table:number-columns-repeated="5"/>
          <table:table-cell office:value-type="float" office:value="-26.796875" calcext:value-type="float">
            <text:p>-26.796875</text:p>
          </table:table-cell>
          <table:table-cell table:number-columns-repeated="7"/>
          <table:table-cell office:value-type="float" office:value="-25.796875" calcext:value-type="float">
            <text:p>-25.796875</text:p>
          </table:table-cell>
          <table:table-cell table:number-columns-repeated="6"/>
          <table:table-cell office:value-type="float" office:value="1034.41705523724" calcext:value-type="float">
            <text:p>1034.4170552372</text:p>
          </table:table-cell>
        </table:table-row>
        <table:table-row table:style-name="ro1">
          <table:table-cell table:number-columns-repeated="5"/>
          <table:table-cell office:value-type="float" office:value="-26.796875" calcext:value-type="float">
            <text:p>-26.796875</text:p>
          </table:table-cell>
          <table:table-cell table:number-columns-repeated="7"/>
          <table:table-cell office:value-type="float" office:value="-13.796875" calcext:value-type="float">
            <text:p>-13.796875</text:p>
          </table:table-cell>
          <table:table-cell table:number-columns-repeated="6"/>
          <table:table-cell office:value-type="float" office:value="1036.50418432078" calcext:value-type="float">
            <text:p>1036.5041843208</text:p>
          </table:table-cell>
        </table:table-row>
        <table:table-row table:style-name="ro1">
          <table:table-cell table:number-columns-repeated="5"/>
          <table:table-cell office:value-type="float" office:value="-26.796875" calcext:value-type="float">
            <text:p>-26.796875</text:p>
          </table:table-cell>
          <table:table-cell table:number-columns-repeated="7"/>
          <table:table-cell office:value-type="float" office:value="44.203125" calcext:value-type="float">
            <text:p>44.203125</text:p>
          </table:table-cell>
          <table:table-cell table:number-columns-repeated="6"/>
          <table:table-cell office:value-type="float" office:value="1031.83451309482" calcext:value-type="float">
            <text:p>1031.8345130948</text:p>
          </table:table-cell>
        </table:table-row>
        <table:table-row table:style-name="ro1">
          <table:table-cell table:number-columns-repeated="5"/>
          <table:table-cell office:value-type="float" office:value="-24.796875" calcext:value-type="float">
            <text:p>-24.796875</text:p>
          </table:table-cell>
          <table:table-cell table:number-columns-repeated="7"/>
          <table:table-cell office:value-type="float" office:value="266.203125" calcext:value-type="float">
            <text:p>266.203125</text:p>
          </table:table-cell>
          <table:table-cell table:number-columns-repeated="6"/>
          <table:table-cell office:value-type="float" office:value="1021.91991273255" calcext:value-type="float">
            <text:p>1021.9199127326</text:p>
          </table:table-cell>
        </table:table-row>
        <table:table-row table:style-name="ro1">
          <table:table-cell table:number-columns-repeated="5"/>
          <table:table-cell office:value-type="float" office:value="-16.796875" calcext:value-type="float">
            <text:p>-16.796875</text:p>
          </table:table-cell>
          <table:table-cell table:number-columns-repeated="7"/>
          <table:table-cell office:value-type="float" office:value="377.203125" calcext:value-type="float">
            <text:p>377.203125</text:p>
          </table:table-cell>
          <table:table-cell table:number-columns-repeated="6"/>
          <table:table-cell office:value-type="float" office:value="1011.66338223698" calcext:value-type="float">
            <text:p>1011.663382237</text:p>
          </table:table-cell>
        </table:table-row>
        <table:table-row table:style-name="ro1">
          <table:table-cell table:number-columns-repeated="5"/>
          <table:table-cell office:value-type="float" office:value="37.203125" calcext:value-type="float">
            <text:p>37.203125</text:p>
          </table:table-cell>
          <table:table-cell table:number-columns-repeated="7"/>
          <table:table-cell office:value-type="float" office:value="470.203125" calcext:value-type="float">
            <text:p>470.203125</text:p>
          </table:table-cell>
          <table:table-cell table:number-columns-repeated="6"/>
          <table:table-cell office:value-type="float" office:value="1006.39665937704" calcext:value-type="float">
            <text:p>1006.3966593771</text:p>
          </table:table-cell>
        </table:table-row>
        <table:table-row table:style-name="ro1">
          <table:table-cell table:number-columns-repeated="5"/>
          <table:table-cell office:value-type="float" office:value="87.203125" calcext:value-type="float">
            <text:p>87.203125</text:p>
          </table:table-cell>
          <table:table-cell table:number-columns-repeated="7"/>
          <table:table-cell office:value-type="float" office:value="559.203125" calcext:value-type="float">
            <text:p>559.203125</text:p>
          </table:table-cell>
          <table:table-cell table:number-columns-repeated="6"/>
          <table:table-cell office:value-type="float" office:value="1004.18962602327" calcext:value-type="float">
            <text:p>1004.1896260233</text:p>
          </table:table-cell>
        </table:table-row>
        <table:table-row table:style-name="ro1">
          <table:table-cell table:number-columns-repeated="5"/>
          <table:table-cell office:value-type="float" office:value="178.203125" calcext:value-type="float">
            <text:p>178.203125</text:p>
          </table:table-cell>
          <table:table-cell table:number-columns-repeated="7"/>
          <table:table-cell office:value-type="float" office:value="658.203125" calcext:value-type="float">
            <text:p>658.203125</text:p>
          </table:table-cell>
          <table:table-cell table:number-columns-repeated="6"/>
          <table:table-cell office:value-type="float" office:value="1002.11984270375" calcext:value-type="float">
            <text:p>1002.1198427038</text:p>
          </table:table-cell>
        </table:table-row>
        <table:table-row table:style-name="ro1">
          <table:table-cell table:number-columns-repeated="5"/>
          <table:table-cell office:value-type="float" office:value="273.203125" calcext:value-type="float">
            <text:p>273.203125</text:p>
          </table:table-cell>
          <table:table-cell table:number-columns-repeated="7"/>
          <table:table-cell office:value-type="float" office:value="739.203125" calcext:value-type="float">
            <text:p>739.203125</text:p>
          </table:table-cell>
          <table:table-cell table:number-columns-repeated="6"/>
          <table:table-cell office:value-type="float" office:value="1003.0310230633" calcext:value-type="float">
            <text:p>1003.0310230633</text:p>
          </table:table-cell>
        </table:table-row>
        <table:table-row table:style-name="ro1">
          <table:table-cell table:number-columns-repeated="5"/>
          <table:table-cell office:value-type="float" office:value="363.203125" calcext:value-type="float">
            <text:p>363.203125</text:p>
          </table:table-cell>
          <table:table-cell table:number-columns-repeated="7"/>
          <table:table-cell office:value-type="float" office:value="826.203125" calcext:value-type="float">
            <text:p>826.203125</text:p>
          </table:table-cell>
          <table:table-cell table:number-columns-repeated="6"/>
          <table:table-cell office:value-type="float" office:value="1009.26158719805" calcext:value-type="float">
            <text:p>1009.2615871981</text:p>
          </table:table-cell>
        </table:table-row>
        <table:table-row table:style-name="ro1">
          <table:table-cell table:number-columns-repeated="5"/>
          <table:table-cell office:value-type="float" office:value="476.203125" calcext:value-type="float">
            <text:p>476.203125</text:p>
          </table:table-cell>
          <table:table-cell table:number-columns-repeated="7"/>
          <table:table-cell office:value-type="float" office:value="967.203125" calcext:value-type="float">
            <text:p>967.203125</text:p>
          </table:table-cell>
          <table:table-cell table:number-columns-repeated="6"/>
          <table:table-cell office:value-type="float" office:value="1025.26499814318" calcext:value-type="float">
            <text:p>1025.2649981432</text:p>
          </table:table-cell>
        </table:table-row>
        <table:table-row table:style-name="ro1">
          <table:table-cell table:number-columns-repeated="5"/>
          <table:table-cell office:value-type="float" office:value="509.203125" calcext:value-type="float">
            <text:p>509.203125</text:p>
          </table:table-cell>
          <table:table-cell table:number-columns-repeated="7"/>
          <table:table-cell office:value-type="float" office:value="1027.203125" calcext:value-type="float">
            <text:p>1027.203125</text:p>
          </table:table-cell>
          <table:table-cell table:number-columns-repeated="6"/>
          <table:table-cell office:value-type="float" office:value="1045.79023454237" calcext:value-type="float">
            <text:p>1045.7902345424</text:p>
          </table:table-cell>
        </table:table-row>
        <table:table-row table:style-name="ro1">
          <table:table-cell table:number-columns-repeated="5"/>
          <table:table-cell office:value-type="float" office:value="535.203125" calcext:value-type="float">
            <text:p>535.203125</text:p>
          </table:table-cell>
          <table:table-cell table:number-columns-repeated="7"/>
          <table:table-cell office:value-type="float" office:value="1108.203125" calcext:value-type="float">
            <text:p>1108.203125</text:p>
          </table:table-cell>
          <table:table-cell table:number-columns-repeated="6"/>
          <table:table-cell office:value-type="float" office:value="1059.44539412666" calcext:value-type="float">
            <text:p>1059.4453941267</text:p>
          </table:table-cell>
        </table:table-row>
        <table:table-row table:style-name="ro1">
          <table:table-cell table:number-columns-repeated="5"/>
          <table:table-cell office:value-type="float" office:value="585.203125" calcext:value-type="float">
            <text:p>585.203125</text:p>
          </table:table-cell>
          <table:table-cell table:number-columns-repeated="7"/>
          <table:table-cell office:value-type="float" office:value="1164.203125" calcext:value-type="float">
            <text:p>1164.203125</text:p>
          </table:table-cell>
          <table:table-cell table:number-columns-repeated="6"/>
          <table:table-cell office:value-type="float" office:value="1056.23629735401" calcext:value-type="float">
            <text:p>1056.236297354</text:p>
          </table:table-cell>
        </table:table-row>
        <table:table-row table:style-name="ro1">
          <table:table-cell table:number-columns-repeated="5"/>
          <table:table-cell office:value-type="float" office:value="610.203125" calcext:value-type="float">
            <text:p>610.203125</text:p>
          </table:table-cell>
          <table:table-cell table:number-columns-repeated="7"/>
          <table:table-cell office:value-type="float" office:value="1290.203125" calcext:value-type="float">
            <text:p>1290.203125</text:p>
          </table:table-cell>
          <table:table-cell table:number-columns-repeated="6"/>
          <table:table-cell office:value-type="float" office:value="1027.62135817172" calcext:value-type="float">
            <text:p>1027.6213581717</text:p>
          </table:table-cell>
        </table:table-row>
        <table:table-row table:style-name="ro1">
          <table:table-cell table:number-columns-repeated="5"/>
          <table:table-cell office:value-type="float" office:value="632.203125" calcext:value-type="float">
            <text:p>632.203125</text:p>
          </table:table-cell>
          <table:table-cell table:number-columns-repeated="7"/>
          <table:table-cell office:value-type="float" office:value="1368.203125" calcext:value-type="float">
            <text:p>1368.203125</text:p>
          </table:table-cell>
          <table:table-cell table:number-columns-repeated="6"/>
          <table:table-cell office:value-type="float" office:value="988.246942978567" calcext:value-type="float">
            <text:p>988.2469429786</text:p>
          </table:table-cell>
        </table:table-row>
        <table:table-row table:style-name="ro1">
          <table:table-cell table:number-columns-repeated="5"/>
          <table:table-cell office:value-type="float" office:value="653.203125" calcext:value-type="float">
            <text:p>653.203125</text:p>
          </table:table-cell>
          <table:table-cell table:number-columns-repeated="7"/>
          <table:table-cell office:value-type="float" office:value="1450.203125" calcext:value-type="float">
            <text:p>1450.203125</text:p>
          </table:table-cell>
          <table:table-cell table:number-columns-repeated="6"/>
          <table:table-cell office:value-type="float" office:value="960.298046188051" calcext:value-type="float">
            <text:p>960.2980461881</text:p>
          </table:table-cell>
        </table:table-row>
        <table:table-row table:style-name="ro1">
          <table:table-cell table:number-columns-repeated="5"/>
          <table:table-cell office:value-type="float" office:value="671.203125" calcext:value-type="float">
            <text:p>671.203125</text:p>
          </table:table-cell>
          <table:table-cell table:number-columns-repeated="7"/>
          <table:table-cell office:value-type="float" office:value="1544.203125" calcext:value-type="float">
            <text:p>1544.203125</text:p>
          </table:table-cell>
          <table:table-cell table:number-columns-repeated="6"/>
          <table:table-cell office:value-type="float" office:value="956.039682674269" calcext:value-type="float">
            <text:p>956.0396826743</text:p>
          </table:table-cell>
        </table:table-row>
        <table:table-row table:style-name="ro1">
          <table:table-cell table:number-columns-repeated="5"/>
          <table:table-cell office:value-type="float" office:value="673.203125" calcext:value-type="float">
            <text:p>673.203125</text:p>
          </table:table-cell>
          <table:table-cell table:number-columns-repeated="7"/>
          <table:table-cell office:value-type="float" office:value="1607.203125" calcext:value-type="float">
            <text:p>1607.203125</text:p>
          </table:table-cell>
          <table:table-cell table:number-columns-repeated="6"/>
          <table:table-cell office:value-type="float" office:value="969.835927273196" calcext:value-type="float">
            <text:p>969.8359272732</text:p>
          </table:table-cell>
        </table:table-row>
        <table:table-row table:style-name="ro1">
          <table:table-cell table:number-columns-repeated="5"/>
          <table:table-cell office:value-type="float" office:value="673.203125" calcext:value-type="float">
            <text:p>673.203125</text:p>
          </table:table-cell>
          <table:table-cell table:number-columns-repeated="7"/>
          <table:table-cell office:value-type="float" office:value="1607.203125" calcext:value-type="float">
            <text:p>1607.203125</text:p>
          </table:table-cell>
          <table:table-cell table:number-columns-repeated="6"/>
          <table:table-cell office:value-type="float" office:value="988.378709732789" calcext:value-type="float">
            <text:p>988.3787097328</text:p>
          </table:table-cell>
        </table:table-row>
        <table:table-row table:style-name="ro1">
          <table:table-cell table:number-columns-repeated="5"/>
          <table:table-cell office:value-type="float" office:value="673.203125" calcext:value-type="float">
            <text:p>673.203125</text:p>
          </table:table-cell>
          <table:table-cell table:number-columns-repeated="7"/>
          <table:table-cell office:value-type="float" office:value="1607.203125" calcext:value-type="float">
            <text:p>1607.203125</text:p>
          </table:table-cell>
          <table:table-cell table:number-columns-repeated="6"/>
          <table:table-cell office:value-type="float" office:value="996.713164191612" calcext:value-type="float">
            <text:p>996.7131641916</text:p>
          </table:table-cell>
        </table:table-row>
        <table:table-row table:style-name="ro1">
          <table:table-cell table:number-columns-repeated="5"/>
          <table:table-cell office:value-type="float" office:value="673.203125" calcext:value-type="float">
            <text:p>673.203125</text:p>
          </table:table-cell>
          <table:table-cell table:number-columns-repeated="7"/>
          <table:table-cell office:value-type="float" office:value="1607.203125" calcext:value-type="float">
            <text:p>1607.203125</text:p>
          </table:table-cell>
          <table:table-cell table:number-columns-repeated="6"/>
          <table:table-cell office:value-type="float" office:value="992.210609951628" calcext:value-type="float">
            <text:p>992.2106099516</text:p>
          </table:table-cell>
        </table:table-row>
        <table:table-row table:style-name="ro1">
          <table:table-cell table:number-columns-repeated="5"/>
          <table:table-cell office:value-type="float" office:value="668.203125" calcext:value-type="float">
            <text:p>668.203125</text:p>
          </table:table-cell>
          <table:table-cell table:number-columns-repeated="7"/>
          <table:table-cell office:value-type="float" office:value="1607.203125" calcext:value-type="float">
            <text:p>1607.203125</text:p>
          </table:table-cell>
          <table:table-cell table:number-columns-repeated="6"/>
          <table:table-cell office:value-type="float" office:value="981.63889646909" calcext:value-type="float">
            <text:p>981.6388964691</text:p>
          </table:table-cell>
        </table:table-row>
        <table:table-row table:style-name="ro1">
          <table:table-cell table:number-columns-repeated="5"/>
          <table:table-cell office:value-type="float" office:value="635.203125" calcext:value-type="float">
            <text:p>635.203125</text:p>
          </table:table-cell>
          <table:table-cell table:number-columns-repeated="7"/>
          <table:table-cell office:value-type="float" office:value="1607.203125" calcext:value-type="float">
            <text:p>1607.203125</text:p>
          </table:table-cell>
          <table:table-cell table:number-columns-repeated="6"/>
          <table:table-cell office:value-type="float" office:value="971.944272082652" calcext:value-type="float">
            <text:p>971.9442720827</text:p>
          </table:table-cell>
        </table:table-row>
        <table:table-row table:style-name="ro1">
          <table:table-cell table:number-columns-repeated="5"/>
          <table:table-cell office:value-type="float" office:value="544.203125" calcext:value-type="float">
            <text:p>544.203125</text:p>
          </table:table-cell>
          <table:table-cell table:number-columns-repeated="7"/>
          <table:table-cell office:value-type="float" office:value="1607.203125" calcext:value-type="float">
            <text:p>1607.203125</text:p>
          </table:table-cell>
          <table:table-cell table:number-columns-repeated="6"/>
          <table:table-cell office:value-type="float" office:value="969.496092951442" calcext:value-type="float">
            <text:p>969.4960929514</text:p>
          </table:table-cell>
        </table:table-row>
        <table:table-row table:style-name="ro1">
          <table:table-cell table:number-columns-repeated="5"/>
          <table:table-cell office:value-type="float" office:value="417.203125" calcext:value-type="float">
            <text:p>417.203125</text:p>
          </table:table-cell>
          <table:table-cell table:number-columns-repeated="7"/>
          <table:table-cell office:value-type="float" office:value="1617.203125" calcext:value-type="float">
            <text:p>1617.203125</text:p>
          </table:table-cell>
          <table:table-cell table:number-columns-repeated="6"/>
          <table:table-cell office:value-type="float" office:value="972.171684987162" calcext:value-type="float">
            <text:p>972.1716849872</text:p>
          </table:table-cell>
        </table:table-row>
        <table:table-row table:style-name="ro1">
          <table:table-cell table:number-columns-repeated="5"/>
          <table:table-cell office:value-type="float" office:value="187.203125" calcext:value-type="float">
            <text:p>187.203125</text:p>
          </table:table-cell>
          <table:table-cell table:number-columns-repeated="7"/>
          <table:table-cell office:value-type="float" office:value="1438.203125" calcext:value-type="float">
            <text:p>1438.203125</text:p>
          </table:table-cell>
          <table:table-cell table:number-columns-repeated="6"/>
          <table:table-cell office:value-type="float" office:value="977.909102875934" calcext:value-type="float">
            <text:p>977.9091028759</text:p>
          </table:table-cell>
        </table:table-row>
        <table:table-row table:style-name="ro1">
          <table:table-cell table:number-columns-repeated="5"/>
          <table:table-cell office:value-type="float" office:value="96.203125" calcext:value-type="float">
            <text:p>96.203125</text:p>
          </table:table-cell>
          <table:table-cell table:number-columns-repeated="7"/>
          <table:table-cell office:value-type="float" office:value="1205.203125" calcext:value-type="float">
            <text:p>1205.203125</text:p>
          </table:table-cell>
          <table:table-cell table:number-columns-repeated="6"/>
          <table:table-cell office:value-type="float" office:value="985.698222056352" calcext:value-type="float">
            <text:p>985.6982220564</text:p>
          </table:table-cell>
        </table:table-row>
        <table:table-row table:style-name="ro1">
          <table:table-cell table:number-columns-repeated="5"/>
          <table:table-cell office:value-type="float" office:value="39.203125" calcext:value-type="float">
            <text:p>39.203125</text:p>
          </table:table-cell>
          <table:table-cell table:number-columns-repeated="7"/>
          <table:table-cell office:value-type="float" office:value="970.203125" calcext:value-type="float">
            <text:p>970.203125</text:p>
          </table:table-cell>
          <table:table-cell table:number-columns-repeated="6"/>
          <table:table-cell office:value-type="float" office:value="995.632741154932" calcext:value-type="float">
            <text:p>995.6327411549</text:p>
          </table:table-cell>
        </table:table-row>
        <table:table-row table:style-name="ro1">
          <table:table-cell table:number-columns-repeated="5"/>
          <table:table-cell office:value-type="float" office:value="7.203125" calcext:value-type="float">
            <text:p>7.203125</text:p>
          </table:table-cell>
          <table:table-cell table:number-columns-repeated="7"/>
          <table:table-cell office:value-type="float" office:value="626.203125" calcext:value-type="float">
            <text:p>626.203125</text:p>
          </table:table-cell>
          <table:table-cell table:number-columns-repeated="6"/>
          <table:table-cell office:value-type="float" office:value="1013.30150131307" calcext:value-type="float">
            <text:p>1013.3015013131</text:p>
          </table:table-cell>
        </table:table-row>
        <table:table-row table:style-name="ro1">
          <table:table-cell table:number-columns-repeated="5"/>
          <table:table-cell office:value-type="float" office:value="-14.796875" calcext:value-type="float">
            <text:p>-14.796875</text:p>
          </table:table-cell>
          <table:table-cell table:number-columns-repeated="7"/>
          <table:table-cell office:value-type="float" office:value="521.203125" calcext:value-type="float">
            <text:p>521.203125</text:p>
          </table:table-cell>
          <table:table-cell table:number-columns-repeated="6"/>
          <table:table-cell office:value-type="float" office:value="1036.6049329261" calcext:value-type="float">
            <text:p>1036.6049329261</text:p>
          </table:table-cell>
        </table:table-row>
        <table:table-row table:style-name="ro1">
          <table:table-cell table:number-columns-repeated="5"/>
          <table:table-cell office:value-type="float" office:value="-16.796875" calcext:value-type="float">
            <text:p>-16.796875</text:p>
          </table:table-cell>
          <table:table-cell table:number-columns-repeated="7"/>
          <table:table-cell office:value-type="float" office:value="467.203125" calcext:value-type="float">
            <text:p>467.203125</text:p>
          </table:table-cell>
          <table:table-cell table:number-columns-repeated="6"/>
          <table:table-cell office:value-type="float" office:value="1060.8413079529" calcext:value-type="float">
            <text:p>1060.8413079529</text:p>
          </table:table-cell>
        </table:table-row>
        <table:table-row table:style-name="ro1">
          <table:table-cell table:number-columns-repeated="5"/>
          <table:table-cell office:value-type="float" office:value="-17.796875" calcext:value-type="float">
            <text:p>-17.796875</text:p>
          </table:table-cell>
          <table:table-cell table:number-columns-repeated="7"/>
          <table:table-cell office:value-type="float" office:value="452.203125" calcext:value-type="float">
            <text:p>452.203125</text:p>
          </table:table-cell>
          <table:table-cell table:number-columns-repeated="6"/>
          <table:table-cell office:value-type="float" office:value="1081.54625890544" calcext:value-type="float">
            <text:p>1081.5462589054</text:p>
          </table:table-cell>
        </table:table-row>
        <table:table-row table:style-name="ro1">
          <table:table-cell table:number-columns-repeated="5"/>
          <table:table-cell office:value-type="float" office:value="-17.796875" calcext:value-type="float">
            <text:p>-17.796875</text:p>
          </table:table-cell>
          <table:table-cell table:number-columns-repeated="7"/>
          <table:table-cell office:value-type="float" office:value="450.203125" calcext:value-type="float">
            <text:p>450.203125</text:p>
          </table:table-cell>
          <table:table-cell table:number-columns-repeated="6"/>
          <table:table-cell office:value-type="float" office:value="1095.91029243314" calcext:value-type="float">
            <text:p>1095.9102924332</text:p>
          </table:table-cell>
        </table:table-row>
        <table:table-row table:style-name="ro1">
          <table:table-cell table:number-columns-repeated="5"/>
          <table:table-cell office:value-type="float" office:value="-17.796875" calcext:value-type="float">
            <text:p>-17.796875</text:p>
          </table:table-cell>
          <table:table-cell table:number-columns-repeated="7"/>
          <table:table-cell office:value-type="float" office:value="450.203125" calcext:value-type="float">
            <text:p>450.203125</text:p>
          </table:table-cell>
          <table:table-cell table:number-columns-repeated="6"/>
          <table:table-cell office:value-type="float" office:value="1103.74419889965" calcext:value-type="float">
            <text:p>1103.7441988997</text:p>
          </table:table-cell>
        </table:table-row>
        <table:table-row table:style-name="ro1">
          <table:table-cell table:number-columns-repeated="5"/>
          <table:table-cell office:value-type="float" office:value="-14.796875" calcext:value-type="float">
            <text:p>-14.796875</text:p>
          </table:table-cell>
          <table:table-cell table:number-columns-repeated="7"/>
          <table:table-cell office:value-type="float" office:value="450.203125" calcext:value-type="float">
            <text:p>450.203125</text:p>
          </table:table-cell>
          <table:table-cell table:number-columns-repeated="6"/>
          <table:table-cell office:value-type="float" office:value="1105.95767057621" calcext:value-type="float">
            <text:p>1105.9576705762</text:p>
          </table:table-cell>
        </table:table-row>
        <table:table-row table:style-name="ro1">
          <table:table-cell table:number-columns-repeated="5"/>
          <table:table-cell office:value-type="float" office:value="11.203125" calcext:value-type="float">
            <text:p>11.203125</text:p>
          </table:table-cell>
          <table:table-cell table:number-columns-repeated="7"/>
          <table:table-cell office:value-type="float" office:value="456.203125" calcext:value-type="float">
            <text:p>456.203125</text:p>
          </table:table-cell>
          <table:table-cell table:number-columns-repeated="6"/>
          <table:table-cell office:value-type="float" office:value="1091.35612807811" calcext:value-type="float">
            <text:p>1091.3561280781</text:p>
          </table:table-cell>
        </table:table-row>
        <table:table-row table:style-name="ro1">
          <table:table-cell table:number-columns-repeated="5"/>
          <table:table-cell office:value-type="float" office:value="72.203125" calcext:value-type="float">
            <text:p>72.203125</text:p>
          </table:table-cell>
          <table:table-cell table:number-columns-repeated="7"/>
          <table:table-cell office:value-type="float" office:value="485.203125" calcext:value-type="float">
            <text:p>485.203125</text:p>
          </table:table-cell>
          <table:table-cell table:number-columns-repeated="6"/>
          <table:table-cell office:value-type="float" office:value="1053.78644857282" calcext:value-type="float">
            <text:p>1053.7864485728</text:p>
          </table:table-cell>
        </table:table-row>
        <table:table-row table:style-name="ro1">
          <table:table-cell table:number-columns-repeated="5"/>
          <table:table-cell office:value-type="float" office:value="182.203125" calcext:value-type="float">
            <text:p>182.203125</text:p>
          </table:table-cell>
          <table:table-cell table:number-columns-repeated="7"/>
          <table:table-cell office:value-type="float" office:value="606.203125" calcext:value-type="float">
            <text:p>606.203125</text:p>
          </table:table-cell>
          <table:table-cell table:number-columns-repeated="6"/>
          <table:table-cell office:value-type="float" office:value="1006.85159607908" calcext:value-type="float">
            <text:p>1006.8515960791</text:p>
          </table:table-cell>
        </table:table-row>
        <table:table-row table:style-name="ro1">
          <table:table-cell table:number-columns-repeated="5"/>
          <table:table-cell office:value-type="float" office:value="218.203125" calcext:value-type="float">
            <text:p>218.203125</text:p>
          </table:table-cell>
          <table:table-cell table:number-columns-repeated="7"/>
          <table:table-cell office:value-type="float" office:value="766.203125" calcext:value-type="float">
            <text:p>766.203125</text:p>
          </table:table-cell>
          <table:table-cell table:number-columns-repeated="6"/>
          <table:table-cell office:value-type="float" office:value="964.874040448587" calcext:value-type="float">
            <text:p>964.8740404486</text:p>
          </table:table-cell>
        </table:table-row>
        <table:table-row table:style-name="ro1">
          <table:table-cell table:number-columns-repeated="5"/>
          <table:table-cell office:value-type="float" office:value="248.203125" calcext:value-type="float">
            <text:p>248.203125</text:p>
          </table:table-cell>
          <table:table-cell table:number-columns-repeated="7"/>
          <table:table-cell office:value-type="float" office:value="937.203125" calcext:value-type="float">
            <text:p>937.203125</text:p>
          </table:table-cell>
          <table:table-cell table:number-columns-repeated="6"/>
          <table:table-cell office:value-type="float" office:value="935.593994964836" calcext:value-type="float">
            <text:p>935.5939949648</text:p>
          </table:table-cell>
        </table:table-row>
        <table:table-row table:style-name="ro1">
          <table:table-cell table:number-columns-repeated="5"/>
          <table:table-cell office:value-type="float" office:value="264.203125" calcext:value-type="float">
            <text:p>264.203125</text:p>
          </table:table-cell>
          <table:table-cell table:number-columns-repeated="7"/>
          <table:table-cell office:value-type="float" office:value="1164.203125" calcext:value-type="float">
            <text:p>1164.203125</text:p>
          </table:table-cell>
          <table:table-cell table:number-columns-repeated="6"/>
          <table:table-cell office:value-type="float" office:value="918.526158119277" calcext:value-type="float">
            <text:p>918.5261581193</text:p>
          </table:table-cell>
        </table:table-row>
        <table:table-row table:style-name="ro1">
          <table:table-cell table:number-columns-repeated="5"/>
          <table:table-cell office:value-type="float" office:value="270.203125" calcext:value-type="float">
            <text:p>270.203125</text:p>
          </table:table-cell>
          <table:table-cell table:number-columns-repeated="7"/>
          <table:table-cell office:value-type="float" office:value="1266.203125" calcext:value-type="float">
            <text:p>1266.203125</text:p>
          </table:table-cell>
          <table:table-cell table:number-columns-repeated="6"/>
          <table:table-cell office:value-type="float" office:value="908.045317906479" calcext:value-type="float">
            <text:p>908.0453179065</text:p>
          </table:table-cell>
        </table:table-row>
        <table:table-row table:style-name="ro1">
          <table:table-cell table:number-columns-repeated="5"/>
          <table:table-cell office:value-type="float" office:value="271.203125" calcext:value-type="float">
            <text:p>271.203125</text:p>
          </table:table-cell>
          <table:table-cell table:number-columns-repeated="7"/>
          <table:table-cell office:value-type="float" office:value="1336.203125" calcext:value-type="float">
            <text:p>1336.203125</text:p>
          </table:table-cell>
          <table:table-cell table:number-columns-repeated="6"/>
          <table:table-cell office:value-type="float" office:value="901.829033066174" calcext:value-type="float">
            <text:p>901.8290330662</text:p>
          </table:table-cell>
        </table:table-row>
        <table:table-row table:style-name="ro1">
          <table:table-cell table:number-columns-repeated="5"/>
          <table:table-cell office:value-type="float" office:value="271.203125" calcext:value-type="float">
            <text:p>271.203125</text:p>
          </table:table-cell>
          <table:table-cell table:number-columns-repeated="7"/>
          <table:table-cell office:value-type="float" office:value="1373.203125" calcext:value-type="float">
            <text:p>1373.203125</text:p>
          </table:table-cell>
          <table:table-cell table:number-columns-repeated="6"/>
          <table:table-cell office:value-type="float" office:value="913.01066869111" calcext:value-type="float">
            <text:p>913.0106686911</text:p>
          </table:table-cell>
        </table:table-row>
        <table:table-row table:style-name="ro1">
          <table:table-cell table:number-columns-repeated="5"/>
          <table:table-cell office:value-type="float" office:value="269.203125" calcext:value-type="float">
            <text:p>269.203125</text:p>
          </table:table-cell>
          <table:table-cell table:number-columns-repeated="7"/>
          <table:table-cell office:value-type="float" office:value="1390.203125" calcext:value-type="float">
            <text:p>1390.203125</text:p>
          </table:table-cell>
          <table:table-cell table:number-columns-repeated="6"/>
          <table:table-cell office:value-type="float" office:value="936.584054350343" calcext:value-type="float">
            <text:p>936.5840543503</text:p>
          </table:table-cell>
        </table:table-row>
        <table:table-row table:style-name="ro1">
          <table:table-cell table:number-columns-repeated="5"/>
          <table:table-cell office:value-type="float" office:value="237.203125" calcext:value-type="float">
            <text:p>237.203125</text:p>
          </table:table-cell>
          <table:table-cell table:number-columns-repeated="7"/>
          <table:table-cell office:value-type="float" office:value="1396.203125" calcext:value-type="float">
            <text:p>1396.203125</text:p>
          </table:table-cell>
          <table:table-cell table:number-columns-repeated="6"/>
          <table:table-cell office:value-type="float" office:value="961.323092771408" calcext:value-type="float">
            <text:p>961.3230927714</text:p>
          </table:table-cell>
        </table:table-row>
        <table:table-row table:style-name="ro1">
          <table:table-cell table:number-columns-repeated="5"/>
          <table:table-cell office:value-type="float" office:value="131.203125" calcext:value-type="float">
            <text:p>131.203125</text:p>
          </table:table-cell>
          <table:table-cell table:number-columns-repeated="7"/>
          <table:table-cell office:value-type="float" office:value="1396.203125" calcext:value-type="float">
            <text:p>1396.203125</text:p>
          </table:table-cell>
          <table:table-cell table:number-columns-repeated="6"/>
          <table:table-cell office:value-type="float" office:value="974.769420150221" calcext:value-type="float">
            <text:p>974.7694201502</text:p>
          </table:table-cell>
        </table:table-row>
        <table:table-row table:style-name="ro1">
          <table:table-cell table:number-columns-repeated="5"/>
          <table:table-cell office:value-type="float" office:value="113.203125" calcext:value-type="float">
            <text:p>113.203125</text:p>
          </table:table-cell>
          <table:table-cell table:number-columns-repeated="7"/>
          <table:table-cell office:value-type="float" office:value="1396.203125" calcext:value-type="float">
            <text:p>1396.203125</text:p>
          </table:table-cell>
          <table:table-cell table:number-columns-repeated="6"/>
          <table:table-cell office:value-type="float" office:value="968.319225322472" calcext:value-type="float">
            <text:p>968.3192253225</text:p>
          </table:table-cell>
        </table:table-row>
        <table:table-row table:style-name="ro1">
          <table:table-cell table:number-columns-repeated="5"/>
          <table:table-cell office:value-type="float" office:value="108.203125" calcext:value-type="float">
            <text:p>108.203125</text:p>
          </table:table-cell>
          <table:table-cell table:number-columns-repeated="7"/>
          <table:table-cell office:value-type="float" office:value="1396.203125" calcext:value-type="float">
            <text:p>1396.203125</text:p>
          </table:table-cell>
          <table:table-cell table:number-columns-repeated="6"/>
          <table:table-cell office:value-type="float" office:value="953.99896014739" calcext:value-type="float">
            <text:p>953.9989601474</text:p>
          </table:table-cell>
        </table:table-row>
        <table:table-row table:style-name="ro1">
          <table:table-cell table:number-columns-repeated="5"/>
          <table:table-cell office:value-type="float" office:value="107.203125" calcext:value-type="float">
            <text:p>107.203125</text:p>
          </table:table-cell>
          <table:table-cell table:number-columns-repeated="7"/>
          <table:table-cell office:value-type="float" office:value="1395.203125" calcext:value-type="float">
            <text:p>1395.203125</text:p>
          </table:table-cell>
          <table:table-cell table:number-columns-repeated="6"/>
          <table:table-cell office:value-type="float" office:value="946.999097395392" calcext:value-type="float">
            <text:p>946.9990973954</text:p>
          </table:table-cell>
        </table:table-row>
        <table:table-row table:style-name="ro1">
          <table:table-cell table:number-columns-repeated="5"/>
          <table:table-cell office:value-type="float" office:value="107.203125" calcext:value-type="float">
            <text:p>107.203125</text:p>
          </table:table-cell>
          <table:table-cell table:number-columns-repeated="7"/>
          <table:table-cell office:value-type="float" office:value="1395.203125" calcext:value-type="float">
            <text:p>1395.203125</text:p>
          </table:table-cell>
          <table:table-cell table:number-columns-repeated="6"/>
          <table:table-cell office:value-type="float" office:value="955.05756371104" calcext:value-type="float">
            <text:p>955.057563711</text:p>
          </table:table-cell>
        </table:table-row>
        <table:table-row table:style-name="ro1">
          <table:table-cell table:number-columns-repeated="5"/>
          <table:table-cell office:value-type="float" office:value="107.203125" calcext:value-type="float">
            <text:p>107.203125</text:p>
          </table:table-cell>
          <table:table-cell table:number-columns-repeated="7"/>
          <table:table-cell office:value-type="float" office:value="1220.203125" calcext:value-type="float">
            <text:p>1220.203125</text:p>
          </table:table-cell>
          <table:table-cell table:number-columns-repeated="6"/>
          <table:table-cell office:value-type="float" office:value="972.74976434629" calcext:value-type="float">
            <text:p>972.7497643463</text:p>
          </table:table-cell>
        </table:table-row>
        <table:table-row table:style-name="ro1">
          <table:table-cell table:number-columns-repeated="5"/>
          <table:table-cell office:value-type="float" office:value="115.203125" calcext:value-type="float">
            <text:p>115.203125</text:p>
          </table:table-cell>
          <table:table-cell table:number-columns-repeated="7"/>
          <table:table-cell office:value-type="float" office:value="1220.203125" calcext:value-type="float">
            <text:p>1220.203125</text:p>
          </table:table-cell>
          <table:table-cell table:number-columns-repeated="6"/>
          <table:table-cell office:value-type="float" office:value="985.114293755422" calcext:value-type="float">
            <text:p>985.1142937554</text:p>
          </table:table-cell>
        </table:table-row>
        <table:table-row table:style-name="ro1">
          <table:table-cell table:number-columns-repeated="5"/>
          <table:table-cell office:value-type="float" office:value="208.203125" calcext:value-type="float">
            <text:p>208.203125</text:p>
          </table:table-cell>
          <table:table-cell table:number-columns-repeated="7"/>
          <table:table-cell office:value-type="float" office:value="1220.203125" calcext:value-type="float">
            <text:p>1220.203125</text:p>
          </table:table-cell>
          <table:table-cell table:number-columns-repeated="6"/>
          <table:table-cell office:value-type="float" office:value="979.604931876887" calcext:value-type="float">
            <text:p>979.6049318769</text:p>
          </table:table-cell>
        </table:table-row>
        <table:table-row table:style-name="ro1">
          <table:table-cell table:number-columns-repeated="5"/>
          <table:table-cell office:value-type="float" office:value="249.203125" calcext:value-type="float">
            <text:p>249.203125</text:p>
          </table:table-cell>
          <table:table-cell table:number-columns-repeated="7"/>
          <table:table-cell office:value-type="float" office:value="1220.203125" calcext:value-type="float">
            <text:p>1220.203125</text:p>
          </table:table-cell>
          <table:table-cell table:number-columns-repeated="6"/>
          <table:table-cell office:value-type="float" office:value="963.224833110517" calcext:value-type="float">
            <text:p>963.2248331105</text:p>
          </table:table-cell>
        </table:table-row>
        <table:table-row table:style-name="ro1">
          <table:table-cell table:number-columns-repeated="5"/>
          <table:table-cell office:value-type="float" office:value="269.203125" calcext:value-type="float">
            <text:p>269.203125</text:p>
          </table:table-cell>
          <table:table-cell table:number-columns-repeated="7"/>
          <table:table-cell office:value-type="float" office:value="1220.203125" calcext:value-type="float">
            <text:p>1220.203125</text:p>
          </table:table-cell>
          <table:table-cell table:number-columns-repeated="6"/>
          <table:table-cell office:value-type="float" office:value="945.338168435424" calcext:value-type="float">
            <text:p>945.3381684354</text:p>
          </table:table-cell>
        </table:table-row>
        <table:table-row table:style-name="ro1">
          <table:table-cell table:number-columns-repeated="5"/>
          <table:table-cell office:value-type="float" office:value="277.203125" calcext:value-type="float">
            <text:p>277.203125</text:p>
          </table:table-cell>
          <table:table-cell table:number-columns-repeated="7"/>
          <table:table-cell office:value-type="float" office:value="1220.203125" calcext:value-type="float">
            <text:p>1220.203125</text:p>
          </table:table-cell>
          <table:table-cell table:number-columns-repeated="6"/>
          <table:table-cell office:value-type="float" office:value="933.741330335943" calcext:value-type="float">
            <text:p>933.7413303359</text:p>
          </table:table-cell>
        </table:table-row>
        <table:table-row table:style-name="ro1">
          <table:table-cell table:number-columns-repeated="5"/>
          <table:table-cell office:value-type="float" office:value="278.203125" calcext:value-type="float">
            <text:p>278.203125</text:p>
          </table:table-cell>
          <table:table-cell table:number-columns-repeated="7"/>
          <table:table-cell office:value-type="float" office:value="1220.203125" calcext:value-type="float">
            <text:p>1220.203125</text:p>
          </table:table-cell>
          <table:table-cell table:number-columns-repeated="6"/>
          <table:table-cell office:value-type="float" office:value="933.486496841028" calcext:value-type="float">
            <text:p>933.486496841</text:p>
          </table:table-cell>
        </table:table-row>
        <table:table-row table:style-name="ro1">
          <table:table-cell table:number-columns-repeated="5"/>
          <table:table-cell office:value-type="float" office:value="279.203125" calcext:value-type="float">
            <text:p>279.203125</text:p>
          </table:table-cell>
          <table:table-cell table:number-columns-repeated="7"/>
          <table:table-cell office:value-type="float" office:value="1220.203125" calcext:value-type="float">
            <text:p>1220.203125</text:p>
          </table:table-cell>
          <table:table-cell table:number-columns-repeated="6"/>
          <table:table-cell office:value-type="float" office:value="941.644564257653" calcext:value-type="float">
            <text:p>941.6445642577</text:p>
          </table:table-cell>
        </table:table-row>
        <table:table-row table:style-name="ro1">
          <table:table-cell table:number-columns-repeated="5"/>
          <table:table-cell office:value-type="float" office:value="279.203125" calcext:value-type="float">
            <text:p>279.203125</text:p>
          </table:table-cell>
          <table:table-cell table:number-columns-repeated="7"/>
          <table:table-cell office:value-type="float" office:value="1220.203125" calcext:value-type="float">
            <text:p>1220.203125</text:p>
          </table:table-cell>
          <table:table-cell table:number-columns-repeated="6"/>
          <table:table-cell office:value-type="float" office:value="953.592543088639" calcext:value-type="float">
            <text:p>953.5925430886</text:p>
          </table:table-cell>
        </table:table-row>
        <table:table-row table:style-name="ro1">
          <table:table-cell table:number-columns-repeated="5"/>
          <table:table-cell office:value-type="float" office:value="274.203125" calcext:value-type="float">
            <text:p>274.203125</text:p>
          </table:table-cell>
          <table:table-cell table:number-columns-repeated="7"/>
          <table:table-cell office:value-type="float" office:value="1220.203125" calcext:value-type="float">
            <text:p>1220.203125</text:p>
          </table:table-cell>
          <table:table-cell table:number-columns-repeated="6"/>
          <table:table-cell office:value-type="float" office:value="963.732701906811" calcext:value-type="float">
            <text:p>963.7327019068</text:p>
          </table:table-cell>
        </table:table-row>
        <table:table-row table:style-name="ro1">
          <table:table-cell table:number-columns-repeated="5"/>
          <table:table-cell office:value-type="float" office:value="260.203125" calcext:value-type="float">
            <text:p>260.203125</text:p>
          </table:table-cell>
          <table:table-cell table:number-columns-repeated="7"/>
          <table:table-cell office:value-type="float" office:value="1318.203125" calcext:value-type="float">
            <text:p>1318.203125</text:p>
          </table:table-cell>
          <table:table-cell table:number-columns-repeated="6"/>
          <table:table-cell office:value-type="float" office:value="969.725618657628" calcext:value-type="float">
            <text:p>969.7256186576</text:p>
          </table:table-cell>
        </table:table-row>
        <table:table-row table:style-name="ro1">
          <table:table-cell table:number-columns-repeated="5"/>
          <table:table-cell office:value-type="float" office:value="229.203125" calcext:value-type="float">
            <text:p>229.203125</text:p>
          </table:table-cell>
          <table:table-cell table:number-columns-repeated="7"/>
          <table:table-cell office:value-type="float" office:value="1489.203125" calcext:value-type="float">
            <text:p>1489.203125</text:p>
          </table:table-cell>
          <table:table-cell table:number-columns-repeated="6"/>
          <table:table-cell office:value-type="float" office:value="974.332548505247" calcext:value-type="float">
            <text:p>974.3325485052</text:p>
          </table:table-cell>
        </table:table-row>
        <table:table-row table:style-name="ro1">
          <table:table-cell table:number-columns-repeated="5"/>
          <table:table-cell office:value-type="float" office:value="202.203125" calcext:value-type="float">
            <text:p>202.203125</text:p>
          </table:table-cell>
          <table:table-cell table:number-columns-repeated="7"/>
          <table:table-cell office:value-type="float" office:value="1489.203125" calcext:value-type="float">
            <text:p>1489.203125</text:p>
          </table:table-cell>
          <table:table-cell table:number-columns-repeated="6"/>
          <table:table-cell office:value-type="float" office:value="979.387274894763" calcext:value-type="float">
            <text:p>979.3872748948</text:p>
          </table:table-cell>
        </table:table-row>
        <table:table-row table:style-name="ro1">
          <table:table-cell table:number-columns-repeated="5"/>
          <table:table-cell office:value-type="float" office:value="201.203125" calcext:value-type="float">
            <text:p>201.203125</text:p>
          </table:table-cell>
          <table:table-cell table:number-columns-repeated="7"/>
          <table:table-cell office:value-type="float" office:value="1489.203125" calcext:value-type="float">
            <text:p>1489.203125</text:p>
          </table:table-cell>
          <table:table-cell table:number-columns-repeated="6"/>
          <table:table-cell office:value-type="float" office:value="986.844066013185" calcext:value-type="float">
            <text:p>986.8440660132</text:p>
          </table:table-cell>
        </table:table-row>
        <table:table-row table:style-name="ro1">
          <table:table-cell table:number-columns-repeated="5"/>
          <table:table-cell office:value-type="float" office:value="201.203125" calcext:value-type="float">
            <text:p>201.203125</text:p>
          </table:table-cell>
          <table:table-cell table:number-columns-repeated="7"/>
          <table:table-cell office:value-type="float" office:value="1489.203125" calcext:value-type="float">
            <text:p>1489.203125</text:p>
          </table:table-cell>
          <table:table-cell table:number-columns-repeated="6"/>
          <table:table-cell office:value-type="float" office:value="999.793497389948" calcext:value-type="float">
            <text:p>999.7934973899</text:p>
          </table:table-cell>
        </table:table-row>
        <table:table-row table:style-name="ro1">
          <table:table-cell table:number-columns-repeated="5"/>
          <table:table-cell office:value-type="float" office:value="201.203125" calcext:value-type="float">
            <text:p>201.203125</text:p>
          </table:table-cell>
          <table:table-cell table:number-columns-repeated="7"/>
          <table:table-cell office:value-type="float" office:value="1489.203125" calcext:value-type="float">
            <text:p>1489.203125</text:p>
          </table:table-cell>
          <table:table-cell table:number-columns-repeated="6"/>
          <table:table-cell office:value-type="float" office:value="1019.25781559697" calcext:value-type="float">
            <text:p>1019.257815597</text:p>
          </table:table-cell>
        </table:table-row>
        <table:table-row table:style-name="ro1">
          <table:table-cell table:number-columns-repeated="5"/>
          <table:table-cell office:value-type="float" office:value="201.203125" calcext:value-type="float">
            <text:p>201.203125</text:p>
          </table:table-cell>
          <table:table-cell table:number-columns-repeated="7"/>
          <table:table-cell office:value-type="float" office:value="1489.203125" calcext:value-type="float">
            <text:p>1489.203125</text:p>
          </table:table-cell>
          <table:table-cell table:number-columns-repeated="6"/>
          <table:table-cell office:value-type="float" office:value="1042.26891235498" calcext:value-type="float">
            <text:p>1042.268912355</text:p>
          </table:table-cell>
        </table:table-row>
        <table:table-row table:style-name="ro1">
          <table:table-cell table:number-columns-repeated="5"/>
          <table:table-cell office:value-type="float" office:value="239.203125" calcext:value-type="float">
            <text:p>239.203125</text:p>
          </table:table-cell>
          <table:table-cell table:number-columns-repeated="7"/>
          <table:table-cell office:value-type="float" office:value="1489.203125" calcext:value-type="float">
            <text:p>1489.203125</text:p>
          </table:table-cell>
          <table:table-cell table:number-columns-repeated="6"/>
          <table:table-cell office:value-type="float" office:value="1065.11715756816" calcext:value-type="float">
            <text:p>1065.1171575682</text:p>
          </table:table-cell>
        </table:table-row>
        <table:table-row table:style-name="ro1">
          <table:table-cell table:number-columns-repeated="5"/>
          <table:table-cell office:value-type="float" office:value="292.203125" calcext:value-type="float">
            <text:p>292.203125</text:p>
          </table:table-cell>
          <table:table-cell table:number-columns-repeated="7"/>
          <table:table-cell office:value-type="float" office:value="1489.203125" calcext:value-type="float">
            <text:p>1489.203125</text:p>
          </table:table-cell>
          <table:table-cell table:number-columns-repeated="6"/>
          <table:table-cell office:value-type="float" office:value="1073.33935764577" calcext:value-type="float">
            <text:p>1073.3393576458</text:p>
          </table:table-cell>
        </table:table-row>
        <table:table-row table:style-name="ro1">
          <table:table-cell table:number-columns-repeated="5"/>
          <table:table-cell office:value-type="float" office:value="328.203125" calcext:value-type="float">
            <text:p>328.203125</text:p>
          </table:table-cell>
          <table:table-cell table:number-columns-repeated="7"/>
          <table:table-cell office:value-type="float" office:value="1653.203125" calcext:value-type="float">
            <text:p>1653.203125</text:p>
          </table:table-cell>
          <table:table-cell table:number-columns-repeated="6"/>
          <table:table-cell office:value-type="float" office:value="1070.80193090616" calcext:value-type="float">
            <text:p>1070.8019309062</text:p>
          </table:table-cell>
        </table:table-row>
        <table:table-row table:style-name="ro1">
          <table:table-cell table:number-columns-repeated="5"/>
          <table:table-cell office:value-type="float" office:value="349.203125" calcext:value-type="float">
            <text:p>349.203125</text:p>
          </table:table-cell>
          <table:table-cell table:number-columns-repeated="7"/>
          <table:table-cell office:value-type="float" office:value="1289.203125" calcext:value-type="float">
            <text:p>1289.203125</text:p>
          </table:table-cell>
          <table:table-cell table:number-columns-repeated="6"/>
          <table:table-cell office:value-type="float" office:value="1074.47759028639" calcext:value-type="float">
            <text:p>1074.4775902864</text:p>
          </table:table-cell>
        </table:table-row>
        <table:table-row table:style-name="ro1">
          <table:table-cell table:number-columns-repeated="5"/>
          <table:table-cell office:value-type="float" office:value="371.203125" calcext:value-type="float">
            <text:p>371.203125</text:p>
          </table:table-cell>
          <table:table-cell table:number-columns-repeated="7"/>
          <table:table-cell office:value-type="float" office:value="1052.203125" calcext:value-type="float">
            <text:p>1052.203125</text:p>
          </table:table-cell>
          <table:table-cell table:number-columns-repeated="6"/>
          <table:table-cell office:value-type="float" office:value="1097.44729913883" calcext:value-type="float">
            <text:p>1097.4472991388</text:p>
          </table:table-cell>
        </table:table-row>
        <table:table-row table:style-name="ro1">
          <table:table-cell table:number-columns-repeated="5"/>
          <table:table-cell office:value-type="float" office:value="375.203125" calcext:value-type="float">
            <text:p>375.203125</text:p>
          </table:table-cell>
          <table:table-cell table:number-columns-repeated="7"/>
          <table:table-cell office:value-type="float" office:value="911.203125" calcext:value-type="float">
            <text:p>911.203125</text:p>
          </table:table-cell>
          <table:table-cell table:number-columns-repeated="6"/>
          <table:table-cell office:value-type="float" office:value="1141.55082233235" calcext:value-type="float">
            <text:p>1141.5508223324</text:p>
          </table:table-cell>
        </table:table-row>
        <table:table-row table:style-name="ro1">
          <table:table-cell table:number-columns-repeated="5"/>
          <table:table-cell office:value-type="float" office:value="378.203125" calcext:value-type="float">
            <text:p>378.203125</text:p>
          </table:table-cell>
          <table:table-cell table:number-columns-repeated="7"/>
          <table:table-cell office:value-type="float" office:value="871.203125" calcext:value-type="float">
            <text:p>871.203125</text:p>
          </table:table-cell>
          <table:table-cell table:number-columns-repeated="6"/>
          <table:table-cell office:value-type="float" office:value="1190.68021579127" calcext:value-type="float">
            <text:p>1190.6802157913</text:p>
          </table:table-cell>
        </table:table-row>
        <table:table-row table:style-name="ro1">
          <table:table-cell table:number-columns-repeated="5"/>
          <table:table-cell office:value-type="float" office:value="381.203125" calcext:value-type="float">
            <text:p>381.203125</text:p>
          </table:table-cell>
          <table:table-cell table:number-columns-repeated="7"/>
          <table:table-cell office:value-type="float" office:value="866.203125" calcext:value-type="float">
            <text:p>866.203125</text:p>
          </table:table-cell>
          <table:table-cell table:number-columns-repeated="6"/>
          <table:table-cell office:value-type="float" office:value="1223.02583244657" calcext:value-type="float">
            <text:p>1223.0258324466</text:p>
          </table:table-cell>
        </table:table-row>
        <table:table-row table:style-name="ro1">
          <table:table-cell table:number-columns-repeated="5"/>
          <table:table-cell office:value-type="float" office:value="381.203125" calcext:value-type="float">
            <text:p>381.203125</text:p>
          </table:table-cell>
          <table:table-cell table:number-columns-repeated="7"/>
          <table:table-cell office:value-type="float" office:value="866.203125" calcext:value-type="float">
            <text:p>866.203125</text:p>
          </table:table-cell>
          <table:table-cell table:number-columns-repeated="6"/>
          <table:table-cell office:value-type="float" office:value="1232.10159813605" calcext:value-type="float">
            <text:p>1232.1015981361</text:p>
          </table:table-cell>
        </table:table-row>
        <table:table-row table:style-name="ro1">
          <table:table-cell table:number-columns-repeated="5"/>
          <table:table-cell office:value-type="float" office:value="381.203125" calcext:value-type="float">
            <text:p>381.203125</text:p>
          </table:table-cell>
          <table:table-cell table:number-columns-repeated="7"/>
          <table:table-cell office:value-type="float" office:value="870.203125" calcext:value-type="float">
            <text:p>870.203125</text:p>
          </table:table-cell>
          <table:table-cell table:number-columns-repeated="6"/>
          <table:table-cell office:value-type="float" office:value="1233.18502315772" calcext:value-type="float">
            <text:p>1233.1850231577</text:p>
          </table:table-cell>
        </table:table-row>
        <table:table-row table:style-name="ro1">
          <table:table-cell table:number-columns-repeated="5"/>
          <table:table-cell office:value-type="float" office:value="381.203125" calcext:value-type="float">
            <text:p>381.203125</text:p>
          </table:table-cell>
          <table:table-cell table:number-columns-repeated="7"/>
          <table:table-cell office:value-type="float" office:value="929.203125" calcext:value-type="float">
            <text:p>929.203125</text:p>
          </table:table-cell>
          <table:table-cell table:number-columns-repeated="6"/>
          <table:table-cell office:value-type="float" office:value="1230.93068612073" calcext:value-type="float">
            <text:p>1230.9306861207</text:p>
          </table:table-cell>
        </table:table-row>
        <table:table-row table:style-name="ro1">
          <table:table-cell table:number-columns-repeated="5"/>
          <table:table-cell office:value-type="float" office:value="379.203125" calcext:value-type="float">
            <text:p>379.203125</text:p>
          </table:table-cell>
          <table:table-cell table:number-columns-repeated="7"/>
          <table:table-cell office:value-type="float" office:value="1096.203125" calcext:value-type="float">
            <text:p>1096.203125</text:p>
          </table:table-cell>
          <table:table-cell table:number-columns-repeated="6"/>
          <table:table-cell office:value-type="float" office:value="1229.57863940949" calcext:value-type="float">
            <text:p>1229.5786394095</text:p>
          </table:table-cell>
        </table:table-row>
        <table:table-row table:style-name="ro1">
          <table:table-cell table:number-columns-repeated="5"/>
          <table:table-cell office:value-type="float" office:value="373.203125" calcext:value-type="float">
            <text:p>373.203125</text:p>
          </table:table-cell>
          <table:table-cell table:number-columns-repeated="7"/>
          <table:table-cell office:value-type="float" office:value="1273.203125" calcext:value-type="float">
            <text:p>1273.203125</text:p>
          </table:table-cell>
          <table:table-cell table:number-columns-repeated="6"/>
          <table:table-cell office:value-type="float" office:value="1218.49060697733" calcext:value-type="float">
            <text:p>1218.4906069773</text:p>
          </table:table-cell>
        </table:table-row>
        <table:table-row table:style-name="ro1">
          <table:table-cell table:number-columns-repeated="5"/>
          <table:table-cell office:value-type="float" office:value="366.203125" calcext:value-type="float">
            <text:p>366.203125</text:p>
          </table:table-cell>
          <table:table-cell table:number-columns-repeated="7"/>
          <table:table-cell office:value-type="float" office:value="1358.203125" calcext:value-type="float">
            <text:p>1358.203125</text:p>
          </table:table-cell>
          <table:table-cell table:number-columns-repeated="6"/>
          <table:table-cell office:value-type="float" office:value="1188.46840304016" calcext:value-type="float">
            <text:p>1188.4684030402</text:p>
          </table:table-cell>
        </table:table-row>
        <table:table-row table:style-name="ro1">
          <table:table-cell table:number-columns-repeated="5"/>
          <table:table-cell office:value-type="float" office:value="366.203125" calcext:value-type="float">
            <text:p>366.203125</text:p>
          </table:table-cell>
          <table:table-cell table:number-columns-repeated="7"/>
          <table:table-cell office:value-type="float" office:value="1425.203125" calcext:value-type="float">
            <text:p>1425.203125</text:p>
          </table:table-cell>
          <table:table-cell table:number-columns-repeated="6"/>
          <table:table-cell office:value-type="float" office:value="1147.4784964527" calcext:value-type="float">
            <text:p>1147.4784964527</text:p>
          </table:table-cell>
        </table:table-row>
        <table:table-row table:style-name="ro1">
          <table:table-cell table:number-columns-repeated="5"/>
          <table:table-cell office:value-type="float" office:value="366.203125" calcext:value-type="float">
            <text:p>366.203125</text:p>
          </table:table-cell>
          <table:table-cell table:number-columns-repeated="7"/>
          <table:table-cell office:value-type="float" office:value="1427.203125" calcext:value-type="float">
            <text:p>1427.203125</text:p>
          </table:table-cell>
          <table:table-cell table:number-columns-repeated="6"/>
          <table:table-cell office:value-type="float" office:value="1103.9725089473" calcext:value-type="float">
            <text:p>1103.9725089473</text:p>
          </table:table-cell>
        </table:table-row>
        <table:table-row table:style-name="ro1">
          <table:table-cell table:number-columns-repeated="5"/>
          <table:table-cell office:value-type="float" office:value="366.203125" calcext:value-type="float">
            <text:p>366.203125</text:p>
          </table:table-cell>
          <table:table-cell table:number-columns-repeated="7"/>
          <table:table-cell office:value-type="float" office:value="1427.203125" calcext:value-type="float">
            <text:p>1427.203125</text:p>
          </table:table-cell>
          <table:table-cell table:number-columns-repeated="6"/>
          <table:table-cell office:value-type="float" office:value="1061.63312198971" calcext:value-type="float">
            <text:p>1061.6331219897</text:p>
          </table:table-cell>
        </table:table-row>
        <table:table-row table:style-name="ro1">
          <table:table-cell table:number-columns-repeated="5"/>
          <table:table-cell office:value-type="float" office:value="381.203125" calcext:value-type="float">
            <text:p>381.203125</text:p>
          </table:table-cell>
          <table:table-cell table:number-columns-repeated="7"/>
          <table:table-cell office:value-type="float" office:value="1427.203125" calcext:value-type="float">
            <text:p>1427.203125</text:p>
          </table:table-cell>
          <table:table-cell table:number-columns-repeated="6"/>
          <table:table-cell office:value-type="float" office:value="1021.18805481947" calcext:value-type="float">
            <text:p>1021.1880548195</text:p>
          </table:table-cell>
        </table:table-row>
        <table:table-row table:style-name="ro1">
          <table:table-cell table:number-columns-repeated="5"/>
          <table:table-cell office:value-type="float" office:value="421.203125" calcext:value-type="float">
            <text:p>421.203125</text:p>
          </table:table-cell>
          <table:table-cell table:number-columns-repeated="7"/>
          <table:table-cell office:value-type="float" office:value="1427.203125" calcext:value-type="float">
            <text:p>1427.203125</text:p>
          </table:table-cell>
          <table:table-cell table:number-columns-repeated="6"/>
          <table:table-cell office:value-type="float" office:value="981.78214240816" calcext:value-type="float">
            <text:p>981.7821424082</text:p>
          </table:table-cell>
        </table:table-row>
        <table:table-row table:style-name="ro1">
          <table:table-cell table:number-columns-repeated="5"/>
          <table:table-cell office:value-type="float" office:value="468.203125" calcext:value-type="float">
            <text:p>468.203125</text:p>
          </table:table-cell>
          <table:table-cell table:number-columns-repeated="7"/>
          <table:table-cell office:value-type="float" office:value="1398.203125" calcext:value-type="float">
            <text:p>1398.203125</text:p>
          </table:table-cell>
          <table:table-cell table:number-columns-repeated="6"/>
          <table:table-cell office:value-type="float" office:value="943.221174283475" calcext:value-type="float">
            <text:p>943.2211742835</text:p>
          </table:table-cell>
        </table:table-row>
        <table:table-row table:style-name="ro1">
          <table:table-cell table:number-columns-repeated="5"/>
          <table:table-cell office:value-type="float" office:value="492.203125" calcext:value-type="float">
            <text:p>492.203125</text:p>
          </table:table-cell>
          <table:table-cell table:number-columns-repeated="7"/>
          <table:table-cell office:value-type="float" office:value="1364.203125" calcext:value-type="float">
            <text:p>1364.203125</text:p>
          </table:table-cell>
          <table:table-cell table:number-columns-repeated="6"/>
          <table:table-cell office:value-type="float" office:value="909.093314306016" calcext:value-type="float">
            <text:p>909.093314306</text:p>
          </table:table-cell>
        </table:table-row>
        <table:table-row table:style-name="ro1">
          <table:table-cell table:number-columns-repeated="5"/>
          <table:table-cell office:value-type="float" office:value="499.203125" calcext:value-type="float">
            <text:p>499.203125</text:p>
          </table:table-cell>
          <table:table-cell table:number-columns-repeated="7"/>
          <table:table-cell office:value-type="float" office:value="1352.203125" calcext:value-type="float">
            <text:p>1352.203125</text:p>
          </table:table-cell>
          <table:table-cell table:number-columns-repeated="6"/>
          <table:table-cell office:value-type="float" office:value="881.307947704098" calcext:value-type="float">
            <text:p>881.3079477041</text:p>
          </table:table-cell>
        </table:table-row>
        <table:table-row table:style-name="ro1">
          <table:table-cell table:number-columns-repeated="5"/>
          <table:table-cell office:value-type="float" office:value="499.203125" calcext:value-type="float">
            <text:p>499.203125</text:p>
          </table:table-cell>
          <table:table-cell table:number-columns-repeated="7"/>
          <table:table-cell office:value-type="float" office:value="1351.203125" calcext:value-type="float">
            <text:p>1351.203125</text:p>
          </table:table-cell>
          <table:table-cell table:number-columns-repeated="6"/>
          <table:table-cell office:value-type="float" office:value="860.723425233051" calcext:value-type="float">
            <text:p>860.7234252331</text:p>
          </table:table-cell>
        </table:table-row>
        <table:table-row table:style-name="ro1">
          <table:table-cell table:number-columns-repeated="5"/>
          <table:table-cell office:value-type="float" office:value="499.203125" calcext:value-type="float">
            <text:p>499.203125</text:p>
          </table:table-cell>
          <table:table-cell table:number-columns-repeated="7"/>
          <table:table-cell office:value-type="float" office:value="1351.203125" calcext:value-type="float">
            <text:p>1351.203125</text:p>
          </table:table-cell>
          <table:table-cell table:number-columns-repeated="6"/>
          <table:table-cell office:value-type="float" office:value="844.550735011304" calcext:value-type="float">
            <text:p>844.5507350113</text:p>
          </table:table-cell>
        </table:table-row>
        <table:table-row table:style-name="ro1">
          <table:table-cell table:number-columns-repeated="5"/>
          <table:table-cell office:value-type="float" office:value="497.203125" calcext:value-type="float">
            <text:p>497.203125</text:p>
          </table:table-cell>
          <table:table-cell table:number-columns-repeated="7"/>
          <table:table-cell office:value-type="float" office:value="1356.203125" calcext:value-type="float">
            <text:p>1356.203125</text:p>
          </table:table-cell>
          <table:table-cell table:number-columns-repeated="6"/>
          <table:table-cell office:value-type="float" office:value="826.888353367971" calcext:value-type="float">
            <text:p>826.888353368</text:p>
          </table:table-cell>
        </table:table-row>
        <table:table-row table:style-name="ro1">
          <table:table-cell table:number-columns-repeated="5"/>
          <table:table-cell office:value-type="float" office:value="467.203125" calcext:value-type="float">
            <text:p>467.203125</text:p>
          </table:table-cell>
          <table:table-cell table:number-columns-repeated="7"/>
          <table:table-cell office:value-type="float" office:value="1516.203125" calcext:value-type="float">
            <text:p>1516.203125</text:p>
          </table:table-cell>
          <table:table-cell table:number-columns-repeated="6"/>
          <table:table-cell office:value-type="float" office:value="810.276875033359" calcext:value-type="float">
            <text:p>810.2768750334</text:p>
          </table:table-cell>
        </table:table-row>
        <table:table-row table:style-name="ro1">
          <table:table-cell table:number-columns-repeated="5"/>
          <table:table-cell office:value-type="float" office:value="280.203125" calcext:value-type="float">
            <text:p>280.203125</text:p>
          </table:table-cell>
          <table:table-cell table:number-columns-repeated="7"/>
          <table:table-cell office:value-type="float" office:value="1581.203125" calcext:value-type="float">
            <text:p>1581.203125</text:p>
          </table:table-cell>
          <table:table-cell table:number-columns-repeated="6"/>
          <table:table-cell office:value-type="float" office:value="798.438865061524" calcext:value-type="float">
            <text:p>798.4388650615</text:p>
          </table:table-cell>
        </table:table-row>
        <table:table-row table:style-name="ro1">
          <table:table-cell table:number-columns-repeated="5"/>
          <table:table-cell office:value-type="float" office:value="213.203125" calcext:value-type="float">
            <text:p>213.203125</text:p>
          </table:table-cell>
          <table:table-cell table:number-columns-repeated="7"/>
          <table:table-cell office:value-type="float" office:value="1598.203125" calcext:value-type="float">
            <text:p>1598.203125</text:p>
          </table:table-cell>
          <table:table-cell table:number-columns-repeated="6"/>
          <table:table-cell office:value-type="float" office:value="791.046630038096" calcext:value-type="float">
            <text:p>791.0466300381</text:p>
          </table:table-cell>
        </table:table-row>
        <table:table-row table:style-name="ro1">
          <table:table-cell table:number-columns-repeated="5"/>
          <table:table-cell office:value-type="float" office:value="188.203125" calcext:value-type="float">
            <text:p>188.203125</text:p>
          </table:table-cell>
          <table:table-cell table:number-columns-repeated="7"/>
          <table:table-cell office:value-type="float" office:value="1599.203125" calcext:value-type="float">
            <text:p>1599.203125</text:p>
          </table:table-cell>
          <table:table-cell table:number-columns-repeated="6"/>
          <table:table-cell office:value-type="float" office:value="788.325086131986" calcext:value-type="float">
            <text:p>788.325086132</text:p>
          </table:table-cell>
        </table:table-row>
        <table:table-row table:style-name="ro1">
          <table:table-cell table:number-columns-repeated="5"/>
          <table:table-cell office:value-type="float" office:value="185.203125" calcext:value-type="float">
            <text:p>185.203125</text:p>
          </table:table-cell>
          <table:table-cell table:number-columns-repeated="7"/>
          <table:table-cell office:value-type="float" office:value="1599.203125" calcext:value-type="float">
            <text:p>1599.203125</text:p>
          </table:table-cell>
          <table:table-cell table:number-columns-repeated="6"/>
          <table:table-cell office:value-type="float" office:value="795.175161106462" calcext:value-type="float">
            <text:p>795.1751611065</text:p>
          </table:table-cell>
        </table:table-row>
        <table:table-row table:style-name="ro1">
          <table:table-cell table:number-columns-repeated="5"/>
          <table:table-cell office:value-type="float" office:value="185.203125" calcext:value-type="float">
            <text:p>185.203125</text:p>
          </table:table-cell>
          <table:table-cell table:number-columns-repeated="7"/>
          <table:table-cell office:value-type="float" office:value="1593.203125" calcext:value-type="float">
            <text:p>1593.203125</text:p>
          </table:table-cell>
          <table:table-cell table:number-columns-repeated="6"/>
          <table:table-cell office:value-type="float" office:value="814.926360143878" calcext:value-type="float">
            <text:p>814.9263601439</text:p>
          </table:table-cell>
        </table:table-row>
        <table:table-row table:style-name="ro1">
          <table:table-cell table:number-columns-repeated="5"/>
          <table:table-cell office:value-type="float" office:value="187.203125" calcext:value-type="float">
            <text:p>187.203125</text:p>
          </table:table-cell>
          <table:table-cell table:number-columns-repeated="7"/>
          <table:table-cell office:value-type="float" office:value="1550.203125" calcext:value-type="float">
            <text:p>1550.203125</text:p>
          </table:table-cell>
          <table:table-cell table:number-columns-repeated="6"/>
          <table:table-cell office:value-type="float" office:value="842.974609312255" calcext:value-type="float">
            <text:p>842.9746093123</text:p>
          </table:table-cell>
        </table:table-row>
        <table:table-row table:style-name="ro1">
          <table:table-cell table:number-columns-repeated="5"/>
          <table:table-cell office:value-type="float" office:value="217.203125" calcext:value-type="float">
            <text:p>217.203125</text:p>
          </table:table-cell>
          <table:table-cell table:number-columns-repeated="7"/>
          <table:table-cell office:value-type="float" office:value="1503.203125" calcext:value-type="float">
            <text:p>1503.203125</text:p>
          </table:table-cell>
          <table:table-cell table:number-columns-repeated="6"/>
          <table:table-cell office:value-type="float" office:value="873.290570273939" calcext:value-type="float">
            <text:p>873.2905702739</text:p>
          </table:table-cell>
        </table:table-row>
        <table:table-row table:style-name="ro1">
          <table:table-cell table:number-columns-repeated="5"/>
          <table:table-cell office:value-type="float" office:value="354.203125" calcext:value-type="float">
            <text:p>354.203125</text:p>
          </table:table-cell>
          <table:table-cell table:number-columns-repeated="7"/>
          <table:table-cell office:value-type="float" office:value="1492.203125" calcext:value-type="float">
            <text:p>1492.203125</text:p>
          </table:table-cell>
          <table:table-cell table:number-columns-repeated="6"/>
          <table:table-cell office:value-type="float" office:value="900.382939311895" calcext:value-type="float">
            <text:p>900.3829393119</text:p>
          </table:table-cell>
        </table:table-row>
        <table:table-row table:style-name="ro1">
          <table:table-cell table:number-columns-repeated="5"/>
          <table:table-cell office:value-type="float" office:value="536.203125" calcext:value-type="float">
            <text:p>536.203125</text:p>
          </table:table-cell>
          <table:table-cell table:number-columns-repeated="7"/>
          <table:table-cell office:value-type="float" office:value="1490.203125" calcext:value-type="float">
            <text:p>1490.203125</text:p>
          </table:table-cell>
          <table:table-cell table:number-columns-repeated="6"/>
          <table:table-cell office:value-type="float" office:value="922.302259332022" calcext:value-type="float">
            <text:p>922.302259332</text:p>
          </table:table-cell>
        </table:table-row>
        <table:table-row table:style-name="ro1">
          <table:table-cell table:number-columns-repeated="5"/>
          <table:table-cell office:value-type="float" office:value="698.203125" calcext:value-type="float">
            <text:p>698.203125</text:p>
          </table:table-cell>
          <table:table-cell table:number-columns-repeated="7"/>
          <table:table-cell office:value-type="float" office:value="1490.203125" calcext:value-type="float">
            <text:p>1490.203125</text:p>
          </table:table-cell>
          <table:table-cell table:number-columns-repeated="6"/>
          <table:table-cell office:value-type="float" office:value="948.063559091181" calcext:value-type="float">
            <text:p>948.0635590912</text:p>
          </table:table-cell>
        </table:table-row>
        <table:table-row table:style-name="ro1">
          <table:table-cell table:number-columns-repeated="5"/>
          <table:table-cell office:value-type="float" office:value="698.203125" calcext:value-type="float">
            <text:p>698.203125</text:p>
          </table:table-cell>
          <table:table-cell table:number-columns-repeated="7"/>
          <table:table-cell office:value-type="float" office:value="1504.203125" calcext:value-type="float">
            <text:p>1504.203125</text:p>
          </table:table-cell>
          <table:table-cell table:number-columns-repeated="6"/>
          <table:table-cell office:value-type="float" office:value="969.159643291865" calcext:value-type="float">
            <text:p>969.1596432919</text:p>
          </table:table-cell>
        </table:table-row>
        <table:table-row table:style-name="ro1">
          <table:table-cell table:number-columns-repeated="5"/>
          <table:table-cell office:value-type="float" office:value="698.203125" calcext:value-type="float">
            <text:p>698.203125</text:p>
          </table:table-cell>
          <table:table-cell table:number-columns-repeated="7"/>
          <table:table-cell office:value-type="float" office:value="1548.203125" calcext:value-type="float">
            <text:p>1548.203125</text:p>
          </table:table-cell>
          <table:table-cell table:number-columns-repeated="6"/>
          <table:table-cell office:value-type="float" office:value="972.74343161884" calcext:value-type="float">
            <text:p>972.7434316188</text:p>
          </table:table-cell>
        </table:table-row>
        <table:table-row table:style-name="ro1">
          <table:table-cell table:number-columns-repeated="5"/>
          <table:table-cell office:value-type="float" office:value="698.203125" calcext:value-type="float">
            <text:p>698.203125</text:p>
          </table:table-cell>
          <table:table-cell table:number-columns-repeated="7"/>
          <table:table-cell office:value-type="float" office:value="1588.203125" calcext:value-type="float">
            <text:p>1588.203125</text:p>
          </table:table-cell>
          <table:table-cell table:number-columns-repeated="6"/>
          <table:table-cell office:value-type="float" office:value="955.944430037573" calcext:value-type="float">
            <text:p>955.9444300376</text:p>
          </table:table-cell>
        </table:table-row>
        <table:table-row table:style-name="ro1">
          <table:table-cell table:number-columns-repeated="5"/>
          <table:table-cell office:value-type="float" office:value="698.203125" calcext:value-type="float">
            <text:p>698.203125</text:p>
          </table:table-cell>
          <table:table-cell table:number-columns-repeated="7"/>
          <table:table-cell office:value-type="float" office:value="1596.203125" calcext:value-type="float">
            <text:p>1596.203125</text:p>
          </table:table-cell>
          <table:table-cell table:number-columns-repeated="6"/>
          <table:table-cell office:value-type="float" office:value="930.40685294188" calcext:value-type="float">
            <text:p>930.4068529419</text:p>
          </table:table-cell>
        </table:table-row>
        <table:table-row table:style-name="ro1">
          <table:table-cell table:number-columns-repeated="5"/>
          <table:table-cell office:value-type="float" office:value="698.203125" calcext:value-type="float">
            <text:p>698.203125</text:p>
          </table:table-cell>
          <table:table-cell table:number-columns-repeated="7"/>
          <table:table-cell office:value-type="float" office:value="1596.203125" calcext:value-type="float">
            <text:p>1596.203125</text:p>
          </table:table-cell>
          <table:table-cell table:number-columns-repeated="6"/>
          <table:table-cell office:value-type="float" office:value="907.690879434126" calcext:value-type="float">
            <text:p>907.6908794341</text:p>
          </table:table-cell>
        </table:table-row>
        <table:table-row table:style-name="ro1">
          <table:table-cell table:number-columns-repeated="5"/>
          <table:table-cell office:value-type="float" office:value="698.203125" calcext:value-type="float">
            <text:p>698.203125</text:p>
          </table:table-cell>
          <table:table-cell table:number-columns-repeated="7"/>
          <table:table-cell office:value-type="float" office:value="1595.203125" calcext:value-type="float">
            <text:p>1595.203125</text:p>
          </table:table-cell>
          <table:table-cell table:number-columns-repeated="6"/>
          <table:table-cell office:value-type="float" office:value="898.635722172943" calcext:value-type="float">
            <text:p>898.6357221729</text:p>
          </table:table-cell>
        </table:table-row>
        <table:table-row table:style-name="ro1">
          <table:table-cell table:number-columns-repeated="5"/>
          <table:table-cell office:value-type="float" office:value="698.203125" calcext:value-type="float">
            <text:p>698.203125</text:p>
          </table:table-cell>
          <table:table-cell table:number-columns-repeated="7"/>
          <table:table-cell office:value-type="float" office:value="1584.203125" calcext:value-type="float">
            <text:p>1584.203125</text:p>
          </table:table-cell>
          <table:table-cell table:number-columns-repeated="6"/>
          <table:table-cell office:value-type="float" office:value="903.896013372823" calcext:value-type="float">
            <text:p>903.8960133728</text:p>
          </table:table-cell>
        </table:table-row>
        <table:table-row table:style-name="ro1">
          <table:table-cell table:number-columns-repeated="5"/>
          <table:table-cell office:value-type="float" office:value="698.203125" calcext:value-type="float">
            <text:p>698.203125</text:p>
          </table:table-cell>
          <table:table-cell table:number-columns-repeated="7"/>
          <table:table-cell office:value-type="float" office:value="1557.203125" calcext:value-type="float">
            <text:p>1557.203125</text:p>
          </table:table-cell>
          <table:table-cell table:number-columns-repeated="6"/>
          <table:table-cell office:value-type="float" office:value="917.964044655543" calcext:value-type="float">
            <text:p>917.9640446555</text:p>
          </table:table-cell>
        </table:table-row>
        <table:table-row table:style-name="ro1">
          <table:table-cell table:number-columns-repeated="5"/>
          <table:table-cell office:value-type="float" office:value="698.203125" calcext:value-type="float">
            <text:p>698.203125</text:p>
          </table:table-cell>
          <table:table-cell table:number-columns-repeated="7"/>
          <table:table-cell office:value-type="float" office:value="1532.203125" calcext:value-type="float">
            <text:p>1532.203125</text:p>
          </table:table-cell>
          <table:table-cell table:number-columns-repeated="6"/>
          <table:table-cell office:value-type="float" office:value="936.407361335304" calcext:value-type="float">
            <text:p>936.4073613353</text:p>
          </table:table-cell>
        </table:table-row>
        <table:table-row table:style-name="ro1">
          <table:table-cell table:number-columns-repeated="5"/>
          <table:table-cell office:value-type="float" office:value="698.203125" calcext:value-type="float">
            <text:p>698.203125</text:p>
          </table:table-cell>
          <table:table-cell table:number-columns-repeated="7"/>
          <table:table-cell office:value-type="float" office:value="1524.203125" calcext:value-type="float">
            <text:p>1524.203125</text:p>
          </table:table-cell>
          <table:table-cell table:number-columns-repeated="6"/>
          <table:table-cell office:value-type="float" office:value="953.834594107274" calcext:value-type="float">
            <text:p>953.8345941073</text:p>
          </table:table-cell>
        </table:table-row>
        <table:table-row table:style-name="ro1">
          <table:table-cell table:number-columns-repeated="5"/>
          <table:table-cell office:value-type="float" office:value="698.203125" calcext:value-type="float">
            <text:p>698.203125</text:p>
          </table:table-cell>
          <table:table-cell table:number-columns-repeated="7"/>
          <table:table-cell office:value-type="float" office:value="1524.203125" calcext:value-type="float">
            <text:p>1524.203125</text:p>
          </table:table-cell>
          <table:table-cell table:number-columns-repeated="6"/>
          <table:table-cell office:value-type="float" office:value="966.289141258034" calcext:value-type="float">
            <text:p>966.289141258</text:p>
          </table:table-cell>
        </table:table-row>
        <table:table-row table:style-name="ro1">
          <table:table-cell table:number-columns-repeated="5"/>
          <table:table-cell office:value-type="float" office:value="698.203125" calcext:value-type="float">
            <text:p>698.203125</text:p>
          </table:table-cell>
          <table:table-cell table:number-columns-repeated="7"/>
          <table:table-cell office:value-type="float" office:value="1524.203125" calcext:value-type="float">
            <text:p>1524.203125</text:p>
          </table:table-cell>
          <table:table-cell table:number-columns-repeated="6"/>
          <table:table-cell office:value-type="float" office:value="970.885250022888" calcext:value-type="float">
            <text:p>970.8852500229</text:p>
          </table:table-cell>
        </table:table-row>
        <table:table-row table:style-name="ro1">
          <table:table-cell table:number-columns-repeated="5"/>
          <table:table-cell office:value-type="float" office:value="698.203125" calcext:value-type="float">
            <text:p>698.203125</text:p>
          </table:table-cell>
          <table:table-cell table:number-columns-repeated="7"/>
          <table:table-cell office:value-type="float" office:value="1527.203125" calcext:value-type="float">
            <text:p>1527.203125</text:p>
          </table:table-cell>
          <table:table-cell table:number-columns-repeated="6"/>
          <table:table-cell office:value-type="float" office:value="965.962977897665" calcext:value-type="float">
            <text:p>965.9629778977</text:p>
          </table:table-cell>
        </table:table-row>
        <table:table-row table:style-name="ro1">
          <table:table-cell table:number-columns-repeated="5"/>
          <table:table-cell office:value-type="float" office:value="698.203125" calcext:value-type="float">
            <text:p>698.203125</text:p>
          </table:table-cell>
          <table:table-cell table:number-columns-repeated="7"/>
          <table:table-cell office:value-type="float" office:value="1540.203125" calcext:value-type="float">
            <text:p>1540.203125</text:p>
          </table:table-cell>
          <table:table-cell table:number-columns-repeated="6"/>
          <table:table-cell office:value-type="float" office:value="952.616578895177" calcext:value-type="float">
            <text:p>952.6165788952</text:p>
          </table:table-cell>
        </table:table-row>
        <table:table-row table:style-name="ro1">
          <table:table-cell table:number-columns-repeated="5"/>
          <table:table-cell office:value-type="float" office:value="698.203125" calcext:value-type="float">
            <text:p>698.203125</text:p>
          </table:table-cell>
          <table:table-cell table:number-columns-repeated="7"/>
          <table:table-cell office:value-type="float" office:value="1560.203125" calcext:value-type="float">
            <text:p>1560.203125</text:p>
          </table:table-cell>
          <table:table-cell table:number-columns-repeated="6"/>
          <table:table-cell office:value-type="float" office:value="939.547555232717" calcext:value-type="float">
            <text:p>939.5475552327</text:p>
          </table:table-cell>
        </table:table-row>
        <table:table-row table:style-name="ro1">
          <table:table-cell table:number-columns-repeated="5"/>
          <table:table-cell office:value-type="float" office:value="698.203125" calcext:value-type="float">
            <text:p>698.203125</text:p>
          </table:table-cell>
          <table:table-cell table:number-columns-repeated="7"/>
          <table:table-cell office:value-type="float" office:value="1577.203125" calcext:value-type="float">
            <text:p>1577.203125</text:p>
          </table:table-cell>
          <table:table-cell table:number-columns-repeated="6"/>
          <table:table-cell office:value-type="float" office:value="925.521885825508" calcext:value-type="float">
            <text:p>925.5218858255</text:p>
          </table:table-cell>
        </table:table-row>
        <table:table-row table:style-name="ro1">
          <table:table-cell table:number-columns-repeated="5"/>
          <table:table-cell office:value-type="float" office:value="698.203125" calcext:value-type="float">
            <text:p>698.203125</text:p>
          </table:table-cell>
          <table:table-cell table:number-columns-repeated="7"/>
          <table:table-cell office:value-type="float" office:value="1577.203125" calcext:value-type="float">
            <text:p>1577.203125</text:p>
          </table:table-cell>
          <table:table-cell table:number-columns-repeated="6"/>
          <table:table-cell office:value-type="float" office:value="907.003306787913" calcext:value-type="float">
            <text:p>907.0033067879</text:p>
          </table:table-cell>
        </table:table-row>
        <table:table-row table:style-name="ro1">
          <table:table-cell table:number-columns-repeated="5"/>
          <table:table-cell office:value-type="float" office:value="698.203125" calcext:value-type="float">
            <text:p>698.203125</text:p>
          </table:table-cell>
          <table:table-cell table:number-columns-repeated="7"/>
          <table:table-cell office:value-type="float" office:value="1577.203125" calcext:value-type="float">
            <text:p>1577.203125</text:p>
          </table:table-cell>
          <table:table-cell table:number-columns-repeated="6"/>
          <table:table-cell office:value-type="float" office:value="885.745774699009" calcext:value-type="float">
            <text:p>885.745774699</text:p>
          </table:table-cell>
        </table:table-row>
        <table:table-row table:style-name="ro1">
          <table:table-cell table:number-columns-repeated="5"/>
          <table:table-cell office:value-type="float" office:value="698.203125" calcext:value-type="float">
            <text:p>698.203125</text:p>
          </table:table-cell>
          <table:table-cell table:number-columns-repeated="7"/>
          <table:table-cell office:value-type="float" office:value="1577.203125" calcext:value-type="float">
            <text:p>1577.203125</text:p>
          </table:table-cell>
          <table:table-cell table:number-columns-repeated="6"/>
          <table:table-cell office:value-type="float" office:value="869.676541448327" calcext:value-type="float">
            <text:p>869.6765414483</text:p>
          </table:table-cell>
        </table:table-row>
        <table:table-row table:style-name="ro1">
          <table:table-cell table:number-columns-repeated="5"/>
          <table:table-cell office:value-type="float" office:value="698.203125" calcext:value-type="float">
            <text:p>698.203125</text:p>
          </table:table-cell>
          <table:table-cell table:number-columns-repeated="7"/>
          <table:table-cell office:value-type="float" office:value="1577.203125" calcext:value-type="float">
            <text:p>1577.203125</text:p>
          </table:table-cell>
          <table:table-cell table:number-columns-repeated="6"/>
          <table:table-cell office:value-type="float" office:value="858.538624675836" calcext:value-type="float">
            <text:p>858.5386246758</text:p>
          </table:table-cell>
        </table:table-row>
        <table:table-row table:style-name="ro1">
          <table:table-cell table:number-columns-repeated="5"/>
          <table:table-cell office:value-type="float" office:value="698.203125" calcext:value-type="float">
            <text:p>698.203125</text:p>
          </table:table-cell>
          <table:table-cell table:number-columns-repeated="7"/>
          <table:table-cell office:value-type="float" office:value="1560.203125" calcext:value-type="float">
            <text:p>1560.203125</text:p>
          </table:table-cell>
          <table:table-cell table:number-columns-repeated="6"/>
          <table:table-cell office:value-type="float" office:value="850.967537793894" calcext:value-type="float">
            <text:p>850.9675377939</text:p>
          </table:table-cell>
        </table:table-row>
        <table:table-row table:style-name="ro1">
          <table:table-cell table:number-columns-repeated="5"/>
          <table:table-cell office:value-type="float" office:value="788.203125" calcext:value-type="float">
            <text:p>788.203125</text:p>
          </table:table-cell>
          <table:table-cell table:number-columns-repeated="7"/>
          <table:table-cell office:value-type="float" office:value="1552.203125" calcext:value-type="float">
            <text:p>1552.203125</text:p>
          </table:table-cell>
          <table:table-cell table:number-columns-repeated="6"/>
          <table:table-cell office:value-type="float" office:value="845.706839727557" calcext:value-type="float">
            <text:p>845.7068397276</text:p>
          </table:table-cell>
        </table:table-row>
        <table:table-row table:style-name="ro1">
          <table:table-cell table:number-columns-repeated="5"/>
          <table:table-cell office:value-type="float" office:value="778.203125" calcext:value-type="float">
            <text:p>778.203125</text:p>
          </table:table-cell>
          <table:table-cell table:number-columns-repeated="7"/>
          <table:table-cell office:value-type="float" office:value="1547.203125" calcext:value-type="float">
            <text:p>1547.203125</text:p>
          </table:table-cell>
          <table:table-cell table:number-columns-repeated="6"/>
          <table:table-cell office:value-type="float" office:value="842.648686122745" calcext:value-type="float">
            <text:p>842.6486861227</text:p>
          </table:table-cell>
        </table:table-row>
        <table:table-row table:style-name="ro1">
          <table:table-cell table:number-columns-repeated="5"/>
          <table:table-cell office:value-type="float" office:value="768.203125" calcext:value-type="float">
            <text:p>768.203125</text:p>
          </table:table-cell>
          <table:table-cell table:number-columns-repeated="7"/>
          <table:table-cell office:value-type="float" office:value="1546.203125" calcext:value-type="float">
            <text:p>1546.203125</text:p>
          </table:table-cell>
          <table:table-cell table:number-columns-repeated="6"/>
          <table:table-cell office:value-type="float" office:value="842.757954406972" calcext:value-type="float">
            <text:p>842.757954407</text:p>
          </table:table-cell>
        </table:table-row>
        <table:table-row table:style-name="ro1">
          <table:table-cell table:number-columns-repeated="5"/>
          <table:table-cell office:value-type="float" office:value="751.203125" calcext:value-type="float">
            <text:p>751.203125</text:p>
          </table:table-cell>
          <table:table-cell table:number-columns-repeated="7"/>
          <table:table-cell office:value-type="float" office:value="1544.203125" calcext:value-type="float">
            <text:p>1544.203125</text:p>
          </table:table-cell>
          <table:table-cell table:number-columns-repeated="6"/>
          <table:table-cell office:value-type="float" office:value="845.617594757634" calcext:value-type="float">
            <text:p>845.6175947576</text:p>
          </table:table-cell>
        </table:table-row>
        <table:table-row table:style-name="ro1">
          <table:table-cell table:number-columns-repeated="5"/>
          <table:table-cell office:value-type="float" office:value="713.203125" calcext:value-type="float">
            <text:p>713.203125</text:p>
          </table:table-cell>
          <table:table-cell table:number-columns-repeated="7"/>
          <table:table-cell office:value-type="float" office:value="1543.203125" calcext:value-type="float">
            <text:p>1543.203125</text:p>
          </table:table-cell>
          <table:table-cell table:number-columns-repeated="6"/>
          <table:table-cell office:value-type="float" office:value="834.398945902086" calcext:value-type="float">
            <text:p>834.3989459021</text:p>
          </table:table-cell>
        </table:table-row>
        <table:table-row table:style-name="ro1">
          <table:table-cell table:number-columns-repeated="5"/>
          <table:table-cell office:value-type="float" office:value="648.203125" calcext:value-type="float">
            <text:p>648.203125</text:p>
          </table:table-cell>
          <table:table-cell table:number-columns-repeated="7"/>
          <table:table-cell office:value-type="float" office:value="1531.203125" calcext:value-type="float">
            <text:p>1531.203125</text:p>
          </table:table-cell>
          <table:table-cell table:number-columns-repeated="6"/>
          <table:table-cell office:value-type="float" office:value="811.125358408264" calcext:value-type="float">
            <text:p>811.1253584083</text:p>
          </table:table-cell>
        </table:table-row>
        <table:table-row table:style-name="ro1">
          <table:table-cell table:number-columns-repeated="5"/>
          <table:table-cell office:value-type="float" office:value="528.203125" calcext:value-type="float">
            <text:p>528.203125</text:p>
          </table:table-cell>
          <table:table-cell table:number-columns-repeated="7"/>
          <table:table-cell office:value-type="float" office:value="1512.203125" calcext:value-type="float">
            <text:p>1512.203125</text:p>
          </table:table-cell>
          <table:table-cell table:number-columns-repeated="6"/>
          <table:table-cell office:value-type="float" office:value="792.212263574129" calcext:value-type="float">
            <text:p>792.2122635741</text:p>
          </table:table-cell>
        </table:table-row>
        <table:table-row table:style-name="ro1">
          <table:table-cell table:number-columns-repeated="5"/>
          <table:table-cell office:value-type="float" office:value="497.203125" calcext:value-type="float">
            <text:p>497.203125</text:p>
          </table:table-cell>
          <table:table-cell table:number-columns-repeated="7"/>
          <table:table-cell office:value-type="float" office:value="1485.203125" calcext:value-type="float">
            <text:p>1485.203125</text:p>
          </table:table-cell>
          <table:table-cell table:number-columns-repeated="6"/>
          <table:table-cell office:value-type="float" office:value="788.475189121272" calcext:value-type="float">
            <text:p>788.4751891213</text:p>
          </table:table-cell>
        </table:table-row>
        <table:table-row table:style-name="ro1">
          <table:table-cell table:number-columns-repeated="5"/>
          <table:table-cell office:value-type="float" office:value="479.203125" calcext:value-type="float">
            <text:p>479.203125</text:p>
          </table:table-cell>
          <table:table-cell table:number-columns-repeated="7"/>
          <table:table-cell office:value-type="float" office:value="1452.203125" calcext:value-type="float">
            <text:p>1452.203125</text:p>
          </table:table-cell>
          <table:table-cell table:number-columns-repeated="6"/>
          <table:table-cell office:value-type="float" office:value="791.818486404299" calcext:value-type="float">
            <text:p>791.8184864043</text:p>
          </table:table-cell>
        </table:table-row>
        <table:table-row table:style-name="ro1">
          <table:table-cell table:number-columns-repeated="5"/>
          <table:table-cell office:value-type="float" office:value="472.203125" calcext:value-type="float">
            <text:p>472.203125</text:p>
          </table:table-cell>
          <table:table-cell table:number-columns-repeated="7"/>
          <table:table-cell office:value-type="float" office:value="1426.203125" calcext:value-type="float">
            <text:p>1426.203125</text:p>
          </table:table-cell>
          <table:table-cell table:number-columns-repeated="6"/>
          <table:table-cell office:value-type="float" office:value="796.518237949212" calcext:value-type="float">
            <text:p>796.5182379492</text:p>
          </table:table-cell>
        </table:table-row>
        <table:table-row table:style-name="ro1">
          <table:table-cell table:number-columns-repeated="5"/>
          <table:table-cell office:value-type="float" office:value="471.203125" calcext:value-type="float">
            <text:p>471.203125</text:p>
          </table:table-cell>
          <table:table-cell table:number-columns-repeated="7"/>
          <table:table-cell office:value-type="float" office:value="1395.203125" calcext:value-type="float">
            <text:p>1395.203125</text:p>
          </table:table-cell>
          <table:table-cell table:number-columns-repeated="6"/>
          <table:table-cell office:value-type="float" office:value="797.264224222603" calcext:value-type="float">
            <text:p>797.2642242226</text:p>
          </table:table-cell>
        </table:table-row>
        <table:table-row table:style-name="ro1">
          <table:table-cell table:number-columns-repeated="5"/>
          <table:table-cell office:value-type="float" office:value="471.203125" calcext:value-type="float">
            <text:p>471.203125</text:p>
          </table:table-cell>
          <table:table-cell table:number-columns-repeated="7"/>
          <table:table-cell office:value-type="float" office:value="1382.203125" calcext:value-type="float">
            <text:p>1382.203125</text:p>
          </table:table-cell>
          <table:table-cell table:number-columns-repeated="6"/>
          <table:table-cell office:value-type="float" office:value="791.424885534774" calcext:value-type="float">
            <text:p>791.4248855348</text:p>
          </table:table-cell>
        </table:table-row>
        <table:table-row table:style-name="ro1">
          <table:table-cell table:number-columns-repeated="5"/>
          <table:table-cell office:value-type="float" office:value="471.203125" calcext:value-type="float">
            <text:p>471.203125</text:p>
          </table:table-cell>
          <table:table-cell table:number-columns-repeated="7"/>
          <table:table-cell office:value-type="float" office:value="1364.203125" calcext:value-type="float">
            <text:p>1364.203125</text:p>
          </table:table-cell>
          <table:table-cell table:number-columns-repeated="6"/>
          <table:table-cell office:value-type="float" office:value="781.119541730823" calcext:value-type="float">
            <text:p>781.1195417308</text:p>
          </table:table-cell>
        </table:table-row>
        <table:table-row table:style-name="ro1">
          <table:table-cell table:number-columns-repeated="5"/>
          <table:table-cell office:value-type="float" office:value="483.203125" calcext:value-type="float">
            <text:p>483.203125</text:p>
          </table:table-cell>
          <table:table-cell table:number-columns-repeated="7"/>
          <table:table-cell office:value-type="float" office:value="1343.203125" calcext:value-type="float">
            <text:p>1343.203125</text:p>
          </table:table-cell>
          <table:table-cell table:number-columns-repeated="6"/>
          <table:table-cell office:value-type="float" office:value="771.342661247084" calcext:value-type="float">
            <text:p>771.3426612471</text:p>
          </table:table-cell>
        </table:table-row>
        <table:table-row table:style-name="ro1">
          <table:table-cell table:number-columns-repeated="5"/>
          <table:table-cell office:value-type="float" office:value="715.203125" calcext:value-type="float">
            <text:p>715.203125</text:p>
          </table:table-cell>
          <table:table-cell table:number-columns-repeated="7"/>
          <table:table-cell office:value-type="float" office:value="1313.203125" calcext:value-type="float">
            <text:p>1313.203125</text:p>
          </table:table-cell>
          <table:table-cell table:number-columns-repeated="6"/>
          <table:table-cell office:value-type="float" office:value="767.343718191187" calcext:value-type="float">
            <text:p>767.3437181912</text:p>
          </table:table-cell>
        </table:table-row>
        <table:table-row table:style-name="ro1">
          <table:table-cell table:number-columns-repeated="5"/>
          <table:table-cell office:value-type="float" office:value="715.203125" calcext:value-type="float">
            <text:p>715.203125</text:p>
          </table:table-cell>
          <table:table-cell table:number-columns-repeated="7"/>
          <table:table-cell office:value-type="float" office:value="1282.203125" calcext:value-type="float">
            <text:p>1282.203125</text:p>
          </table:table-cell>
          <table:table-cell table:number-columns-repeated="6"/>
          <table:table-cell office:value-type="float" office:value="774.764121761055" calcext:value-type="float">
            <text:p>774.7641217611</text:p>
          </table:table-cell>
        </table:table-row>
        <table:table-row table:style-name="ro1">
          <table:table-cell table:number-columns-repeated="5"/>
          <table:table-cell office:value-type="float" office:value="715.203125" calcext:value-type="float">
            <text:p>715.203125</text:p>
          </table:table-cell>
          <table:table-cell table:number-columns-repeated="7"/>
          <table:table-cell office:value-type="float" office:value="1226.203125" calcext:value-type="float">
            <text:p>1226.203125</text:p>
          </table:table-cell>
          <table:table-cell table:number-columns-repeated="6"/>
          <table:table-cell office:value-type="float" office:value="793.271566189343" calcext:value-type="float">
            <text:p>793.2715661893</text:p>
          </table:table-cell>
        </table:table-row>
        <table:table-row table:style-name="ro1">
          <table:table-cell table:number-columns-repeated="5"/>
          <table:table-cell office:value-type="float" office:value="715.203125" calcext:value-type="float">
            <text:p>715.203125</text:p>
          </table:table-cell>
          <table:table-cell table:number-columns-repeated="7"/>
          <table:table-cell office:value-type="float" office:value="1202.203125" calcext:value-type="float">
            <text:p>1202.203125</text:p>
          </table:table-cell>
          <table:table-cell table:number-columns-repeated="6"/>
          <table:table-cell office:value-type="float" office:value="814.007247937888" calcext:value-type="float">
            <text:p>814.0072479379</text:p>
          </table:table-cell>
        </table:table-row>
        <table:table-row table:style-name="ro1">
          <table:table-cell table:number-columns-repeated="5"/>
          <table:table-cell office:value-type="float" office:value="715.203125" calcext:value-type="float">
            <text:p>715.203125</text:p>
          </table:table-cell>
          <table:table-cell table:number-columns-repeated="7"/>
          <table:table-cell office:value-type="float" office:value="1184.203125" calcext:value-type="float">
            <text:p>1184.203125</text:p>
          </table:table-cell>
          <table:table-cell table:number-columns-repeated="6"/>
          <table:table-cell office:value-type="float" office:value="829.474469152504" calcext:value-type="float">
            <text:p>829.4744691525</text:p>
          </table:table-cell>
        </table:table-row>
        <table:table-row table:style-name="ro1">
          <table:table-cell table:number-columns-repeated="5"/>
          <table:table-cell office:value-type="float" office:value="715.203125" calcext:value-type="float">
            <text:p>715.203125</text:p>
          </table:table-cell>
          <table:table-cell table:number-columns-repeated="7"/>
          <table:table-cell office:value-type="float" office:value="1164.203125" calcext:value-type="float">
            <text:p>1164.203125</text:p>
          </table:table-cell>
          <table:table-cell table:number-columns-repeated="6"/>
          <table:table-cell office:value-type="float" office:value="853.681420012495" calcext:value-type="float">
            <text:p>853.6814200125</text:p>
          </table:table-cell>
        </table:table-row>
        <table:table-row table:style-name="ro1">
          <table:table-cell table:number-columns-repeated="5"/>
          <table:table-cell office:value-type="float" office:value="715.203125" calcext:value-type="float">
            <text:p>715.203125</text:p>
          </table:table-cell>
          <table:table-cell table:number-columns-repeated="7"/>
          <table:table-cell office:value-type="float" office:value="1148.203125" calcext:value-type="float">
            <text:p>1148.203125</text:p>
          </table:table-cell>
          <table:table-cell table:number-columns-repeated="6"/>
          <table:table-cell office:value-type="float" office:value="886.19586635007" calcext:value-type="float">
            <text:p>886.1958663501</text:p>
          </table:table-cell>
        </table:table-row>
        <table:table-row table:style-name="ro1">
          <table:table-cell table:number-columns-repeated="5"/>
          <table:table-cell office:value-type="float" office:value="715.203125" calcext:value-type="float">
            <text:p>715.203125</text:p>
          </table:table-cell>
          <table:table-cell table:number-columns-repeated="7"/>
          <table:table-cell office:value-type="float" office:value="1138.203125" calcext:value-type="float">
            <text:p>1138.203125</text:p>
          </table:table-cell>
          <table:table-cell table:number-columns-repeated="6"/>
          <table:table-cell office:value-type="float" office:value="914.567589983191" calcext:value-type="float">
            <text:p>914.5675899832</text:p>
          </table:table-cell>
        </table:table-row>
        <table:table-row table:style-name="ro1">
          <table:table-cell table:number-columns-repeated="5"/>
          <table:table-cell office:value-type="float" office:value="715.203125" calcext:value-type="float">
            <text:p>715.203125</text:p>
          </table:table-cell>
          <table:table-cell table:number-columns-repeated="7"/>
          <table:table-cell office:value-type="float" office:value="1132.203125" calcext:value-type="float">
            <text:p>1132.203125</text:p>
          </table:table-cell>
          <table:table-cell table:number-columns-repeated="6"/>
          <table:table-cell office:value-type="float" office:value="929.68764607124" calcext:value-type="float">
            <text:p>929.6876460712</text:p>
          </table:table-cell>
        </table:table-row>
        <table:table-row table:style-name="ro1">
          <table:table-cell table:number-columns-repeated="5"/>
          <table:table-cell office:value-type="float" office:value="715.203125" calcext:value-type="float">
            <text:p>715.203125</text:p>
          </table:table-cell>
          <table:table-cell table:number-columns-repeated="7"/>
          <table:table-cell office:value-type="float" office:value="1132.203125" calcext:value-type="float">
            <text:p>1132.203125</text:p>
          </table:table-cell>
          <table:table-cell table:number-columns-repeated="6"/>
          <table:table-cell office:value-type="float" office:value="931.232947619105" calcext:value-type="float">
            <text:p>931.2329476191</text:p>
          </table:table-cell>
        </table:table-row>
        <table:table-row table:style-name="ro1">
          <table:table-cell table:number-columns-repeated="5"/>
          <table:table-cell office:value-type="float" office:value="715.203125" calcext:value-type="float">
            <text:p>715.203125</text:p>
          </table:table-cell>
          <table:table-cell table:number-columns-repeated="7"/>
          <table:table-cell office:value-type="float" office:value="1132.203125" calcext:value-type="float">
            <text:p>1132.203125</text:p>
          </table:table-cell>
          <table:table-cell table:number-columns-repeated="6"/>
          <table:table-cell office:value-type="float" office:value="923.043881470152" calcext:value-type="float">
            <text:p>923.0438814702</text:p>
          </table:table-cell>
        </table:table-row>
        <table:table-row table:style-name="ro1">
          <table:table-cell table:number-columns-repeated="5"/>
          <table:table-cell office:value-type="float" office:value="715.203125" calcext:value-type="float">
            <text:p>715.203125</text:p>
          </table:table-cell>
          <table:table-cell table:number-columns-repeated="7"/>
          <table:table-cell office:value-type="float" office:value="1132.203125" calcext:value-type="float">
            <text:p>1132.203125</text:p>
          </table:table-cell>
          <table:table-cell table:number-columns-repeated="6"/>
          <table:table-cell office:value-type="float" office:value="911.080376769533" calcext:value-type="float">
            <text:p>911.0803767695</text:p>
          </table:table-cell>
        </table:table-row>
        <table:table-row table:style-name="ro1">
          <table:table-cell table:number-columns-repeated="5"/>
          <table:table-cell office:value-type="float" office:value="715.203125" calcext:value-type="float">
            <text:p>715.203125</text:p>
          </table:table-cell>
          <table:table-cell table:number-columns-repeated="7"/>
          <table:table-cell office:value-type="float" office:value="1132.203125" calcext:value-type="float">
            <text:p>1132.203125</text:p>
          </table:table-cell>
          <table:table-cell table:number-columns-repeated="6"/>
          <table:table-cell office:value-type="float" office:value="892.926995815242" calcext:value-type="float">
            <text:p>892.9269958152</text:p>
          </table:table-cell>
        </table:table-row>
        <table:table-row table:style-name="ro1">
          <table:table-cell table:number-columns-repeated="5"/>
          <table:table-cell office:value-type="float" office:value="715.203125" calcext:value-type="float">
            <text:p>715.203125</text:p>
          </table:table-cell>
          <table:table-cell table:number-columns-repeated="7"/>
          <table:table-cell office:value-type="float" office:value="1138.203125" calcext:value-type="float">
            <text:p>1138.203125</text:p>
          </table:table-cell>
          <table:table-cell table:number-columns-repeated="6"/>
          <table:table-cell office:value-type="float" office:value="858.561216152287" calcext:value-type="float">
            <text:p>858.5612161523</text:p>
          </table:table-cell>
        </table:table-row>
        <table:table-row table:style-name="ro1">
          <table:table-cell table:number-columns-repeated="5"/>
          <table:table-cell office:value-type="float" office:value="784.203125" calcext:value-type="float">
            <text:p>784.203125</text:p>
          </table:table-cell>
          <table:table-cell table:number-columns-repeated="7"/>
          <table:table-cell office:value-type="float" office:value="1166.203125" calcext:value-type="float">
            <text:p>1166.203125</text:p>
          </table:table-cell>
          <table:table-cell table:number-columns-repeated="6"/>
          <table:table-cell office:value-type="float" office:value="829.032301237235" calcext:value-type="float">
            <text:p>829.0323012372</text:p>
          </table:table-cell>
        </table:table-row>
        <table:table-row table:style-name="ro1">
          <table:table-cell table:number-columns-repeated="5"/>
          <table:table-cell office:value-type="float" office:value="767.203125" calcext:value-type="float">
            <text:p>767.203125</text:p>
          </table:table-cell>
          <table:table-cell table:number-columns-repeated="7"/>
          <table:table-cell office:value-type="float" office:value="1366.203125" calcext:value-type="float">
            <text:p>1366.203125</text:p>
          </table:table-cell>
          <table:table-cell table:number-columns-repeated="6"/>
          <table:table-cell office:value-type="float" office:value="826.781010068879" calcext:value-type="float">
            <text:p>826.7810100689</text:p>
          </table:table-cell>
        </table:table-row>
        <table:table-row table:style-name="ro1">
          <table:table-cell table:number-columns-repeated="5"/>
          <table:table-cell office:value-type="float" office:value="727.203125" calcext:value-type="float">
            <text:p>727.203125</text:p>
          </table:table-cell>
          <table:table-cell table:number-columns-repeated="7"/>
          <table:table-cell office:value-type="float" office:value="1473.203125" calcext:value-type="float">
            <text:p>1473.203125</text:p>
          </table:table-cell>
          <table:table-cell table:number-columns-repeated="6"/>
          <table:table-cell office:value-type="float" office:value="852.388298110024" calcext:value-type="float">
            <text:p>852.38829811</text:p>
          </table:table-cell>
        </table:table-row>
        <table:table-row table:style-name="ro1">
          <table:table-cell table:number-columns-repeated="5"/>
          <table:table-cell office:value-type="float" office:value="659.203125" calcext:value-type="float">
            <text:p>659.203125</text:p>
          </table:table-cell>
          <table:table-cell table:number-columns-repeated="7"/>
          <table:table-cell office:value-type="float" office:value="1580.203125" calcext:value-type="float">
            <text:p>1580.203125</text:p>
          </table:table-cell>
          <table:table-cell table:number-columns-repeated="6"/>
          <table:table-cell office:value-type="float" office:value="893.776203852829" calcext:value-type="float">
            <text:p>893.7762038528</text:p>
          </table:table-cell>
        </table:table-row>
        <table:table-row table:style-name="ro1">
          <table:table-cell table:number-columns-repeated="5"/>
          <table:table-cell office:value-type="float" office:value="492.203125" calcext:value-type="float">
            <text:p>492.203125</text:p>
          </table:table-cell>
          <table:table-cell table:number-columns-repeated="7"/>
          <table:table-cell office:value-type="float" office:value="1580.203125" calcext:value-type="float">
            <text:p>1580.203125</text:p>
          </table:table-cell>
          <table:table-cell table:number-columns-repeated="6"/>
          <table:table-cell office:value-type="float" office:value="942.720847295849" calcext:value-type="float">
            <text:p>942.7208472959</text:p>
          </table:table-cell>
        </table:table-row>
        <table:table-row table:style-name="ro1">
          <table:table-cell table:number-columns-repeated="5"/>
          <table:table-cell office:value-type="float" office:value="432.203125" calcext:value-type="float">
            <text:p>432.203125</text:p>
          </table:table-cell>
          <table:table-cell table:number-columns-repeated="7"/>
          <table:table-cell office:value-type="float" office:value="1580.203125" calcext:value-type="float">
            <text:p>1580.203125</text:p>
          </table:table-cell>
          <table:table-cell table:number-columns-repeated="6"/>
          <table:table-cell office:value-type="float" office:value="989.916034776706" calcext:value-type="float">
            <text:p>989.9160347767</text:p>
          </table:table-cell>
        </table:table-row>
        <table:table-row table:style-name="ro1">
          <table:table-cell table:number-columns-repeated="5"/>
          <table:table-cell office:value-type="float" office:value="386.203125" calcext:value-type="float">
            <text:p>386.203125</text:p>
          </table:table-cell>
          <table:table-cell table:number-columns-repeated="7"/>
          <table:table-cell office:value-type="float" office:value="1580.203125" calcext:value-type="float">
            <text:p>1580.203125</text:p>
          </table:table-cell>
          <table:table-cell table:number-columns-repeated="6"/>
          <table:table-cell office:value-type="float" office:value="1030.06293414687" calcext:value-type="float">
            <text:p>1030.0629341469</text:p>
          </table:table-cell>
        </table:table-row>
        <table:table-row table:style-name="ro1">
          <table:table-cell table:number-columns-repeated="5"/>
          <table:table-cell office:value-type="float" office:value="360.203125" calcext:value-type="float">
            <text:p>360.203125</text:p>
          </table:table-cell>
          <table:table-cell table:number-columns-repeated="7"/>
          <table:table-cell office:value-type="float" office:value="1580.203125" calcext:value-type="float">
            <text:p>1580.203125</text:p>
          </table:table-cell>
          <table:table-cell table:number-columns-repeated="6"/>
          <table:table-cell office:value-type="float" office:value="1060.07147566719" calcext:value-type="float">
            <text:p>1060.0714756672</text:p>
          </table:table-cell>
        </table:table-row>
        <table:table-row table:style-name="ro1">
          <table:table-cell table:number-columns-repeated="5"/>
          <table:table-cell office:value-type="float" office:value="352.203125" calcext:value-type="float">
            <text:p>352.203125</text:p>
          </table:table-cell>
          <table:table-cell table:number-columns-repeated="7"/>
          <table:table-cell office:value-type="float" office:value="1580.203125" calcext:value-type="float">
            <text:p>1580.203125</text:p>
          </table:table-cell>
          <table:table-cell table:number-columns-repeated="6"/>
          <table:table-cell office:value-type="float" office:value="1078.63099844464" calcext:value-type="float">
            <text:p>1078.6309984446</text:p>
          </table:table-cell>
        </table:table-row>
        <table:table-row table:style-name="ro1">
          <table:table-cell table:number-columns-repeated="5"/>
          <table:table-cell office:value-type="float" office:value="350.203125" calcext:value-type="float">
            <text:p>350.203125</text:p>
          </table:table-cell>
          <table:table-cell table:number-columns-repeated="7"/>
          <table:table-cell office:value-type="float" office:value="1580.203125" calcext:value-type="float">
            <text:p>1580.203125</text:p>
          </table:table-cell>
          <table:table-cell table:number-columns-repeated="6"/>
          <table:table-cell office:value-type="float" office:value="1088.28207294539" calcext:value-type="float">
            <text:p>1088.2820729454</text:p>
          </table:table-cell>
        </table:table-row>
        <table:table-row table:style-name="ro1">
          <table:table-cell table:number-columns-repeated="5"/>
          <table:table-cell office:value-type="float" office:value="350.203125" calcext:value-type="float">
            <text:p>350.203125</text:p>
          </table:table-cell>
          <table:table-cell table:number-columns-repeated="7"/>
          <table:table-cell office:value-type="float" office:value="1580.203125" calcext:value-type="float">
            <text:p>1580.203125</text:p>
          </table:table-cell>
          <table:table-cell table:number-columns-repeated="6"/>
          <table:table-cell office:value-type="float" office:value="1103.26314123349" calcext:value-type="float">
            <text:p>1103.2631412335</text:p>
          </table:table-cell>
        </table:table-row>
        <table:table-row table:style-name="ro1">
          <table:table-cell table:number-columns-repeated="5"/>
          <table:table-cell office:value-type="float" office:value="350.203125" calcext:value-type="float">
            <text:p>350.203125</text:p>
          </table:table-cell>
          <table:table-cell table:number-columns-repeated="7"/>
          <table:table-cell office:value-type="float" office:value="1642.203125" calcext:value-type="float">
            <text:p>1642.203125</text:p>
          </table:table-cell>
          <table:table-cell table:number-columns-repeated="6"/>
          <table:table-cell office:value-type="float" office:value="1118.94267533324" calcext:value-type="float">
            <text:p>1118.9426753333</text:p>
          </table:table-cell>
        </table:table-row>
        <table:table-row table:style-name="ro1">
          <table:table-cell table:number-columns-repeated="5"/>
          <table:table-cell office:value-type="float" office:value="359.203125" calcext:value-type="float">
            <text:p>359.203125</text:p>
          </table:table-cell>
          <table:table-cell table:number-columns-repeated="7"/>
          <table:table-cell office:value-type="float" office:value="1559.203125" calcext:value-type="float">
            <text:p>1559.203125</text:p>
          </table:table-cell>
          <table:table-cell table:number-columns-repeated="6"/>
          <table:table-cell office:value-type="float" office:value="1125.81132375799" calcext:value-type="float">
            <text:p>1125.811323758</text:p>
          </table:table-cell>
        </table:table-row>
        <table:table-row table:style-name="ro1">
          <table:table-cell table:number-columns-repeated="5"/>
          <table:table-cell office:value-type="float" office:value="429.203125" calcext:value-type="float">
            <text:p>429.203125</text:p>
          </table:table-cell>
          <table:table-cell table:number-columns-repeated="7"/>
          <table:table-cell office:value-type="float" office:value="1342.203125" calcext:value-type="float">
            <text:p>1342.203125</text:p>
          </table:table-cell>
          <table:table-cell table:number-columns-repeated="6"/>
          <table:table-cell office:value-type="float" office:value="1123.57232281064" calcext:value-type="float">
            <text:p>1123.5723228107</text:p>
          </table:table-cell>
        </table:table-row>
        <table:table-row table:style-name="ro1">
          <table:table-cell table:number-columns-repeated="5"/>
          <table:table-cell office:value-type="float" office:value="625.203125" calcext:value-type="float">
            <text:p>625.203125</text:p>
          </table:table-cell>
          <table:table-cell table:number-columns-repeated="7"/>
          <table:table-cell office:value-type="float" office:value="1297.203125" calcext:value-type="float">
            <text:p>1297.203125</text:p>
          </table:table-cell>
          <table:table-cell table:number-columns-repeated="6"/>
          <table:table-cell office:value-type="float" office:value="1123.56015022341" calcext:value-type="float">
            <text:p>1123.5601502234</text:p>
          </table:table-cell>
        </table:table-row>
        <table:table-row table:style-name="ro1">
          <table:table-cell table:number-columns-repeated="5"/>
          <table:table-cell office:value-type="float" office:value="625.203125" calcext:value-type="float">
            <text:p>625.203125</text:p>
          </table:table-cell>
          <table:table-cell table:number-columns-repeated="7"/>
          <table:table-cell office:value-type="float" office:value="1292.203125" calcext:value-type="float">
            <text:p>1292.203125</text:p>
          </table:table-cell>
          <table:table-cell table:number-columns-repeated="6"/>
          <table:table-cell office:value-type="float" office:value="1124.91482309547" calcext:value-type="float">
            <text:p>1124.9148230955</text:p>
          </table:table-cell>
        </table:table-row>
        <table:table-row table:style-name="ro1">
          <table:table-cell table:number-columns-repeated="5"/>
          <table:table-cell office:value-type="float" office:value="625.203125" calcext:value-type="float">
            <text:p>625.203125</text:p>
          </table:table-cell>
          <table:table-cell table:number-columns-repeated="7"/>
          <table:table-cell office:value-type="float" office:value="1292.203125" calcext:value-type="float">
            <text:p>1292.203125</text:p>
          </table:table-cell>
          <table:table-cell table:number-columns-repeated="6"/>
          <table:table-cell office:value-type="float" office:value="1125.66475010168" calcext:value-type="float">
            <text:p>1125.6647501017</text:p>
          </table:table-cell>
        </table:table-row>
        <table:table-row table:style-name="ro1">
          <table:table-cell table:number-columns-repeated="5"/>
          <table:table-cell office:value-type="float" office:value="625.203125" calcext:value-type="float">
            <text:p>625.203125</text:p>
          </table:table-cell>
          <table:table-cell table:number-columns-repeated="7"/>
          <table:table-cell office:value-type="float" office:value="1292.203125" calcext:value-type="float">
            <text:p>1292.203125</text:p>
          </table:table-cell>
          <table:table-cell table:number-columns-repeated="6"/>
          <table:table-cell office:value-type="float" office:value="1119.14997368102" calcext:value-type="float">
            <text:p>1119.149973681</text:p>
          </table:table-cell>
        </table:table-row>
        <table:table-row table:style-name="ro1">
          <table:table-cell table:number-columns-repeated="5"/>
          <table:table-cell office:value-type="float" office:value="625.203125" calcext:value-type="float">
            <text:p>625.203125</text:p>
          </table:table-cell>
          <table:table-cell table:number-columns-repeated="7"/>
          <table:table-cell office:value-type="float" office:value="1306.203125" calcext:value-type="float">
            <text:p>1306.203125</text:p>
          </table:table-cell>
          <table:table-cell table:number-columns-repeated="6"/>
          <table:table-cell office:value-type="float" office:value="1100.76013972644" calcext:value-type="float">
            <text:p>1100.7601397264</text:p>
          </table:table-cell>
        </table:table-row>
        <table:table-row table:style-name="ro1">
          <table:table-cell table:number-columns-repeated="5"/>
          <table:table-cell office:value-type="float" office:value="625.203125" calcext:value-type="float">
            <text:p>625.203125</text:p>
          </table:table-cell>
          <table:table-cell table:number-columns-repeated="7"/>
          <table:table-cell office:value-type="float" office:value="1551.203125" calcext:value-type="float">
            <text:p>1551.203125</text:p>
          </table:table-cell>
          <table:table-cell table:number-columns-repeated="6"/>
          <table:table-cell office:value-type="float" office:value="1073.42033711997" calcext:value-type="float">
            <text:p>1073.42033712</text:p>
          </table:table-cell>
        </table:table-row>
        <table:table-row table:style-name="ro1">
          <table:table-cell table:number-columns-repeated="5"/>
          <table:table-cell office:value-type="float" office:value="625.203125" calcext:value-type="float">
            <text:p>625.203125</text:p>
          </table:table-cell>
          <table:table-cell table:number-columns-repeated="7"/>
          <table:table-cell office:value-type="float" office:value="1608.203125" calcext:value-type="float">
            <text:p>1608.203125</text:p>
          </table:table-cell>
          <table:table-cell table:number-columns-repeated="6"/>
          <table:table-cell office:value-type="float" office:value="1040.24493015292" calcext:value-type="float">
            <text:p>1040.2449301529</text:p>
          </table:table-cell>
        </table:table-row>
        <table:table-row table:style-name="ro1">
          <table:table-cell table:number-columns-repeated="5"/>
          <table:table-cell office:value-type="float" office:value="625.203125" calcext:value-type="float">
            <text:p>625.203125</text:p>
          </table:table-cell>
          <table:table-cell table:number-columns-repeated="7"/>
          <table:table-cell office:value-type="float" office:value="1618.203125" calcext:value-type="float">
            <text:p>1618.203125</text:p>
          </table:table-cell>
          <table:table-cell table:number-columns-repeated="6"/>
          <table:table-cell office:value-type="float" office:value="998.050695809202" calcext:value-type="float">
            <text:p>998.0506958092</text:p>
          </table:table-cell>
        </table:table-row>
        <table:table-row table:style-name="ro1">
          <table:table-cell table:number-columns-repeated="5"/>
          <table:table-cell office:value-type="float" office:value="625.203125" calcext:value-type="float">
            <text:p>625.203125</text:p>
          </table:table-cell>
          <table:table-cell table:number-columns-repeated="7"/>
          <table:table-cell office:value-type="float" office:value="1619.203125" calcext:value-type="float">
            <text:p>1619.203125</text:p>
          </table:table-cell>
          <table:table-cell table:number-columns-repeated="6"/>
          <table:table-cell office:value-type="float" office:value="949.778917572515" calcext:value-type="float">
            <text:p>949.7789175725</text:p>
          </table:table-cell>
        </table:table-row>
        <table:table-row table:style-name="ro1">
          <table:table-cell table:number-columns-repeated="5"/>
          <table:table-cell office:value-type="float" office:value="625.203125" calcext:value-type="float">
            <text:p>625.203125</text:p>
          </table:table-cell>
          <table:table-cell table:number-columns-repeated="7"/>
          <table:table-cell office:value-type="float" office:value="1619.203125" calcext:value-type="float">
            <text:p>1619.203125</text:p>
          </table:table-cell>
          <table:table-cell table:number-columns-repeated="6"/>
          <table:table-cell office:value-type="float" office:value="902.886838159345" calcext:value-type="float">
            <text:p>902.8868381593</text:p>
          </table:table-cell>
        </table:table-row>
        <table:table-row table:style-name="ro1">
          <table:table-cell table:number-columns-repeated="5"/>
          <table:table-cell office:value-type="float" office:value="625.203125" calcext:value-type="float">
            <text:p>625.203125</text:p>
          </table:table-cell>
          <table:table-cell table:number-columns-repeated="7"/>
          <table:table-cell office:value-type="float" office:value="1618.203125" calcext:value-type="float">
            <text:p>1618.203125</text:p>
          </table:table-cell>
          <table:table-cell table:number-columns-repeated="6"/>
          <table:table-cell office:value-type="float" office:value="864.477162465184" calcext:value-type="float">
            <text:p>864.4771624652</text:p>
          </table:table-cell>
        </table:table-row>
        <table:table-row table:style-name="ro1">
          <table:table-cell table:number-columns-repeated="5"/>
          <table:table-cell office:value-type="float" office:value="625.203125" calcext:value-type="float">
            <text:p>625.203125</text:p>
          </table:table-cell>
          <table:table-cell table:number-columns-repeated="7"/>
          <table:table-cell office:value-type="float" office:value="1572.203125" calcext:value-type="float">
            <text:p>1572.203125</text:p>
          </table:table-cell>
          <table:table-cell table:number-columns-repeated="6"/>
          <table:table-cell office:value-type="float" office:value="842.807570657147" calcext:value-type="float">
            <text:p>842.8075706571</text:p>
          </table:table-cell>
        </table:table-row>
        <table:table-row table:style-name="ro1">
          <table:table-cell table:number-columns-repeated="5"/>
          <table:table-cell office:value-type="float" office:value="625.203125" calcext:value-type="float">
            <text:p>625.203125</text:p>
          </table:table-cell>
          <table:table-cell table:number-columns-repeated="7"/>
          <table:table-cell office:value-type="float" office:value="1233.203125" calcext:value-type="float">
            <text:p>1233.203125</text:p>
          </table:table-cell>
          <table:table-cell table:number-columns-repeated="6"/>
          <table:table-cell office:value-type="float" office:value="828.344113751095" calcext:value-type="float">
            <text:p>828.3441137511</text:p>
          </table:table-cell>
        </table:table-row>
        <table:table-row table:style-name="ro1">
          <table:table-cell table:number-columns-repeated="5"/>
          <table:table-cell office:value-type="float" office:value="625.203125" calcext:value-type="float">
            <text:p>625.203125</text:p>
          </table:table-cell>
          <table:table-cell table:number-columns-repeated="7"/>
          <table:table-cell office:value-type="float" office:value="1127.203125" calcext:value-type="float">
            <text:p>1127.203125</text:p>
          </table:table-cell>
          <table:table-cell table:number-columns-repeated="6"/>
          <table:table-cell office:value-type="float" office:value="805.757170600932" calcext:value-type="float">
            <text:p>805.7571706009</text:p>
          </table:table-cell>
        </table:table-row>
        <table:table-row table:style-name="ro1">
          <table:table-cell table:number-columns-repeated="5"/>
          <table:table-cell office:value-type="float" office:value="625.203125" calcext:value-type="float">
            <text:p>625.203125</text:p>
          </table:table-cell>
          <table:table-cell table:number-columns-repeated="7"/>
          <table:table-cell office:value-type="float" office:value="1102.203125" calcext:value-type="float">
            <text:p>1102.203125</text:p>
          </table:table-cell>
          <table:table-cell table:number-columns-repeated="6"/>
          <table:table-cell office:value-type="float" office:value="764.221758731059" calcext:value-type="float">
            <text:p>764.2217587311</text:p>
          </table:table-cell>
        </table:table-row>
        <table:table-row table:style-name="ro1">
          <table:table-cell table:number-columns-repeated="5"/>
          <table:table-cell office:value-type="float" office:value="625.203125" calcext:value-type="float">
            <text:p>625.203125</text:p>
          </table:table-cell>
          <table:table-cell table:number-columns-repeated="7"/>
          <table:table-cell office:value-type="float" office:value="1100.203125" calcext:value-type="float">
            <text:p>1100.203125</text:p>
          </table:table-cell>
          <table:table-cell table:number-columns-repeated="6"/>
          <table:table-cell office:value-type="float" office:value="704.082901763016" calcext:value-type="float">
            <text:p>704.082901763</text:p>
          </table:table-cell>
        </table:table-row>
        <table:table-row table:style-name="ro1">
          <table:table-cell table:number-columns-repeated="5"/>
          <table:table-cell office:value-type="float" office:value="625.203125" calcext:value-type="float">
            <text:p>625.203125</text:p>
          </table:table-cell>
          <table:table-cell table:number-columns-repeated="7"/>
          <table:table-cell office:value-type="float" office:value="1100.203125" calcext:value-type="float">
            <text:p>1100.203125</text:p>
          </table:table-cell>
          <table:table-cell table:number-columns-repeated="6"/>
          <table:table-cell office:value-type="float" office:value="641.980806855682" calcext:value-type="float">
            <text:p>641.9808068557</text:p>
          </table:table-cell>
        </table:table-row>
        <table:table-row table:style-name="ro1">
          <table:table-cell table:number-columns-repeated="5"/>
          <table:table-cell office:value-type="float" office:value="625.203125" calcext:value-type="float">
            <text:p>625.203125</text:p>
          </table:table-cell>
          <table:table-cell table:number-columns-repeated="7"/>
          <table:table-cell office:value-type="float" office:value="1100.203125" calcext:value-type="float">
            <text:p>1100.203125</text:p>
          </table:table-cell>
          <table:table-cell table:number-columns-repeated="6"/>
          <table:table-cell office:value-type="float" office:value="596.601791486021" calcext:value-type="float">
            <text:p>596.601791486</text:p>
          </table:table-cell>
        </table:table-row>
        <table:table-row table:style-name="ro1">
          <table:table-cell table:number-columns-repeated="5"/>
          <table:table-cell office:value-type="float" office:value="625.203125" calcext:value-type="float">
            <text:p>625.203125</text:p>
          </table:table-cell>
          <table:table-cell table:number-columns-repeated="7"/>
          <table:table-cell office:value-type="float" office:value="1131.203125" calcext:value-type="float">
            <text:p>1131.203125</text:p>
          </table:table-cell>
          <table:table-cell table:number-columns-repeated="6"/>
          <table:table-cell office:value-type="float" office:value="574.888046698217" calcext:value-type="float">
            <text:p>574.8880466982</text:p>
          </table:table-cell>
        </table:table-row>
        <table:table-row table:style-name="ro1">
          <table:table-cell table:number-columns-repeated="5"/>
          <table:table-cell office:value-type="float" office:value="625.203125" calcext:value-type="float">
            <text:p>625.203125</text:p>
          </table:table-cell>
          <table:table-cell table:number-columns-repeated="7"/>
          <table:table-cell office:value-type="float" office:value="1426.203125" calcext:value-type="float">
            <text:p>1426.203125</text:p>
          </table:table-cell>
          <table:table-cell table:number-columns-repeated="6"/>
          <table:table-cell office:value-type="float" office:value="569.298607195611" calcext:value-type="float">
            <text:p>569.2986071956</text:p>
          </table:table-cell>
        </table:table-row>
        <table:table-row table:style-name="ro1">
          <table:table-cell table:number-columns-repeated="5"/>
          <table:table-cell office:value-type="float" office:value="625.203125" calcext:value-type="float">
            <text:p>625.203125</text:p>
          </table:table-cell>
          <table:table-cell table:number-columns-repeated="7"/>
          <table:table-cell office:value-type="float" office:value="1507.203125" calcext:value-type="float">
            <text:p>1507.203125</text:p>
          </table:table-cell>
          <table:table-cell table:number-columns-repeated="6"/>
          <table:table-cell office:value-type="float" office:value="564.722018781784" calcext:value-type="float">
            <text:p>564.7220187818</text:p>
          </table:table-cell>
        </table:table-row>
        <table:table-row table:style-name="ro1">
          <table:table-cell table:number-columns-repeated="5"/>
          <table:table-cell office:value-type="float" office:value="625.203125" calcext:value-type="float">
            <text:p>625.203125</text:p>
          </table:table-cell>
          <table:table-cell table:number-columns-repeated="7"/>
          <table:table-cell office:value-type="float" office:value="1525.203125" calcext:value-type="float">
            <text:p>1525.203125</text:p>
          </table:table-cell>
          <table:table-cell table:number-columns-repeated="6"/>
          <table:table-cell office:value-type="float" office:value="547.68502020868" calcext:value-type="float">
            <text:p>547.6850202087</text:p>
          </table:table-cell>
        </table:table-row>
        <table:table-row table:style-name="ro1">
          <table:table-cell table:number-columns-repeated="5"/>
          <table:table-cell office:value-type="float" office:value="625.203125" calcext:value-type="float">
            <text:p>625.203125</text:p>
          </table:table-cell>
          <table:table-cell table:number-columns-repeated="7"/>
          <table:table-cell office:value-type="float" office:value="1528.203125" calcext:value-type="float">
            <text:p>1528.203125</text:p>
          </table:table-cell>
          <table:table-cell table:number-columns-repeated="6"/>
          <table:table-cell office:value-type="float" office:value="520.679124235844" calcext:value-type="float">
            <text:p>520.6791242358</text:p>
          </table:table-cell>
        </table:table-row>
        <table:table-row table:style-name="ro1">
          <table:table-cell table:number-columns-repeated="5"/>
          <table:table-cell office:value-type="float" office:value="625.203125" calcext:value-type="float">
            <text:p>625.203125</text:p>
          </table:table-cell>
          <table:table-cell table:number-columns-repeated="7"/>
          <table:table-cell office:value-type="float" office:value="1528.203125" calcext:value-type="float">
            <text:p>1528.203125</text:p>
          </table:table-cell>
          <table:table-cell table:number-columns-repeated="6"/>
          <table:table-cell office:value-type="float" office:value="491.801094776063" calcext:value-type="float">
            <text:p>491.8010947761</text:p>
          </table:table-cell>
        </table:table-row>
        <table:table-row table:style-name="ro1">
          <table:table-cell table:number-columns-repeated="5"/>
          <table:table-cell office:value-type="float" office:value="625.203125" calcext:value-type="float">
            <text:p>625.203125</text:p>
          </table:table-cell>
          <table:table-cell table:number-columns-repeated="7"/>
          <table:table-cell office:value-type="float" office:value="1523.203125" calcext:value-type="float">
            <text:p>1523.203125</text:p>
          </table:table-cell>
          <table:table-cell table:number-columns-repeated="6"/>
          <table:table-cell office:value-type="float" office:value="470.307608272493" calcext:value-type="float">
            <text:p>470.3076082725</text:p>
          </table:table-cell>
        </table:table-row>
        <table:table-row table:style-name="ro1">
          <table:table-cell table:number-columns-repeated="5"/>
          <table:table-cell office:value-type="float" office:value="625.203125" calcext:value-type="float">
            <text:p>625.203125</text:p>
          </table:table-cell>
          <table:table-cell table:number-columns-repeated="7"/>
          <table:table-cell office:value-type="float" office:value="1452.203125" calcext:value-type="float">
            <text:p>1452.203125</text:p>
          </table:table-cell>
          <table:table-cell table:number-columns-repeated="6"/>
          <table:table-cell office:value-type="float" office:value="459.910736850285" calcext:value-type="float">
            <text:p>459.9107368503</text:p>
          </table:table-cell>
        </table:table-row>
        <table:table-row table:style-name="ro1">
          <table:table-cell table:number-columns-repeated="5"/>
          <table:table-cell office:value-type="float" office:value="625.203125" calcext:value-type="float">
            <text:p>625.203125</text:p>
          </table:table-cell>
          <table:table-cell table:number-columns-repeated="7"/>
          <table:table-cell office:value-type="float" office:value="1237.203125" calcext:value-type="float">
            <text:p>1237.203125</text:p>
          </table:table-cell>
          <table:table-cell table:number-columns-repeated="6"/>
          <table:table-cell office:value-type="float" office:value="444.825887675595" calcext:value-type="float">
            <text:p>444.8258876756</text:p>
          </table:table-cell>
        </table:table-row>
        <table:table-row table:style-name="ro1">
          <table:table-cell table:number-columns-repeated="5"/>
          <table:table-cell office:value-type="float" office:value="625.203125" calcext:value-type="float">
            <text:p>625.203125</text:p>
          </table:table-cell>
          <table:table-cell table:number-columns-repeated="7"/>
          <table:table-cell office:value-type="float" office:value="1044.203125" calcext:value-type="float">
            <text:p>1044.203125</text:p>
          </table:table-cell>
          <table:table-cell table:number-columns-repeated="6"/>
          <table:table-cell office:value-type="float" office:value="426.608626498892" calcext:value-type="float">
            <text:p>426.6086264989</text:p>
          </table:table-cell>
        </table:table-row>
        <table:table-row table:style-name="ro1">
          <table:table-cell table:number-columns-repeated="5"/>
          <table:table-cell office:value-type="float" office:value="625.203125" calcext:value-type="float">
            <text:p>625.203125</text:p>
          </table:table-cell>
          <table:table-cell table:number-columns-repeated="7"/>
          <table:table-cell office:value-type="float" office:value="939.203125" calcext:value-type="float">
            <text:p>939.203125</text:p>
          </table:table-cell>
          <table:table-cell table:number-columns-repeated="6"/>
          <table:table-cell office:value-type="float" office:value="411.782590518805" calcext:value-type="float">
            <text:p>411.7825905188</text:p>
          </table:table-cell>
        </table:table-row>
        <table:table-row table:style-name="ro1">
          <table:table-cell table:number-columns-repeated="5"/>
          <table:table-cell office:value-type="float" office:value="625.203125" calcext:value-type="float">
            <text:p>625.203125</text:p>
          </table:table-cell>
          <table:table-cell table:number-columns-repeated="7"/>
          <table:table-cell office:value-type="float" office:value="921.203125" calcext:value-type="float">
            <text:p>921.203125</text:p>
          </table:table-cell>
          <table:table-cell table:number-columns-repeated="6"/>
          <table:table-cell office:value-type="float" office:value="405.021078739981" calcext:value-type="float">
            <text:p>405.02107874</text:p>
          </table:table-cell>
        </table:table-row>
        <table:table-row table:style-name="ro1">
          <table:table-cell table:number-columns-repeated="5"/>
          <table:table-cell office:value-type="float" office:value="625.203125" calcext:value-type="float">
            <text:p>625.203125</text:p>
          </table:table-cell>
          <table:table-cell table:number-columns-repeated="7"/>
          <table:table-cell office:value-type="float" office:value="920.203125" calcext:value-type="float">
            <text:p>920.203125</text:p>
          </table:table-cell>
          <table:table-cell table:number-columns-repeated="6"/>
          <table:table-cell office:value-type="float" office:value="406.53352147807" calcext:value-type="float">
            <text:p>406.5335214781</text:p>
          </table:table-cell>
        </table:table-row>
        <table:table-row table:style-name="ro1">
          <table:table-cell table:number-columns-repeated="5"/>
          <table:table-cell office:value-type="float" office:value="789.203125" calcext:value-type="float">
            <text:p>789.203125</text:p>
          </table:table-cell>
          <table:table-cell table:number-columns-repeated="7"/>
          <table:table-cell office:value-type="float" office:value="920.203125" calcext:value-type="float">
            <text:p>920.203125</text:p>
          </table:table-cell>
          <table:table-cell table:number-columns-repeated="6"/>
          <table:table-cell office:value-type="float" office:value="411.416765173317" calcext:value-type="float">
            <text:p>411.4167651733</text:p>
          </table:table-cell>
        </table:table-row>
        <table:table-row table:style-name="ro1">
          <table:table-cell table:number-columns-repeated="5"/>
          <table:table-cell office:value-type="float" office:value="787.203125" calcext:value-type="float">
            <text:p>787.203125</text:p>
          </table:table-cell>
          <table:table-cell table:number-columns-repeated="7"/>
          <table:table-cell office:value-type="float" office:value="971.203125" calcext:value-type="float">
            <text:p>971.203125</text:p>
          </table:table-cell>
          <table:table-cell table:number-columns-repeated="6"/>
          <table:table-cell office:value-type="float" office:value="413.884273990077" calcext:value-type="float">
            <text:p>413.8842739901</text:p>
          </table:table-cell>
        </table:table-row>
        <table:table-row table:style-name="ro1">
          <table:table-cell table:number-columns-repeated="5"/>
          <table:table-cell office:value-type="float" office:value="776.203125" calcext:value-type="float">
            <text:p>776.203125</text:p>
          </table:table-cell>
          <table:table-cell table:number-columns-repeated="7"/>
          <table:table-cell office:value-type="float" office:value="1163.203125" calcext:value-type="float">
            <text:p>1163.203125</text:p>
          </table:table-cell>
          <table:table-cell table:number-columns-repeated="6"/>
          <table:table-cell office:value-type="float" office:value="408.054575678823" calcext:value-type="float">
            <text:p>408.0545756788</text:p>
          </table:table-cell>
        </table:table-row>
        <table:table-row table:style-name="ro1">
          <table:table-cell table:number-columns-repeated="5"/>
          <table:table-cell office:value-type="float" office:value="766.203125" calcext:value-type="float">
            <text:p>766.203125</text:p>
          </table:table-cell>
          <table:table-cell table:number-columns-repeated="7"/>
          <table:table-cell office:value-type="float" office:value="1307.203125" calcext:value-type="float">
            <text:p>1307.203125</text:p>
          </table:table-cell>
          <table:table-cell table:number-columns-repeated="6"/>
          <table:table-cell office:value-type="float" office:value="395.072380932137" calcext:value-type="float">
            <text:p>395.0723809321</text:p>
          </table:table-cell>
        </table:table-row>
        <table:table-row table:style-name="ro1">
          <table:table-cell table:number-columns-repeated="5"/>
          <table:table-cell office:value-type="float" office:value="755.203125" calcext:value-type="float">
            <text:p>755.203125</text:p>
          </table:table-cell>
          <table:table-cell table:number-columns-repeated="7"/>
          <table:table-cell office:value-type="float" office:value="1366.203125" calcext:value-type="float">
            <text:p>1366.203125</text:p>
          </table:table-cell>
          <table:table-cell table:number-columns-repeated="6"/>
          <table:table-cell office:value-type="float" office:value="385.614355785297" calcext:value-type="float">
            <text:p>385.6143557853</text:p>
          </table:table-cell>
        </table:table-row>
        <table:table-row table:style-name="ro1">
          <table:table-cell table:number-columns-repeated="5"/>
          <table:table-cell office:value-type="float" office:value="740.203125" calcext:value-type="float">
            <text:p>740.203125</text:p>
          </table:table-cell>
          <table:table-cell table:number-columns-repeated="7"/>
          <table:table-cell office:value-type="float" office:value="1384.203125" calcext:value-type="float">
            <text:p>1384.203125</text:p>
          </table:table-cell>
          <table:table-cell table:number-columns-repeated="6"/>
          <table:table-cell office:value-type="float" office:value="389.500752534264" calcext:value-type="float">
            <text:p>389.5007525343</text:p>
          </table:table-cell>
        </table:table-row>
        <table:table-row table:style-name="ro1">
          <table:table-cell table:number-columns-repeated="5"/>
          <table:table-cell office:value-type="float" office:value="719.203125" calcext:value-type="float">
            <text:p>719.203125</text:p>
          </table:table-cell>
          <table:table-cell table:number-columns-repeated="7"/>
          <table:table-cell office:value-type="float" office:value="1387.203125" calcext:value-type="float">
            <text:p>1387.203125</text:p>
          </table:table-cell>
          <table:table-cell table:number-columns-repeated="6"/>
          <table:table-cell office:value-type="float" office:value="403.329609300791" calcext:value-type="float">
            <text:p>403.3296093008</text:p>
          </table:table-cell>
        </table:table-row>
        <table:table-row table:style-name="ro1">
          <table:table-cell table:number-columns-repeated="5"/>
          <table:table-cell office:value-type="float" office:value="672.203125" calcext:value-type="float">
            <text:p>672.203125</text:p>
          </table:table-cell>
          <table:table-cell table:number-columns-repeated="7"/>
          <table:table-cell office:value-type="float" office:value="1387.203125" calcext:value-type="float">
            <text:p>1387.203125</text:p>
          </table:table-cell>
          <table:table-cell table:number-columns-repeated="6"/>
          <table:table-cell office:value-type="float" office:value="424.152749453633" calcext:value-type="float">
            <text:p>424.1527494536</text:p>
          </table:table-cell>
        </table:table-row>
        <table:table-row table:style-name="ro1">
          <table:table-cell table:number-columns-repeated="5"/>
          <table:table-cell office:value-type="float" office:value="640.203125" calcext:value-type="float">
            <text:p>640.203125</text:p>
          </table:table-cell>
          <table:table-cell table:number-columns-repeated="7"/>
          <table:table-cell office:value-type="float" office:value="1387.203125" calcext:value-type="float">
            <text:p>1387.203125</text:p>
          </table:table-cell>
          <table:table-cell table:number-columns-repeated="6"/>
          <table:table-cell office:value-type="float" office:value="450.845070654878" calcext:value-type="float">
            <text:p>450.8450706549</text:p>
          </table:table-cell>
        </table:table-row>
        <table:table-row table:style-name="ro1">
          <table:table-cell table:number-columns-repeated="5"/>
          <table:table-cell office:value-type="float" office:value="608.203125" calcext:value-type="float">
            <text:p>608.203125</text:p>
          </table:table-cell>
          <table:table-cell table:number-columns-repeated="7"/>
          <table:table-cell office:value-type="float" office:value="1387.203125" calcext:value-type="float">
            <text:p>1387.203125</text:p>
          </table:table-cell>
          <table:table-cell table:number-columns-repeated="6"/>
          <table:table-cell office:value-type="float" office:value="485.290887360306" calcext:value-type="float">
            <text:p>485.2908873603</text:p>
          </table:table-cell>
        </table:table-row>
        <table:table-row table:style-name="ro1">
          <table:table-cell table:number-columns-repeated="5"/>
          <table:table-cell office:value-type="float" office:value="568.203125" calcext:value-type="float">
            <text:p>568.203125</text:p>
          </table:table-cell>
          <table:table-cell table:number-columns-repeated="7"/>
          <table:table-cell office:value-type="float" office:value="1381.203125" calcext:value-type="float">
            <text:p>1381.203125</text:p>
          </table:table-cell>
          <table:table-cell table:number-columns-repeated="6"/>
          <table:table-cell office:value-type="float" office:value="542.587579082854" calcext:value-type="float">
            <text:p>542.5875790829</text:p>
          </table:table-cell>
        </table:table-row>
        <table:table-row table:style-name="ro1">
          <table:table-cell table:number-columns-repeated="5"/>
          <table:table-cell office:value-type="float" office:value="524.203125" calcext:value-type="float">
            <text:p>524.203125</text:p>
          </table:table-cell>
          <table:table-cell table:number-columns-repeated="7"/>
          <table:table-cell office:value-type="float" office:value="1232.203125" calcext:value-type="float">
            <text:p>1232.203125</text:p>
          </table:table-cell>
          <table:table-cell table:number-columns-repeated="6"/>
          <table:table-cell office:value-type="float" office:value="609.83737809304" calcext:value-type="float">
            <text:p>609.837378093</text:p>
          </table:table-cell>
        </table:table-row>
        <table:table-row table:style-name="ro1">
          <table:table-cell table:number-columns-repeated="5"/>
          <table:table-cell office:value-type="float" office:value="447.203125" calcext:value-type="float">
            <text:p>447.203125</text:p>
          </table:table-cell>
          <table:table-cell table:number-columns-repeated="7"/>
          <table:table-cell office:value-type="float" office:value="1149.203125" calcext:value-type="float">
            <text:p>1149.203125</text:p>
          </table:table-cell>
          <table:table-cell table:number-columns-repeated="6"/>
          <table:table-cell office:value-type="float" office:value="665.590489766566" calcext:value-type="float">
            <text:p>665.5904897666</text:p>
          </table:table-cell>
        </table:table-row>
        <table:table-row table:style-name="ro1">
          <table:table-cell table:number-columns-repeated="5"/>
          <table:table-cell office:value-type="float" office:value="401.203125" calcext:value-type="float">
            <text:p>401.203125</text:p>
          </table:table-cell>
          <table:table-cell table:number-columns-repeated="7"/>
          <table:table-cell office:value-type="float" office:value="1104.203125" calcext:value-type="float">
            <text:p>1104.203125</text:p>
          </table:table-cell>
          <table:table-cell table:number-columns-repeated="6"/>
          <table:table-cell office:value-type="float" office:value="695.740586097693" calcext:value-type="float">
            <text:p>695.7405860977</text:p>
          </table:table-cell>
        </table:table-row>
        <table:table-row table:style-name="ro1">
          <table:table-cell table:number-columns-repeated="5"/>
          <table:table-cell office:value-type="float" office:value="367.203125" calcext:value-type="float">
            <text:p>367.203125</text:p>
          </table:table-cell>
          <table:table-cell table:number-columns-repeated="7"/>
          <table:table-cell office:value-type="float" office:value="1091.203125" calcext:value-type="float">
            <text:p>1091.203125</text:p>
          </table:table-cell>
          <table:table-cell table:number-columns-repeated="6"/>
          <table:table-cell office:value-type="float" office:value="701.783061633544" calcext:value-type="float">
            <text:p>701.7830616335</text:p>
          </table:table-cell>
        </table:table-row>
        <table:table-row table:style-name="ro1">
          <table:table-cell table:number-columns-repeated="5"/>
          <table:table-cell office:value-type="float" office:value="367.203125" calcext:value-type="float">
            <text:p>367.203125</text:p>
          </table:table-cell>
          <table:table-cell table:number-columns-repeated="7"/>
          <table:table-cell office:value-type="float" office:value="1089.203125" calcext:value-type="float">
            <text:p>1089.203125</text:p>
          </table:table-cell>
          <table:table-cell table:number-columns-repeated="6"/>
          <table:table-cell office:value-type="float" office:value="701.79701961195" calcext:value-type="float">
            <text:p>701.797019612</text:p>
          </table:table-cell>
        </table:table-row>
        <table:table-row table:style-name="ro1">
          <table:table-cell table:number-columns-repeated="5"/>
          <table:table-cell office:value-type="float" office:value="367.203125" calcext:value-type="float">
            <text:p>367.203125</text:p>
          </table:table-cell>
          <table:table-cell table:number-columns-repeated="7"/>
          <table:table-cell office:value-type="float" office:value="1089.203125" calcext:value-type="float">
            <text:p>1089.203125</text:p>
          </table:table-cell>
          <table:table-cell table:number-columns-repeated="6"/>
          <table:table-cell office:value-type="float" office:value="716.171166633193" calcext:value-type="float">
            <text:p>716.1711666332</text:p>
          </table:table-cell>
        </table:table-row>
        <table:table-row table:style-name="ro1">
          <table:table-cell table:number-columns-repeated="5"/>
          <table:table-cell office:value-type="float" office:value="367.203125" calcext:value-type="float">
            <text:p>367.203125</text:p>
          </table:table-cell>
          <table:table-cell table:number-columns-repeated="7"/>
          <table:table-cell office:value-type="float" office:value="1098.203125" calcext:value-type="float">
            <text:p>1098.203125</text:p>
          </table:table-cell>
          <table:table-cell table:number-columns-repeated="6"/>
          <table:table-cell office:value-type="float" office:value="750.555202919628" calcext:value-type="float">
            <text:p>750.5552029196</text:p>
          </table:table-cell>
        </table:table-row>
        <table:table-row table:style-name="ro1">
          <table:table-cell table:number-columns-repeated="5"/>
          <table:table-cell office:value-type="float" office:value="367.203125" calcext:value-type="float">
            <text:p>367.203125</text:p>
          </table:table-cell>
          <table:table-cell table:number-columns-repeated="7"/>
          <table:table-cell office:value-type="float" office:value="1172.203125" calcext:value-type="float">
            <text:p>1172.203125</text:p>
          </table:table-cell>
          <table:table-cell table:number-columns-repeated="6"/>
          <table:table-cell office:value-type="float" office:value="796.657336049937" calcext:value-type="float">
            <text:p>796.6573360499</text:p>
          </table:table-cell>
        </table:table-row>
        <table:table-row table:style-name="ro1">
          <table:table-cell table:number-columns-repeated="5"/>
          <table:table-cell office:value-type="float" office:value="367.203125" calcext:value-type="float">
            <text:p>367.203125</text:p>
          </table:table-cell>
          <table:table-cell table:number-columns-repeated="7"/>
          <table:table-cell office:value-type="float" office:value="1314.203125" calcext:value-type="float">
            <text:p>1314.203125</text:p>
          </table:table-cell>
          <table:table-cell table:number-columns-repeated="6"/>
          <table:table-cell office:value-type="float" office:value="842.039563629934" calcext:value-type="float">
            <text:p>842.0395636299</text:p>
          </table:table-cell>
        </table:table-row>
        <table:table-row table:style-name="ro1">
          <table:table-cell table:number-columns-repeated="5"/>
          <table:table-cell office:value-type="float" office:value="367.203125" calcext:value-type="float">
            <text:p>367.203125</text:p>
          </table:table-cell>
          <table:table-cell table:number-columns-repeated="7"/>
          <table:table-cell office:value-type="float" office:value="1368.203125" calcext:value-type="float">
            <text:p>1368.203125</text:p>
          </table:table-cell>
          <table:table-cell table:number-columns-repeated="6"/>
          <table:table-cell office:value-type="float" office:value="874.332162984644" calcext:value-type="float">
            <text:p>874.3321629846</text:p>
          </table:table-cell>
        </table:table-row>
        <table:table-row table:style-name="ro1">
          <table:table-cell table:number-columns-repeated="5"/>
          <table:table-cell office:value-type="float" office:value="367.203125" calcext:value-type="float">
            <text:p>367.203125</text:p>
          </table:table-cell>
          <table:table-cell table:number-columns-repeated="7"/>
          <table:table-cell office:value-type="float" office:value="1385.203125" calcext:value-type="float">
            <text:p>1385.203125</text:p>
          </table:table-cell>
          <table:table-cell table:number-columns-repeated="6"/>
          <table:table-cell office:value-type="float" office:value="889.372158293732" calcext:value-type="float">
            <text:p>889.3721582937</text:p>
          </table:table-cell>
        </table:table-row>
        <table:table-row table:style-name="ro1">
          <table:table-cell table:number-columns-repeated="5"/>
          <table:table-cell office:value-type="float" office:value="367.203125" calcext:value-type="float">
            <text:p>367.203125</text:p>
          </table:table-cell>
          <table:table-cell table:number-columns-repeated="7"/>
          <table:table-cell office:value-type="float" office:value="1387.203125" calcext:value-type="float">
            <text:p>1387.203125</text:p>
          </table:table-cell>
          <table:table-cell table:number-columns-repeated="6"/>
          <table:table-cell office:value-type="float" office:value="889.723407456922" calcext:value-type="float">
            <text:p>889.7234074569</text:p>
          </table:table-cell>
        </table:table-row>
        <table:table-row table:style-name="ro1">
          <table:table-cell table:number-columns-repeated="5"/>
          <table:table-cell office:value-type="float" office:value="367.203125" calcext:value-type="float">
            <text:p>367.203125</text:p>
          </table:table-cell>
          <table:table-cell table:number-columns-repeated="7"/>
          <table:table-cell office:value-type="float" office:value="1387.203125" calcext:value-type="float">
            <text:p>1387.203125</text:p>
          </table:table-cell>
          <table:table-cell table:number-columns-repeated="6"/>
          <table:table-cell office:value-type="float" office:value="881.753497430061" calcext:value-type="float">
            <text:p>881.7534974301</text:p>
          </table:table-cell>
        </table:table-row>
        <table:table-row table:style-name="ro1">
          <table:table-cell table:number-columns-repeated="5"/>
          <table:table-cell office:value-type="float" office:value="367.203125" calcext:value-type="float">
            <text:p>367.203125</text:p>
          </table:table-cell>
          <table:table-cell table:number-columns-repeated="7"/>
          <table:table-cell office:value-type="float" office:value="1387.203125" calcext:value-type="float">
            <text:p>1387.203125</text:p>
          </table:table-cell>
          <table:table-cell table:number-columns-repeated="6"/>
          <table:table-cell office:value-type="float" office:value="870.138611124263" calcext:value-type="float">
            <text:p>870.1386111243</text:p>
          </table:table-cell>
        </table:table-row>
        <table:table-row table:style-name="ro1">
          <table:table-cell table:number-columns-repeated="5"/>
          <table:table-cell office:value-type="float" office:value="367.203125" calcext:value-type="float">
            <text:p>367.203125</text:p>
          </table:table-cell>
          <table:table-cell table:number-columns-repeated="7"/>
          <table:table-cell office:value-type="float" office:value="1377.203125" calcext:value-type="float">
            <text:p>1377.203125</text:p>
          </table:table-cell>
          <table:table-cell table:number-columns-repeated="6"/>
          <table:table-cell office:value-type="float" office:value="851.205037699162" calcext:value-type="float">
            <text:p>851.2050376992</text:p>
          </table:table-cell>
        </table:table-row>
        <table:table-row table:style-name="ro1">
          <table:table-cell table:number-columns-repeated="5"/>
          <table:table-cell office:value-type="float" office:value="367.203125" calcext:value-type="float">
            <text:p>367.203125</text:p>
          </table:table-cell>
          <table:table-cell table:number-columns-repeated="7"/>
          <table:table-cell office:value-type="float" office:value="1333.203125" calcext:value-type="float">
            <text:p>1333.203125</text:p>
          </table:table-cell>
          <table:table-cell table:number-columns-repeated="6"/>
          <table:table-cell office:value-type="float" office:value="826.92212428711" calcext:value-type="float">
            <text:p>826.9221242871</text:p>
          </table:table-cell>
        </table:table-row>
        <table:table-row table:style-name="ro1">
          <table:table-cell table:number-columns-repeated="5"/>
          <table:table-cell office:value-type="float" office:value="367.203125" calcext:value-type="float">
            <text:p>367.203125</text:p>
          </table:table-cell>
          <table:table-cell table:number-columns-repeated="7"/>
          <table:table-cell office:value-type="float" office:value="1214.203125" calcext:value-type="float">
            <text:p>1214.203125</text:p>
          </table:table-cell>
          <table:table-cell table:number-columns-repeated="6"/>
          <table:table-cell office:value-type="float" office:value="801.354099927704" calcext:value-type="float">
            <text:p>801.3540999277</text:p>
          </table:table-cell>
        </table:table-row>
        <table:table-row table:style-name="ro1">
          <table:table-cell table:number-columns-repeated="5"/>
          <table:table-cell office:value-type="float" office:value="367.203125" calcext:value-type="float">
            <text:p>367.203125</text:p>
          </table:table-cell>
          <table:table-cell table:number-columns-repeated="7"/>
          <table:table-cell office:value-type="float" office:value="1101.203125" calcext:value-type="float">
            <text:p>1101.203125</text:p>
          </table:table-cell>
          <table:table-cell table:number-columns-repeated="6"/>
          <table:table-cell office:value-type="float" office:value="781.515485266233" calcext:value-type="float">
            <text:p>781.5154852662</text:p>
          </table:table-cell>
        </table:table-row>
        <table:table-row table:style-name="ro1">
          <table:table-cell table:number-columns-repeated="5"/>
          <table:table-cell office:value-type="float" office:value="367.203125" calcext:value-type="float">
            <text:p>367.203125</text:p>
          </table:table-cell>
          <table:table-cell table:number-columns-repeated="7"/>
          <table:table-cell office:value-type="float" office:value="1000.203125" calcext:value-type="float">
            <text:p>1000.203125</text:p>
          </table:table-cell>
          <table:table-cell table:number-columns-repeated="6"/>
          <table:table-cell office:value-type="float" office:value="775.44937462567" calcext:value-type="float">
            <text:p>775.4493746257</text:p>
          </table:table-cell>
        </table:table-row>
        <table:table-row table:style-name="ro1">
          <table:table-cell table:number-columns-repeated="5"/>
          <table:table-cell office:value-type="float" office:value="367.203125" calcext:value-type="float">
            <text:p>367.203125</text:p>
          </table:table-cell>
          <table:table-cell table:number-columns-repeated="7"/>
          <table:table-cell office:value-type="float" office:value="985.203125" calcext:value-type="float">
            <text:p>985.203125</text:p>
          </table:table-cell>
          <table:table-cell table:number-columns-repeated="6"/>
          <table:table-cell office:value-type="float" office:value="777.285072259784" calcext:value-type="float">
            <text:p>777.2850722598</text:p>
          </table:table-cell>
        </table:table-row>
        <table:table-row table:style-name="ro1">
          <table:table-cell table:number-columns-repeated="5"/>
          <table:table-cell office:value-type="float" office:value="367.203125" calcext:value-type="float">
            <text:p>367.203125</text:p>
          </table:table-cell>
          <table:table-cell table:number-columns-repeated="7"/>
          <table:table-cell office:value-type="float" office:value="980.203125" calcext:value-type="float">
            <text:p>980.203125</text:p>
          </table:table-cell>
          <table:table-cell table:number-columns-repeated="6"/>
          <table:table-cell office:value-type="float" office:value="779.073937289074" calcext:value-type="float">
            <text:p>779.0739372891</text:p>
          </table:table-cell>
        </table:table-row>
        <table:table-row table:style-name="ro1">
          <table:table-cell table:number-columns-repeated="5"/>
          <table:table-cell office:value-type="float" office:value="367.203125" calcext:value-type="float">
            <text:p>367.203125</text:p>
          </table:table-cell>
          <table:table-cell table:number-columns-repeated="7"/>
          <table:table-cell office:value-type="float" office:value="978.203125" calcext:value-type="float">
            <text:p>978.203125</text:p>
          </table:table-cell>
          <table:table-cell table:number-columns-repeated="6"/>
          <table:table-cell office:value-type="float" office:value="783.824513813356" calcext:value-type="float">
            <text:p>783.8245138134</text:p>
          </table:table-cell>
        </table:table-row>
        <table:table-row table:style-name="ro1">
          <table:table-cell table:number-columns-repeated="5"/>
          <table:table-cell office:value-type="float" office:value="367.203125" calcext:value-type="float">
            <text:p>367.203125</text:p>
          </table:table-cell>
          <table:table-cell table:number-columns-repeated="7"/>
          <table:table-cell office:value-type="float" office:value="978.203125" calcext:value-type="float">
            <text:p>978.203125</text:p>
          </table:table-cell>
          <table:table-cell table:number-columns-repeated="6"/>
          <table:table-cell office:value-type="float" office:value="796.589749689533" calcext:value-type="float">
            <text:p>796.5897496895</text:p>
          </table:table-cell>
        </table:table-row>
        <table:table-row table:style-name="ro1">
          <table:table-cell table:number-columns-repeated="5"/>
          <table:table-cell office:value-type="float" office:value="505.203125" calcext:value-type="float">
            <text:p>505.203125</text:p>
          </table:table-cell>
          <table:table-cell table:number-columns-repeated="7"/>
          <table:table-cell office:value-type="float" office:value="978.203125" calcext:value-type="float">
            <text:p>978.203125</text:p>
          </table:table-cell>
          <table:table-cell table:number-columns-repeated="6"/>
          <table:table-cell office:value-type="float" office:value="813.76850751185" calcext:value-type="float">
            <text:p>813.7685075119</text:p>
          </table:table-cell>
        </table:table-row>
        <table:table-row table:style-name="ro1">
          <table:table-cell table:number-columns-repeated="5"/>
          <table:table-cell office:value-type="float" office:value="521.203125" calcext:value-type="float">
            <text:p>521.203125</text:p>
          </table:table-cell>
          <table:table-cell table:number-columns-repeated="7"/>
          <table:table-cell office:value-type="float" office:value="978.203125" calcext:value-type="float">
            <text:p>978.203125</text:p>
          </table:table-cell>
          <table:table-cell table:number-columns-repeated="6"/>
          <table:table-cell office:value-type="float" office:value="831.338775801889" calcext:value-type="float">
            <text:p>831.3387758019</text:p>
          </table:table-cell>
        </table:table-row>
        <table:table-row table:style-name="ro1">
          <table:table-cell table:number-columns-repeated="5"/>
          <table:table-cell office:value-type="float" office:value="528.203125" calcext:value-type="float">
            <text:p>528.203125</text:p>
          </table:table-cell>
          <table:table-cell table:number-columns-repeated="7"/>
          <table:table-cell office:value-type="float" office:value="978.203125" calcext:value-type="float">
            <text:p>978.203125</text:p>
          </table:table-cell>
          <table:table-cell table:number-columns-repeated="6"/>
          <table:table-cell office:value-type="float" office:value="840.909858631533" calcext:value-type="float">
            <text:p>840.9098586315</text:p>
          </table:table-cell>
        </table:table-row>
        <table:table-row table:style-name="ro1">
          <table:table-cell table:number-columns-repeated="5"/>
          <table:table-cell office:value-type="float" office:value="530.203125" calcext:value-type="float">
            <text:p>530.203125</text:p>
          </table:table-cell>
          <table:table-cell table:number-columns-repeated="7"/>
          <table:table-cell office:value-type="float" office:value="978.203125" calcext:value-type="float">
            <text:p>978.203125</text:p>
          </table:table-cell>
          <table:table-cell table:number-columns-repeated="6"/>
          <table:table-cell office:value-type="float" office:value="844.781357684126" calcext:value-type="float">
            <text:p>844.7813576841</text:p>
          </table:table-cell>
        </table:table-row>
        <table:table-row table:style-name="ro1">
          <table:table-cell table:number-columns-repeated="5"/>
          <table:table-cell office:value-type="float" office:value="530.203125" calcext:value-type="float">
            <text:p>530.203125</text:p>
          </table:table-cell>
          <table:table-cell table:number-columns-repeated="7"/>
          <table:table-cell office:value-type="float" office:value="981.203125" calcext:value-type="float">
            <text:p>981.203125</text:p>
          </table:table-cell>
          <table:table-cell table:number-columns-repeated="6"/>
          <table:table-cell office:value-type="float" office:value="852.630837259995" calcext:value-type="float">
            <text:p>852.63083726</text:p>
          </table:table-cell>
        </table:table-row>
        <table:table-row table:style-name="ro1">
          <table:table-cell table:number-columns-repeated="5"/>
          <table:table-cell office:value-type="float" office:value="530.203125" calcext:value-type="float">
            <text:p>530.203125</text:p>
          </table:table-cell>
          <table:table-cell table:number-columns-repeated="7"/>
          <table:table-cell office:value-type="float" office:value="993.203125" calcext:value-type="float">
            <text:p>993.203125</text:p>
          </table:table-cell>
          <table:table-cell table:number-columns-repeated="6"/>
          <table:table-cell office:value-type="float" office:value="871.994721885049" calcext:value-type="float">
            <text:p>871.994721885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013.203125" calcext:value-type="float">
            <text:p>1013.203125</text:p>
          </table:table-cell>
          <table:table-cell table:number-columns-repeated="6"/>
          <table:table-cell office:value-type="float" office:value="904.540596774685" calcext:value-type="float">
            <text:p>904.5405967747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034.203125" calcext:value-type="float">
            <text:p>1034.203125</text:p>
          </table:table-cell>
          <table:table-cell table:number-columns-repeated="6"/>
          <table:table-cell office:value-type="float" office:value="939.440810438592" calcext:value-type="float">
            <text:p>939.4408104386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083.203125" calcext:value-type="float">
            <text:p>1083.203125</text:p>
          </table:table-cell>
          <table:table-cell table:number-columns-repeated="6"/>
          <table:table-cell office:value-type="float" office:value="961.982139753365" calcext:value-type="float">
            <text:p>961.9821397534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108.203125" calcext:value-type="float">
            <text:p>1108.203125</text:p>
          </table:table-cell>
          <table:table-cell table:number-columns-repeated="6"/>
          <table:table-cell office:value-type="float" office:value="965.854165105503" calcext:value-type="float">
            <text:p>965.8541651055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134.203125" calcext:value-type="float">
            <text:p>1134.203125</text:p>
          </table:table-cell>
          <table:table-cell table:number-columns-repeated="6"/>
          <table:table-cell office:value-type="float" office:value="957.841385485025" calcext:value-type="float">
            <text:p>957.841385485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163.203125" calcext:value-type="float">
            <text:p>1163.203125</text:p>
          </table:table-cell>
          <table:table-cell table:number-columns-repeated="6"/>
          <table:table-cell office:value-type="float" office:value="944.203117496067" calcext:value-type="float">
            <text:p>944.2031174961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192.203125" calcext:value-type="float">
            <text:p>1192.203125</text:p>
          </table:table-cell>
          <table:table-cell table:number-columns-repeated="6"/>
          <table:table-cell office:value-type="float" office:value="931.648027173695" calcext:value-type="float">
            <text:p>931.6480271737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19.203125" calcext:value-type="float">
            <text:p>1219.203125</text:p>
          </table:table-cell>
          <table:table-cell table:number-columns-repeated="6"/>
          <table:table-cell office:value-type="float" office:value="918.125469035417" calcext:value-type="float">
            <text:p>918.1254690354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35.203125" calcext:value-type="float">
            <text:p>1235.203125</text:p>
          </table:table-cell>
          <table:table-cell table:number-columns-repeated="6"/>
          <table:table-cell office:value-type="float" office:value="900.92212239488" calcext:value-type="float">
            <text:p>900.9221223949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48.203125" calcext:value-type="float">
            <text:p>1248.203125</text:p>
          </table:table-cell>
          <table:table-cell table:number-columns-repeated="6"/>
          <table:table-cell office:value-type="float" office:value="885.121395491" calcext:value-type="float">
            <text:p>885.121395491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52.203125" calcext:value-type="float">
            <text:p>1252.203125</text:p>
          </table:table-cell>
          <table:table-cell table:number-columns-repeated="6"/>
          <table:table-cell office:value-type="float" office:value="875.055613001753" calcext:value-type="float">
            <text:p>875.0556130018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52.203125" calcext:value-type="float">
            <text:p>1252.203125</text:p>
          </table:table-cell>
          <table:table-cell table:number-columns-repeated="6"/>
          <table:table-cell office:value-type="float" office:value="872.341476553577" calcext:value-type="float">
            <text:p>872.3414765536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52.203125" calcext:value-type="float">
            <text:p>1252.203125</text:p>
          </table:table-cell>
          <table:table-cell table:number-columns-repeated="6"/>
          <table:table-cell office:value-type="float" office:value="872.179107161722" calcext:value-type="float">
            <text:p>872.1791071617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866.365940351973" calcext:value-type="float">
            <text:p>866.365940352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851.356938897688" calcext:value-type="float">
            <text:p>851.3569388977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839.281432496338" calcext:value-type="float">
            <text:p>839.2814324963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830.955276073146" calcext:value-type="float">
            <text:p>830.9552760731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824.138815860928" calcext:value-type="float">
            <text:p>824.1388158609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814.652521455679" calcext:value-type="float">
            <text:p>814.6525214557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798.1385810991" calcext:value-type="float">
            <text:p>798.1385810991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782.187784518774" calcext:value-type="float">
            <text:p>782.1877845188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775.609147475178" calcext:value-type="float">
            <text:p>775.6091474752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783.486198211756" calcext:value-type="float">
            <text:p>783.4861982118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802.23723322539" calcext:value-type="float">
            <text:p>802.2372332254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820.477476391258" calcext:value-type="float">
            <text:p>820.4774763913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827.980018457166" calcext:value-type="float">
            <text:p>827.9800184572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823.611069887219" calcext:value-type="float">
            <text:p>823.6110698872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814.349134287947" calcext:value-type="float">
            <text:p>814.3491342879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810.88458416459" calcext:value-type="float">
            <text:p>810.8845841646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820.051207990524" calcext:value-type="float">
            <text:p>820.0512079905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835.461984255953" calcext:value-type="float">
            <text:p>835.461984256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846.836796952033" calcext:value-type="float">
            <text:p>846.836796952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842.797431073795" calcext:value-type="float">
            <text:p>842.7974310738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817.311763831762" calcext:value-type="float">
            <text:p>817.3117638318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775.111040115844" calcext:value-type="float">
            <text:p>775.1110401158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736.44977575337" calcext:value-type="float">
            <text:p>736.4497757534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722.153235568557" calcext:value-type="float">
            <text:p>722.1532355686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734.760434404907" calcext:value-type="float">
            <text:p>734.7604344049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761.895012505186" calcext:value-type="float">
            <text:p>761.8950125052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788.905566616599" calcext:value-type="float">
            <text:p>788.9055666166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801.957619234882" calcext:value-type="float">
            <text:p>801.9576192349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796.241692875475" calcext:value-type="float">
            <text:p>796.2416928755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779.017013119346" calcext:value-type="float">
            <text:p>779.0170131193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764.103709744223" calcext:value-type="float">
            <text:p>764.1037097442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760.274228408033" calcext:value-type="float">
            <text:p>760.274228408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758.591385337873" calcext:value-type="float">
            <text:p>758.5913853379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755.507096754026" calcext:value-type="float">
            <text:p>755.507096754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748.935034820386" calcext:value-type="float">
            <text:p>748.9350348204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744.537088839616" calcext:value-type="float">
            <text:p>744.5370888396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754.844245851566" calcext:value-type="float">
            <text:p>754.8442458516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769.633966631329" calcext:value-type="float">
            <text:p>769.6339666313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776.371999514571" calcext:value-type="float">
            <text:p>776.3719995146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float" office:value="778.990226383765" calcext:value-type="float">
            <text:p>778.9902263838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6"/>
          <table:table-cell office:value-type="string" calcext:value-type="string">
            <text:p>"</text:p>
          </table:table-cell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7"/>
          <table:table-cell office:value-type="float" office:value="1201.203125" calcext:value-type="float">
            <text:p>1201.20312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512.203125" calcext:value-type="float">
            <text:p>512.203125</text:p>
          </table:table-cell>
          <table:table-cell table:number-columns-repeated="15"/>
        </table:table-row>
      </table:table>
      <table:table table:name="Magnitude" table:style-name="ta1">
        <table:shapes>
          <draw:frame draw:z-index="0" draw:style-name="gr1" draw:text-style-name="P1" svg:width="6.2988in" svg:height="3.5429in" svg:x="2.9909in" svg:y="0.0394in">
            <draw:object draw:notify-on-update-of-ranges="Magnitude.A1:Magnitude.A119 Magnitude.B1:Magnitude.B119 Magnitude.C1:Magnitude.C11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float" office:value="0.000000543775906444681" calcext:value-type="float">
            <text:p>5.44E-007</text:p>
          </table:table-cell>
          <table:table-cell table:style-name="ce1" office:value-type="float" office:value="0.000000840658962742785" calcext:value-type="float">
            <text:p>8.41E-007</text:p>
          </table:table-cell>
          <table:table-cell/>
        </table:table-row>
        <table:table-row table:style-name="ro1">
          <table:table-cell office:value-type="float" office:value="0.00657751468740832" calcext:value-type="float">
            <text:p>0.0065775147</text:p>
          </table:table-cell>
          <table:table-cell table:style-name="ce1" office:value-type="float" office:value="0.000000840658962742785" calcext:value-type="float">
            <text:p>8.41E-007</text:p>
          </table:table-cell>
          <table:table-cell/>
        </table:table-row>
        <table:table-row table:style-name="ro1">
          <table:table-cell office:value-type="float" office:value="0.00657751468740832" calcext:value-type="float">
            <text:p>0.0065775147</text:p>
          </table:table-cell>
          <table:table-cell office:value-type="float" office:value="0.00814475505329494" calcext:value-type="float">
            <text:p>0.0081447551</text:p>
          </table:table-cell>
          <table:table-cell/>
        </table:table-row>
        <table:table-row table:style-name="ro1">
          <table:table-cell office:value-type="float" office:value="0.00904297699405327" calcext:value-type="float">
            <text:p>0.009042977</text:p>
          </table:table-cell>
          <table:table-cell office:value-type="float" office:value="0.00814475505329494" calcext:value-type="float">
            <text:p>0.0081447551</text:p>
          </table:table-cell>
          <table:table-cell/>
        </table:table-row>
        <table:table-row table:style-name="ro1">
          <table:table-cell office:value-type="float" office:value="0.00904297699405327" calcext:value-type="float">
            <text:p>0.009042977</text:p>
          </table:table-cell>
          <table:table-cell office:value-type="float" office:value="0.00814475505329494" calcext:value-type="float">
            <text:p>0.0081447551</text:p>
          </table:table-cell>
          <table:table-cell/>
        </table:table-row>
        <table:table-row table:style-name="ro1">
          <table:table-cell office:value-type="float" office:value="0.00904297699405327" calcext:value-type="float">
            <text:p>0.009042977</text:p>
          </table:table-cell>
          <table:table-cell office:value-type="float" office:value="0.125960764840248" calcext:value-type="float">
            <text:p>0.1259607648</text:p>
          </table:table-cell>
          <table:table-cell/>
        </table:table-row>
        <table:table-row table:style-name="ro1">
          <table:table-cell office:value-type="float" office:value="0.00849217535703051" calcext:value-type="float">
            <text:p>0.0084921754</text:p>
          </table:table-cell>
          <table:table-cell office:value-type="float" office:value="0.125960764840248" calcext:value-type="float">
            <text:p>0.1259607648</text:p>
          </table:table-cell>
          <table:table-cell/>
        </table:table-row>
        <table:table-row table:style-name="ro1">
          <table:table-cell office:value-type="float" office:value="0.00849217535703051" calcext:value-type="float">
            <text:p>0.0084921754</text:p>
          </table:table-cell>
          <table:table-cell office:value-type="float" office:value="0.125960764840248" calcext:value-type="float">
            <text:p>0.1259607648</text:p>
          </table:table-cell>
          <table:table-cell/>
        </table:table-row>
        <table:table-row table:style-name="ro1">
          <table:table-cell office:value-type="float" office:value="0.00849217535703051" calcext:value-type="float">
            <text:p>0.0084921754</text:p>
          </table:table-cell>
          <table:table-cell office:value-type="float" office:value="0.261930499545102" calcext:value-type="float">
            <text:p>0.2619304995</text:p>
          </table:table-cell>
          <table:table-cell/>
        </table:table-row>
        <table:table-row table:style-name="ro1">
          <table:table-cell office:value-type="float" office:value="0.00977469418039562" calcext:value-type="float">
            <text:p>0.0097746942</text:p>
          </table:table-cell>
          <table:table-cell office:value-type="float" office:value="0.261930499545102" calcext:value-type="float">
            <text:p>0.2619304995</text:p>
          </table:table-cell>
          <table:table-cell/>
        </table:table-row>
        <table:table-row table:style-name="ro1">
          <table:table-cell office:value-type="float" office:value="0.00977469418039562" calcext:value-type="float">
            <text:p>0.0097746942</text:p>
          </table:table-cell>
          <table:table-cell office:value-type="float" office:value="0.261930499545102" calcext:value-type="float">
            <text:p>0.2619304995</text:p>
          </table:table-cell>
          <table:table-cell/>
        </table:table-row>
        <table:table-row table:style-name="ro1">
          <table:table-cell office:value-type="float" office:value="0.00977469418039562" calcext:value-type="float">
            <text:p>0.0097746942</text:p>
          </table:table-cell>
          <table:table-cell office:value-type="float" office:value="0.34808220959915" calcext:value-type="float">
            <text:p>0.3480822096</text:p>
          </table:table-cell>
          <table:table-cell/>
        </table:table-row>
        <table:table-row table:style-name="ro1">
          <table:table-cell office:value-type="float" office:value="0.00929064746212855" calcext:value-type="float">
            <text:p>0.0092906475</text:p>
          </table:table-cell>
          <table:table-cell office:value-type="float" office:value="0.34808220959915" calcext:value-type="float">
            <text:p>0.3480822096</text:p>
          </table:table-cell>
          <table:table-cell/>
        </table:table-row>
        <table:table-row table:style-name="ro1">
          <table:table-cell office:value-type="float" office:value="0.00929064746212855" calcext:value-type="float">
            <text:p>0.0092906475</text:p>
          </table:table-cell>
          <table:table-cell office:value-type="float" office:value="0.34808220959915" calcext:value-type="float">
            <text:p>0.3480822096</text:p>
          </table:table-cell>
          <table:table-cell/>
        </table:table-row>
        <table:table-row table:style-name="ro1">
          <table:table-cell office:value-type="float" office:value="0.00929064746212855" calcext:value-type="float">
            <text:p>0.0092906475</text:p>
          </table:table-cell>
          <table:table-cell office:value-type="float" office:value="0.477045198625295" calcext:value-type="float">
            <text:p>0.4770451986</text:p>
          </table:table-cell>
          <table:table-cell/>
        </table:table-row>
        <table:table-row table:style-name="ro1">
          <table:table-cell office:value-type="float" office:value="0.0126000289719903" calcext:value-type="float">
            <text:p>0.012600029</text:p>
          </table:table-cell>
          <table:table-cell office:value-type="float" office:value="0.477045198625295" calcext:value-type="float">
            <text:p>0.4770451986</text:p>
          </table:table-cell>
          <table:table-cell/>
        </table:table-row>
        <table:table-row table:style-name="ro1">
          <table:table-cell office:value-type="float" office:value="0.0126000289719903" calcext:value-type="float">
            <text:p>0.012600029</text:p>
          </table:table-cell>
          <table:table-cell office:value-type="float" office:value="0.390158269060427" calcext:value-type="float">
            <text:p>0.3901582691</text:p>
          </table:table-cell>
          <table:table-cell/>
        </table:table-row>
        <table:table-row table:style-name="ro1">
          <table:table-cell office:value-type="float" office:value="0.0126000289719903" calcext:value-type="float">
            <text:p>0.012600029</text:p>
          </table:table-cell>
          <table:table-cell office:value-type="float" office:value="0.390158269060427" calcext:value-type="float">
            <text:p>0.3901582691</text:p>
          </table:table-cell>
          <table:table-cell/>
        </table:table-row>
        <table:table-row table:style-name="ro1">
          <table:table-cell office:value-type="float" office:value="0.0082637472498877" calcext:value-type="float">
            <text:p>0.0082637472</text:p>
          </table:table-cell>
          <table:table-cell office:value-type="float" office:value="0.390158269060427" calcext:value-type="float">
            <text:p>0.3901582691</text:p>
          </table:table-cell>
          <table:table-cell table:style-name="ce1" office:value-type="float" office:value="0.000000729651634266752" calcext:value-type="float">
            <text:p>7.30E-007</text:p>
          </table:table-cell>
        </table:table-row>
        <table:table-row table:style-name="ro1">
          <table:table-cell office:value-type="float" office:value="0.0082637472498877" calcext:value-type="float">
            <text:p>0.0082637472</text:p>
          </table:table-cell>
          <table:table-cell office:value-type="float" office:value="0.435591059797256" calcext:value-type="float">
            <text:p>0.4355910598</text:p>
          </table:table-cell>
          <table:table-cell table:style-name="ce1" office:value-type="float" office:value="0.000000729651634266752" calcext:value-type="float">
            <text:p>7.30E-007</text:p>
          </table:table-cell>
        </table:table-row>
        <table:table-row table:style-name="ro1">
          <table:table-cell office:value-type="float" office:value="0.0082637472498877" calcext:value-type="float">
            <text:p>0.0082637472</text:p>
          </table:table-cell>
          <table:table-cell office:value-type="float" office:value="0.435591059797256" calcext:value-type="float">
            <text:p>0.4355910598</text:p>
          </table:table-cell>
          <table:table-cell office:value-type="float" office:value="0.00678889831438106" calcext:value-type="float">
            <text:p>0.0067888983</text:p>
          </table:table-cell>
        </table:table-row>
        <table:table-row table:style-name="ro1">
          <table:table-cell office:value-type="float" office:value="0.165302199182861" calcext:value-type="float">
            <text:p>0.1653021992</text:p>
          </table:table-cell>
          <table:table-cell office:value-type="float" office:value="0.435591059797256" calcext:value-type="float">
            <text:p>0.4355910598</text:p>
          </table:table-cell>
          <table:table-cell office:value-type="float" office:value="0.00678889831438106" calcext:value-type="float">
            <text:p>0.0067888983</text:p>
          </table:table-cell>
        </table:table-row>
        <table:table-row table:style-name="ro1">
          <table:table-cell office:value-type="float" office:value="0.165302199182861" calcext:value-type="float">
            <text:p>0.1653021992</text:p>
          </table:table-cell>
          <table:table-cell office:value-type="float" office:value="0.363707306671279" calcext:value-type="float">
            <text:p>0.3637073067</text:p>
          </table:table-cell>
          <table:table-cell office:value-type="float" office:value="0.00678889831438106" calcext:value-type="float">
            <text:p>0.0067888983</text:p>
          </table:table-cell>
        </table:table-row>
        <table:table-row table:style-name="ro1">
          <table:table-cell office:value-type="float" office:value="0.111698481954712" calcext:value-type="float">
            <text:p>0.111698482</text:p>
          </table:table-cell>
          <table:table-cell office:value-type="float" office:value="0.363707306671279" calcext:value-type="float">
            <text:p>0.3637073067</text:p>
          </table:table-cell>
          <table:table-cell office:value-type="float" office:value="0.00805524111571206" calcext:value-type="float">
            <text:p>0.0080552411</text:p>
          </table:table-cell>
        </table:table-row>
        <table:table-row table:style-name="ro1">
          <table:table-cell office:value-type="float" office:value="0.111698481954712" calcext:value-type="float">
            <text:p>0.111698482</text:p>
          </table:table-cell>
          <table:table-cell office:value-type="float" office:value="0.363707306671279" calcext:value-type="float">
            <text:p>0.3637073067</text:p>
          </table:table-cell>
          <table:table-cell office:value-type="float" office:value="0.00882128465623132" calcext:value-type="float">
            <text:p>0.0088212847</text:p>
          </table:table-cell>
        </table:table-row>
        <table:table-row table:style-name="ro1">
          <table:table-cell office:value-type="float" office:value="0.111698481954712" calcext:value-type="float">
            <text:p>0.111698482</text:p>
          </table:table-cell>
          <table:table-cell office:value-type="float" office:value="0.405294722021458" calcext:value-type="float">
            <text:p>0.405294722</text:p>
          </table:table-cell>
          <table:table-cell office:value-type="float" office:value="0.00882128465623132" calcext:value-type="float">
            <text:p>0.0088212847</text:p>
          </table:table-cell>
        </table:table-row>
        <table:table-row table:style-name="ro1">
          <table:table-cell office:value-type="float" office:value="0.0973661475436455" calcext:value-type="float">
            <text:p>0.0973661475</text:p>
          </table:table-cell>
          <table:table-cell office:value-type="float" office:value="0.405294722021458" calcext:value-type="float">
            <text:p>0.405294722</text:p>
          </table:table-cell>
          <table:table-cell office:value-type="float" office:value="0.00805002476227697" calcext:value-type="float">
            <text:p>0.0080500248</text:p>
          </table:table-cell>
        </table:table-row>
        <table:table-row table:style-name="ro1">
          <table:table-cell office:value-type="float" office:value="0.0973661475436455" calcext:value-type="float">
            <text:p>0.0973661475</text:p>
          </table:table-cell>
          <table:table-cell office:value-type="float" office:value="0.405294722021458" calcext:value-type="float">
            <text:p>0.405294722</text:p>
          </table:table-cell>
          <table:table-cell office:value-type="float" office:value="0.00805002476227697" calcext:value-type="float">
            <text:p>0.0080500248</text:p>
          </table:table-cell>
        </table:table-row>
        <table:table-row table:style-name="ro1">
          <table:table-cell office:value-type="float" office:value="0.0973661475436455" calcext:value-type="float">
            <text:p>0.0973661475</text:p>
          </table:table-cell>
          <table:table-cell office:value-type="float" office:value="0.332021461838404" calcext:value-type="float">
            <text:p>0.3320214618</text:p>
          </table:table-cell>
          <table:table-cell office:value-type="float" office:value="0.00805002476227697" calcext:value-type="float">
            <text:p>0.0080500248</text:p>
          </table:table-cell>
        </table:table-row>
        <table:table-row table:style-name="ro1">
          <table:table-cell office:value-type="float" office:value="0.230447636359587" calcext:value-type="float">
            <text:p>0.2304476364</text:p>
          </table:table-cell>
          <table:table-cell office:value-type="float" office:value="0.332021461838404" calcext:value-type="float">
            <text:p>0.3320214618</text:p>
          </table:table-cell>
          <table:table-cell office:value-type="float" office:value="0.0173666724000009" calcext:value-type="float">
            <text:p>0.0173666724</text:p>
          </table:table-cell>
        </table:table-row>
        <table:table-row table:style-name="ro1">
          <table:table-cell office:value-type="float" office:value="0.230447636359587" calcext:value-type="float">
            <text:p>0.2304476364</text:p>
          </table:table-cell>
          <table:table-cell office:value-type="float" office:value="0.265284659543658" calcext:value-type="float">
            <text:p>0.2652846595</text:p>
          </table:table-cell>
          <table:table-cell office:value-type="float" office:value="0.0173666724000009" calcext:value-type="float">
            <text:p>0.0173666724</text:p>
          </table:table-cell>
        </table:table-row>
        <table:table-row table:style-name="ro1">
          <table:table-cell office:value-type="float" office:value="0.261835847168081" calcext:value-type="float">
            <text:p>0.2618358472</text:p>
          </table:table-cell>
          <table:table-cell office:value-type="float" office:value="0.265284659543658" calcext:value-type="float">
            <text:p>0.2652846595</text:p>
          </table:table-cell>
          <table:table-cell office:value-type="float" office:value="0.0173666724000009" calcext:value-type="float">
            <text:p>0.0173666724</text:p>
          </table:table-cell>
        </table:table-row>
        <table:table-row table:style-name="ro1">
          <table:table-cell office:value-type="float" office:value="0.261835847168081" calcext:value-type="float">
            <text:p>0.2618358472</text:p>
          </table:table-cell>
          <table:table-cell office:value-type="float" office:value="0.265284659543658" calcext:value-type="float">
            <text:p>0.2652846595</text:p>
          </table:table-cell>
          <table:table-cell office:value-type="float" office:value="0.153101906462214" calcext:value-type="float">
            <text:p>0.1531019065</text:p>
          </table:table-cell>
        </table:table-row>
        <table:table-row table:style-name="ro1">
          <table:table-cell office:value-type="float" office:value="0.261835847168081" calcext:value-type="float">
            <text:p>0.2618358472</text:p>
          </table:table-cell>
          <table:table-cell office:value-type="float" office:value="0.240062468839139" calcext:value-type="float">
            <text:p>0.2400624688</text:p>
          </table:table-cell>
          <table:table-cell office:value-type="float" office:value="0.153101906462214" calcext:value-type="float">
            <text:p>0.1531019065</text:p>
          </table:table-cell>
        </table:table-row>
        <table:table-row table:style-name="ro1">
          <table:table-cell office:value-type="float" office:value="0.298869059704845" calcext:value-type="float">
            <text:p>0.2988690597</text:p>
          </table:table-cell>
          <table:table-cell office:value-type="float" office:value="0.240062468839139" calcext:value-type="float">
            <text:p>0.2400624688</text:p>
          </table:table-cell>
          <table:table-cell office:value-type="float" office:value="0.153101906462214" calcext:value-type="float">
            <text:p>0.1531019065</text:p>
          </table:table-cell>
        </table:table-row>
        <table:table-row table:style-name="ro1">
          <table:table-cell office:value-type="float" office:value="0.298869059704845" calcext:value-type="float">
            <text:p>0.2988690597</text:p>
          </table:table-cell>
          <table:table-cell office:value-type="float" office:value="0.240062468839139" calcext:value-type="float">
            <text:p>0.2400624688</text:p>
          </table:table-cell>
          <table:table-cell office:value-type="float" office:value="0.153101906462214" calcext:value-type="float">
            <text:p>0.1531019065</text:p>
          </table:table-cell>
        </table:table-row>
        <table:table-row table:style-name="ro1">
          <table:table-cell office:value-type="float" office:value="0.298869059704845" calcext:value-type="float">
            <text:p>0.2988690597</text:p>
          </table:table-cell>
          <table:table-cell office:value-type="float" office:value="0.240562025349697" calcext:value-type="float">
            <text:p>0.2405620253</text:p>
          </table:table-cell>
          <table:table-cell office:value-type="float" office:value="0.573804102576396" calcext:value-type="float">
            <text:p>0.5738041026</text:p>
          </table:table-cell>
        </table:table-row>
        <table:table-row table:style-name="ro1">
          <table:table-cell office:value-type="float" office:value="0.307744117967524" calcext:value-type="float">
            <text:p>0.307744118</text:p>
          </table:table-cell>
          <table:table-cell office:value-type="float" office:value="0.240562025349697" calcext:value-type="float">
            <text:p>0.2405620253</text:p>
          </table:table-cell>
          <table:table-cell office:value-type="float" office:value="0.573804102576396" calcext:value-type="float">
            <text:p>0.5738041026</text:p>
          </table:table-cell>
        </table:table-row>
        <table:table-row table:style-name="ro1">
          <table:table-cell office:value-type="float" office:value="0.307744117967524" calcext:value-type="float">
            <text:p>0.307744118</text:p>
          </table:table-cell>
          <table:table-cell office:value-type="float" office:value="0.240562025349697" calcext:value-type="float">
            <text:p>0.2405620253</text:p>
          </table:table-cell>
          <table:table-cell office:value-type="float" office:value="0.591497456128852" calcext:value-type="float">
            <text:p>0.5914974561</text:p>
          </table:table-cell>
        </table:table-row>
        <table:table-row table:style-name="ro1">
          <table:table-cell office:value-type="float" office:value="0.307744117967524" calcext:value-type="float">
            <text:p>0.307744118</text:p>
          </table:table-cell>
          <table:table-cell office:value-type="float" office:value="0.165065870341734" calcext:value-type="float">
            <text:p>0.1650658703</text:p>
          </table:table-cell>
          <table:table-cell office:value-type="float" office:value="0.591497456128852" calcext:value-type="float">
            <text:p>0.5914974561</text:p>
          </table:table-cell>
        </table:table-row>
        <table:table-row table:style-name="ro1">
          <table:table-cell office:value-type="float" office:value="0.373979205856119" calcext:value-type="float">
            <text:p>0.3739792059</text:p>
          </table:table-cell>
          <table:table-cell office:value-type="float" office:value="0.165065870341734" calcext:value-type="float">
            <text:p>0.1650658703</text:p>
          </table:table-cell>
          <table:table-cell office:value-type="float" office:value="0.591497456128852" calcext:value-type="float">
            <text:p>0.5914974561</text:p>
          </table:table-cell>
        </table:table-row>
        <table:table-row table:style-name="ro1">
          <table:table-cell office:value-type="float" office:value="0.373979205856119" calcext:value-type="float">
            <text:p>0.3739792059</text:p>
          </table:table-cell>
          <table:table-cell office:value-type="float" office:value="0.165065870341734" calcext:value-type="float">
            <text:p>0.1650658703</text:p>
          </table:table-cell>
          <table:table-cell office:value-type="float" office:value="0.49296195076472" calcext:value-type="float">
            <text:p>0.4929619508</text:p>
          </table:table-cell>
        </table:table-row>
        <table:table-row table:style-name="ro1">
          <table:table-cell office:value-type="float" office:value="0.373979205856119" calcext:value-type="float">
            <text:p>0.3739792059</text:p>
          </table:table-cell>
          <table:table-cell office:value-type="float" office:value="0.127393369934007" calcext:value-type="float">
            <text:p>0.1273933699</text:p>
          </table:table-cell>
          <table:table-cell office:value-type="float" office:value="0.49296195076472" calcext:value-type="float">
            <text:p>0.4929619508</text:p>
          </table:table-cell>
        </table:table-row>
        <table:table-row table:style-name="ro1">
          <table:table-cell office:value-type="float" office:value="0.358595952977316" calcext:value-type="float">
            <text:p>0.358595953</text:p>
          </table:table-cell>
          <table:table-cell office:value-type="float" office:value="0.127393369934007" calcext:value-type="float">
            <text:p>0.1273933699</text:p>
          </table:table-cell>
          <table:table-cell office:value-type="float" office:value="0.49296195076472" calcext:value-type="float">
            <text:p>0.4929619508</text:p>
          </table:table-cell>
        </table:table-row>
        <table:table-row table:style-name="ro1">
          <table:table-cell office:value-type="float" office:value="0.358595952977316" calcext:value-type="float">
            <text:p>0.358595953</text:p>
          </table:table-cell>
          <table:table-cell office:value-type="float" office:value="0.0996511341305501" calcext:value-type="float">
            <text:p>0.0996511341</text:p>
          </table:table-cell>
          <table:table-cell office:value-type="float" office:value="0.492939152094734" calcext:value-type="float">
            <text:p>0.4929391521</text:p>
          </table:table-cell>
        </table:table-row>
        <table:table-row table:style-name="ro1">
          <table:table-cell office:value-type="float" office:value="0.358595952977316" calcext:value-type="float">
            <text:p>0.358595953</text:p>
          </table:table-cell>
          <table:table-cell office:value-type="float" office:value="0.0996511341305501" calcext:value-type="float">
            <text:p>0.0996511341</text:p>
          </table:table-cell>
          <table:table-cell office:value-type="float" office:value="0.492939152094734" calcext:value-type="float">
            <text:p>0.4929391521</text:p>
          </table:table-cell>
        </table:table-row>
        <table:table-row table:style-name="ro1">
          <table:table-cell office:value-type="float" office:value="0.386274619684761" calcext:value-type="float">
            <text:p>0.3862746197</text:p>
          </table:table-cell>
          <table:table-cell office:value-type="float" office:value="0.0996511341305501" calcext:value-type="float">
            <text:p>0.0996511341</text:p>
          </table:table-cell>
          <table:table-cell office:value-type="float" office:value="0.492939152094734" calcext:value-type="float">
            <text:p>0.4929391521</text:p>
          </table:table-cell>
        </table:table-row>
        <table:table-row table:style-name="ro1">
          <table:table-cell office:value-type="float" office:value="0.386274619684761" calcext:value-type="float">
            <text:p>0.3862746197</text:p>
          </table:table-cell>
          <table:table-cell office:value-type="float" office:value="0.113439967507906" calcext:value-type="float">
            <text:p>0.1134399675</text:p>
          </table:table-cell>
          <table:table-cell office:value-type="float" office:value="0.292917183660625" calcext:value-type="float">
            <text:p>0.2929171837</text:p>
          </table:table-cell>
        </table:table-row>
        <table:table-row table:style-name="ro1">
          <table:table-cell office:value-type="float" office:value="0.279578428971634" calcext:value-type="float">
            <text:p>0.279578429</text:p>
          </table:table-cell>
          <table:table-cell office:value-type="float" office:value="0.113439967507906" calcext:value-type="float">
            <text:p>0.1134399675</text:p>
          </table:table-cell>
          <table:table-cell office:value-type="float" office:value="0.292917183660625" calcext:value-type="float">
            <text:p>0.2929171837</text:p>
          </table:table-cell>
        </table:table-row>
        <table:table-row table:style-name="ro1">
          <table:table-cell office:value-type="float" office:value="0.279578428971634" calcext:value-type="float">
            <text:p>0.279578429</text:p>
          </table:table-cell>
          <table:table-cell office:value-type="float" office:value="0.113439967507906" calcext:value-type="float">
            <text:p>0.1134399675</text:p>
          </table:table-cell>
          <table:table-cell office:value-type="float" office:value="0.20111867704092" calcext:value-type="float">
            <text:p>0.201118677</text:p>
          </table:table-cell>
        </table:table-row>
        <table:table-row table:style-name="ro1">
          <table:table-cell office:value-type="float" office:value="0.279578428971634" calcext:value-type="float">
            <text:p>0.279578429</text:p>
          </table:table-cell>
          <table:table-cell office:value-type="float" office:value="0.101415003403857" calcext:value-type="float">
            <text:p>0.1014150034</text:p>
          </table:table-cell>
          <table:table-cell office:value-type="float" office:value="0.20111867704092" calcext:value-type="float">
            <text:p>0.201118677</text:p>
          </table:table-cell>
        </table:table-row>
        <table:table-row table:style-name="ro1">
          <table:table-cell office:value-type="float" office:value="0.272158792375334" calcext:value-type="float">
            <text:p>0.2721587924</text:p>
          </table:table-cell>
          <table:table-cell office:value-type="float" office:value="0.101415003403857" calcext:value-type="float">
            <text:p>0.1014150034</text:p>
          </table:table-cell>
          <table:table-cell office:value-type="float" office:value="0.20111867704092" calcext:value-type="float">
            <text:p>0.201118677</text:p>
          </table:table-cell>
        </table:table-row>
        <table:table-row table:style-name="ro1">
          <table:table-cell office:value-type="float" office:value="0.272158792375334" calcext:value-type="float">
            <text:p>0.2721587924</text:p>
          </table:table-cell>
          <table:table-cell office:value-type="float" office:value="0.0559501608555811" calcext:value-type="float">
            <text:p>0.0559501609</text:p>
          </table:table-cell>
          <table:table-cell office:value-type="float" office:value="0.374857690526171" calcext:value-type="float">
            <text:p>0.3748576905</text:p>
          </table:table-cell>
        </table:table-row>
        <table:table-row table:style-name="ro1">
          <table:table-cell office:value-type="float" office:value="0.272158792375334" calcext:value-type="float">
            <text:p>0.2721587924</text:p>
          </table:table-cell>
          <table:table-cell office:value-type="float" office:value="0.0559501608555811" calcext:value-type="float">
            <text:p>0.0559501609</text:p>
          </table:table-cell>
          <table:table-cell office:value-type="float" office:value="0.374857690526171" calcext:value-type="float">
            <text:p>0.3748576905</text:p>
          </table:table-cell>
        </table:table-row>
        <table:table-row table:style-name="ro1">
          <table:table-cell office:value-type="float" office:value="0.241142198494061" calcext:value-type="float">
            <text:p>0.2411421985</text:p>
          </table:table-cell>
          <table:table-cell office:value-type="float" office:value="0.0559501608555811" calcext:value-type="float">
            <text:p>0.0559501609</text:p>
          </table:table-cell>
          <table:table-cell office:value-type="float" office:value="0.254108796176326" calcext:value-type="float">
            <text:p>0.2541087962</text:p>
          </table:table-cell>
        </table:table-row>
        <table:table-row table:style-name="ro1">
          <table:table-cell office:value-type="float" office:value="0.241142198494061" calcext:value-type="float">
            <text:p>0.2411421985</text:p>
          </table:table-cell>
          <table:table-cell office:value-type="float" office:value="0.0232105879948114" calcext:value-type="float">
            <text:p>0.023210588</text:p>
          </table:table-cell>
          <table:table-cell office:value-type="float" office:value="0.254108796176326" calcext:value-type="float">
            <text:p>0.2541087962</text:p>
          </table:table-cell>
        </table:table-row>
        <table:table-row table:style-name="ro1">
          <table:table-cell office:value-type="float" office:value="0.241142198494061" calcext:value-type="float">
            <text:p>0.2411421985</text:p>
          </table:table-cell>
          <table:table-cell office:value-type="float" office:value="0.0232105879948114" calcext:value-type="float">
            <text:p>0.023210588</text:p>
          </table:table-cell>
          <table:table-cell office:value-type="float" office:value="0.254108796176326" calcext:value-type="float">
            <text:p>0.2541087962</text:p>
          </table:table-cell>
        </table:table-row>
        <table:table-row table:style-name="ro1">
          <table:table-cell office:value-type="float" office:value="0.259863524401809" calcext:value-type="float">
            <text:p>0.2598635244</text:p>
          </table:table-cell>
          <table:table-cell/>
          <table:table-cell office:value-type="float" office:value="0.283731728491811" calcext:value-type="float">
            <text:p>0.2837317285</text:p>
          </table:table-cell>
        </table:table-row>
        <table:table-row table:style-name="ro1">
          <table:table-cell office:value-type="float" office:value="0.259863524401809" calcext:value-type="float">
            <text:p>0.2598635244</text:p>
          </table:table-cell>
          <table:table-cell/>
          <table:table-cell office:value-type="float" office:value="0.283731728491811" calcext:value-type="float">
            <text:p>0.2837317285</text:p>
          </table:table-cell>
        </table:table-row>
        <table:table-row table:style-name="ro1">
          <table:table-cell office:value-type="float" office:value="0.250154357032198" calcext:value-type="float">
            <text:p>0.250154357</text:p>
          </table:table-cell>
          <table:table-cell/>
          <table:table-cell office:value-type="float" office:value="0.283731728491811" calcext:value-type="float">
            <text:p>0.2837317285</text:p>
          </table:table-cell>
        </table:table-row>
        <table:table-row table:style-name="ro1">
          <table:table-cell office:value-type="float" office:value="0.250154357032198" calcext:value-type="float">
            <text:p>0.250154357</text:p>
          </table:table-cell>
          <table:table-cell/>
          <table:table-cell office:value-type="float" office:value="0.39304880243269" calcext:value-type="float">
            <text:p>0.3930488024</text:p>
          </table:table-cell>
        </table:table-row>
        <table:table-row table:style-name="ro1">
          <table:table-cell office:value-type="float" office:value="0.250154357032198" calcext:value-type="float">
            <text:p>0.250154357</text:p>
          </table:table-cell>
          <table:table-cell/>
          <table:table-cell office:value-type="float" office:value="0.39304880243269" calcext:value-type="float">
            <text:p>0.3930488024</text:p>
          </table:table-cell>
        </table:table-row>
        <table:table-row table:style-name="ro1">
          <table:table-cell office:value-type="float" office:value="0.177723700356041" calcext:value-type="float">
            <text:p>0.1777237004</text:p>
          </table:table-cell>
          <table:table-cell/>
          <table:table-cell office:value-type="float" office:value="0.39304880243269" calcext:value-type="float">
            <text:p>0.3930488024</text:p>
          </table:table-cell>
        </table:table-row>
        <table:table-row table:style-name="ro1">
          <table:table-cell office:value-type="float" office:value="0.177723700356041" calcext:value-type="float">
            <text:p>0.1777237004</text:p>
          </table:table-cell>
          <table:table-cell/>
          <table:table-cell office:value-type="float" office:value="0.301163541588295" calcext:value-type="float">
            <text:p>0.3011635416</text:p>
          </table:table-cell>
        </table:table-row>
        <table:table-row table:style-name="ro1">
          <table:table-cell office:value-type="float" office:value="0.177723700356041" calcext:value-type="float">
            <text:p>0.1777237004</text:p>
          </table:table-cell>
          <table:table-cell/>
          <table:table-cell office:value-type="float" office:value="0.301163541588295" calcext:value-type="float">
            <text:p>0.3011635416</text:p>
          </table:table-cell>
        </table:table-row>
        <table:table-row table:style-name="ro1">
          <table:table-cell office:value-type="float" office:value="0.183079720379892" calcext:value-type="float">
            <text:p>0.1830797204</text:p>
          </table:table-cell>
          <table:table-cell/>
          <table:table-cell office:value-type="float" office:value="0.301163541588295" calcext:value-type="float">
            <text:p>0.3011635416</text:p>
          </table:table-cell>
        </table:table-row>
        <table:table-row table:style-name="ro1">
          <table:table-cell office:value-type="float" office:value="0.183079720379892" calcext:value-type="float">
            <text:p>0.1830797204</text:p>
          </table:table-cell>
          <table:table-cell/>
          <table:table-cell office:value-type="float" office:value="0.481656830323571" calcext:value-type="float">
            <text:p>0.4816568303</text:p>
          </table:table-cell>
        </table:table-row>
        <table:table-row table:style-name="ro1">
          <table:table-cell office:value-type="float" office:value="0.183079720379892" calcext:value-type="float">
            <text:p>0.1830797204</text:p>
          </table:table-cell>
          <table:table-cell/>
          <table:table-cell office:value-type="float" office:value="0.481656830323571" calcext:value-type="float">
            <text:p>0.4816568303</text:p>
          </table:table-cell>
        </table:table-row>
        <table:table-row table:style-name="ro1">
          <table:table-cell office:value-type="float" office:value="0.265003170167516" calcext:value-type="float">
            <text:p>0.2650031702</text:p>
          </table:table-cell>
          <table:table-cell/>
          <table:table-cell office:value-type="float" office:value="0.481656830323571" calcext:value-type="float">
            <text:p>0.4816568303</text:p>
          </table:table-cell>
        </table:table-row>
        <table:table-row table:style-name="ro1">
          <table:table-cell office:value-type="float" office:value="0.265003170167516" calcext:value-type="float">
            <text:p>0.2650031702</text:p>
          </table:table-cell>
          <table:table-cell/>
          <table:table-cell office:value-type="float" office:value="0.514260875862415" calcext:value-type="float">
            <text:p>0.5142608759</text:p>
          </table:table-cell>
        </table:table-row>
        <table:table-row table:style-name="ro1">
          <table:table-cell office:value-type="float" office:value="0.265003170167516" calcext:value-type="float">
            <text:p>0.2650031702</text:p>
          </table:table-cell>
          <table:table-cell/>
          <table:table-cell office:value-type="float" office:value="0.514260875862415" calcext:value-type="float">
            <text:p>0.5142608759</text:p>
          </table:table-cell>
        </table:table-row>
        <table:table-row table:style-name="ro1">
          <table:table-cell office:value-type="float" office:value="0.308780507839635" calcext:value-type="float">
            <text:p>0.3087805078</text:p>
          </table:table-cell>
          <table:table-cell/>
          <table:table-cell office:value-type="float" office:value="0.3802642101972" calcext:value-type="float">
            <text:p>0.3802642102</text:p>
          </table:table-cell>
        </table:table-row>
        <table:table-row table:style-name="ro1">
          <table:table-cell office:value-type="float" office:value="0.308780507839635" calcext:value-type="float">
            <text:p>0.3087805078</text:p>
          </table:table-cell>
          <table:table-cell/>
          <table:table-cell office:value-type="float" office:value="0.3802642101972" calcext:value-type="float">
            <text:p>0.3802642102</text:p>
          </table:table-cell>
        </table:table-row>
        <table:table-row table:style-name="ro1">
          <table:table-cell office:value-type="float" office:value="0.308780507839635" calcext:value-type="float">
            <text:p>0.3087805078</text:p>
          </table:table-cell>
          <table:table-cell/>
          <table:table-cell office:value-type="float" office:value="0.3802642101972" calcext:value-type="float">
            <text:p>0.3802642102</text:p>
          </table:table-cell>
        </table:table-row>
        <table:table-row table:style-name="ro1">
          <table:table-cell office:value-type="float" office:value="0.16537749654258" calcext:value-type="float">
            <text:p>0.1653774965</text:p>
          </table:table-cell>
          <table:table-cell/>
          <table:table-cell office:value-type="float" office:value="0.422125306552763" calcext:value-type="float">
            <text:p>0.4221253066</text:p>
          </table:table-cell>
        </table:table-row>
        <table:table-row table:style-name="ro1">
          <table:table-cell office:value-type="float" office:value="0.16537749654258" calcext:value-type="float">
            <text:p>0.1653774965</text:p>
          </table:table-cell>
          <table:table-cell/>
          <table:table-cell office:value-type="float" office:value="0.422125306552763" calcext:value-type="float">
            <text:p>0.4221253066</text:p>
          </table:table-cell>
        </table:table-row>
        <table:table-row table:style-name="ro1">
          <table:table-cell office:value-type="float" office:value="0.0740885823441221" calcext:value-type="float">
            <text:p>0.0740885823</text:p>
          </table:table-cell>
          <table:table-cell/>
          <table:table-cell office:value-type="float" office:value="0.422125306552763" calcext:value-type="float">
            <text:p>0.4221253066</text:p>
          </table:table-cell>
        </table:table-row>
        <table:table-row table:style-name="ro1">
          <table:table-cell office:value-type="float" office:value="0.0740885823441221" calcext:value-type="float">
            <text:p>0.0740885823</text:p>
          </table:table-cell>
          <table:table-cell/>
          <table:table-cell office:value-type="float" office:value="0.508627574898443" calcext:value-type="float">
            <text:p>0.5086275749</text:p>
          </table:table-cell>
        </table:table-row>
        <table:table-row table:style-name="ro1">
          <table:table-cell office:value-type="float" office:value="0.0740885823441221" calcext:value-type="float">
            <text:p>0.0740885823</text:p>
          </table:table-cell>
          <table:table-cell/>
          <table:table-cell office:value-type="float" office:value="0.508627574898443" calcext:value-type="float">
            <text:p>0.5086275749</text:p>
          </table:table-cell>
        </table:table-row>
        <table:table-row table:style-name="ro1">
          <table:table-cell office:value-type="float" office:value="0.0415593689988507" calcext:value-type="float">
            <text:p>0.041559369</text:p>
          </table:table-cell>
          <table:table-cell/>
          <table:table-cell office:value-type="float" office:value="0.508627574898443" calcext:value-type="float">
            <text:p>0.5086275749</text:p>
          </table:table-cell>
        </table:table-row>
        <table:table-row table:style-name="ro1">
          <table:table-cell office:value-type="float" office:value="0.0415593689988507" calcext:value-type="float">
            <text:p>0.041559369</text:p>
          </table:table-cell>
          <table:table-cell/>
          <table:table-cell office:value-type="float" office:value="0.406861225835982" calcext:value-type="float">
            <text:p>0.4068612258</text:p>
          </table:table-cell>
        </table:table-row>
        <table:table-row table:style-name="ro1">
          <table:table-cell office:value-type="float" office:value="0.0415593689988507" calcext:value-type="float">
            <text:p>0.041559369</text:p>
          </table:table-cell>
          <table:table-cell/>
          <table:table-cell office:value-type="float" office:value="0.406861225835982" calcext:value-type="float">
            <text:p>0.4068612258</text:p>
          </table:table-cell>
        </table:table-row>
        <table:table-row table:style-name="ro1">
          <table:table-cell office:value-type="float" office:value="0.0193153476783311" calcext:value-type="float">
            <text:p>0.0193153477</text:p>
          </table:table-cell>
          <table:table-cell/>
          <table:table-cell office:value-type="float" office:value="0.406861225835982" calcext:value-type="float">
            <text:p>0.4068612258</text:p>
          </table:table-cell>
        </table:table-row>
        <table:table-row table:style-name="ro1">
          <table:table-cell office:value-type="float" office:value="0.0193153476783311" calcext:value-type="float">
            <text:p>0.0193153477</text:p>
          </table:table-cell>
          <table:table-cell/>
          <table:table-cell office:value-type="float" office:value="0.448243784197788" calcext:value-type="float">
            <text:p>0.4482437842</text:p>
          </table:table-cell>
        </table:table-row>
        <table:table-row table:style-name="ro1">
          <table:table-cell office:value-type="float" office:value="0.011011261573856" calcext:value-type="float">
            <text:p>0.0110112616</text:p>
          </table:table-cell>
          <table:table-cell/>
          <table:table-cell office:value-type="float" office:value="0.448243784197788" calcext:value-type="float">
            <text:p>0.4482437842</text:p>
          </table:table-cell>
        </table:table-row>
        <table:table-row table:style-name="ro1">
          <table:table-cell office:value-type="float" office:value="0.011011261573856" calcext:value-type="float">
            <text:p>0.0110112616</text:p>
          </table:table-cell>
          <table:table-cell/>
          <table:table-cell office:value-type="float" office:value="0.448243784197788" calcext:value-type="float">
            <text:p>0.4482437842</text:p>
          </table:table-cell>
        </table:table-row>
        <table:table-row table:style-name="ro1">
          <table:table-cell office:value-type="float" office:value="0.011011261573856" calcext:value-type="float">
            <text:p>0.0110112616</text:p>
          </table:table-cell>
          <table:table-cell/>
          <table:table-cell office:value-type="float" office:value="0.357355619590336" calcext:value-type="float">
            <text:p>0.3573556196</text:p>
          </table:table-cell>
        </table:table-row>
        <table:table-row table:style-name="ro1">
          <table:table-cell office:value-type="float" office:value="0.00949325679055449" calcext:value-type="float">
            <text:p>0.0094932568</text:p>
          </table:table-cell>
          <table:table-cell/>
          <table:table-cell office:value-type="float" office:value="0.357355619590336" calcext:value-type="float">
            <text:p>0.3573556196</text:p>
          </table:table-cell>
        </table:table-row>
        <table:table-row table:style-name="ro1">
          <table:table-cell office:value-type="float" office:value="0.00949325679055449" calcext:value-type="float">
            <text:p>0.0094932568</text:p>
          </table:table-cell>
          <table:table-cell/>
          <table:table-cell office:value-type="float" office:value="0.284609558380952" calcext:value-type="float">
            <text:p>0.2846095584</text:p>
          </table:table-cell>
        </table:table-row>
        <table:table-row table:style-name="ro1">
          <table:table-cell office:value-type="float" office:value="0.00949325679055449" calcext:value-type="float">
            <text:p>0.0094932568</text:p>
          </table:table-cell>
          <table:table-cell/>
          <table:table-cell office:value-type="float" office:value="0.284609558380952" calcext:value-type="float">
            <text:p>0.2846095584</text:p>
          </table:table-cell>
        </table:table-row>
        <table:table-row table:style-name="ro1">
          <table:table-cell office:value-type="float" office:value="0.00931979191810253" calcext:value-type="float">
            <text:p>0.0093197919</text:p>
          </table:table-cell>
          <table:table-cell/>
          <table:table-cell office:value-type="float" office:value="0.284609558380952" calcext:value-type="float">
            <text:p>0.2846095584</text:p>
          </table:table-cell>
        </table:table-row>
        <table:table-row table:style-name="ro1">
          <table:table-cell table:number-columns-repeated="2"/>
          <table:table-cell office:value-type="float" office:value="0.226291928950454" calcext:value-type="float">
            <text:p>0.226291929</text:p>
          </table:table-cell>
        </table:table-row>
        <table:table-row table:style-name="ro1">
          <table:table-cell table:number-columns-repeated="2"/>
          <table:table-cell office:value-type="float" office:value="0.226291928950454" calcext:value-type="float">
            <text:p>0.226291929</text:p>
          </table:table-cell>
        </table:table-row>
        <table:table-row table:style-name="ro1">
          <table:table-cell table:number-columns-repeated="2"/>
          <table:table-cell office:value-type="float" office:value="0.233713268861905" calcext:value-type="float">
            <text:p>0.2337132689</text:p>
          </table:table-cell>
        </table:table-row>
        <table:table-row table:style-name="ro1">
          <table:table-cell table:number-columns-repeated="2"/>
          <table:table-cell office:value-type="float" office:value="0.233713268861905" calcext:value-type="float">
            <text:p>0.2337132689</text:p>
          </table:table-cell>
        </table:table-row>
        <table:table-row table:style-name="ro1">
          <table:table-cell table:number-columns-repeated="2"/>
          <table:table-cell office:value-type="float" office:value="0.233713268861905" calcext:value-type="float">
            <text:p>0.2337132689</text:p>
          </table:table-cell>
        </table:table-row>
        <table:table-row table:style-name="ro1">
          <table:table-cell table:number-columns-repeated="2"/>
          <table:table-cell office:value-type="float" office:value="0.181115820038838" calcext:value-type="float">
            <text:p>0.18111582</text:p>
          </table:table-cell>
        </table:table-row>
        <table:table-row table:style-name="ro1">
          <table:table-cell table:number-columns-repeated="2"/>
          <table:table-cell office:value-type="float" office:value="0.181115820038838" calcext:value-type="float">
            <text:p>0.18111582</text:p>
          </table:table-cell>
        </table:table-row>
        <table:table-row table:style-name="ro1">
          <table:table-cell table:number-columns-repeated="2"/>
          <table:table-cell office:value-type="float" office:value="0.181115820038838" calcext:value-type="float">
            <text:p>0.18111582</text:p>
          </table:table-cell>
        </table:table-row>
        <table:table-row table:style-name="ro1">
          <table:table-cell table:number-columns-repeated="2"/>
          <table:table-cell office:value-type="float" office:value="0.0846042318097739" calcext:value-type="float">
            <text:p>0.0846042318</text:p>
          </table:table-cell>
        </table:table-row>
        <table:table-row table:style-name="ro1">
          <table:table-cell table:number-columns-repeated="2"/>
          <table:table-cell office:value-type="float" office:value="0.0846042318097739" calcext:value-type="float">
            <text:p>0.0846042318</text:p>
          </table:table-cell>
        </table:table-row>
        <table:table-row table:style-name="ro1">
          <table:table-cell table:number-columns-repeated="2"/>
          <table:table-cell office:value-type="float" office:value="0.0846042318097739" calcext:value-type="float">
            <text:p>0.0846042318</text:p>
          </table:table-cell>
        </table:table-row>
        <table:table-row table:style-name="ro1">
          <table:table-cell table:number-columns-repeated="2"/>
          <table:table-cell office:value-type="float" office:value="0.0439982013322569" calcext:value-type="float">
            <text:p>0.0439982013</text:p>
          </table:table-cell>
        </table:table-row>
        <table:table-row table:style-name="ro1">
          <table:table-cell table:number-columns-repeated="2"/>
          <table:table-cell office:value-type="float" office:value="0.0439982013322569" calcext:value-type="float">
            <text:p>0.0439982013</text:p>
          </table:table-cell>
        </table:table-row>
        <table:table-row table:style-name="ro1">
          <table:table-cell table:number-columns-repeated="2"/>
          <table:table-cell office:value-type="float" office:value="0.0439982013322569" calcext:value-type="float">
            <text:p>0.0439982013</text:p>
          </table:table-cell>
        </table:table-row>
        <table:table-row table:style-name="ro1">
          <table:table-cell table:number-columns-repeated="2"/>
          <table:table-cell office:value-type="float" office:value="0.0213507479090951" calcext:value-type="float">
            <text:p>0.0213507479</text:p>
          </table:table-cell>
        </table:table-row>
        <table:table-row table:style-name="ro1">
          <table:table-cell table:number-columns-repeated="2"/>
          <table:table-cell office:value-type="float" office:value="0.0213507479090951" calcext:value-type="float">
            <text:p>0.0213507479</text:p>
          </table:table-cell>
        </table:table-row>
        <table:table-row table:style-name="ro1">
          <table:table-cell table:number-columns-repeated="2"/>
          <table:table-cell office:value-type="float" office:value="0.0213507479090951" calcext:value-type="float">
            <text:p>0.0213507479</text:p>
          </table:table-cell>
        </table:table-row>
        <table:table-row table:style-name="ro1">
          <table:table-cell table:number-columns-repeated="2"/>
          <table:table-cell office:value-type="float" office:value="0.011724258489176" calcext:value-type="float">
            <text:p>0.0117242585</text:p>
          </table:table-cell>
        </table:table-row>
        <table:table-row table:style-name="ro1">
          <table:table-cell table:number-columns-repeated="2"/>
          <table:table-cell office:value-type="float" office:value="0.011724258489176" calcext:value-type="float">
            <text:p>0.0117242585</text:p>
          </table:table-cell>
        </table:table-row>
        <table:table-row table:style-name="ro1">
          <table:table-cell table:number-columns-repeated="2"/>
          <table:table-cell office:value-type="float" office:value="0.00785506578406342" calcext:value-type="float">
            <text:p>0.0078550658</text:p>
          </table:table-cell>
        </table:table-row>
        <table:table-row table:style-name="ro1">
          <table:table-cell table:number-columns-repeated="2"/>
          <table:table-cell office:value-type="float" office:value="0.00785506578406342" calcext:value-type="float">
            <text:p>0.0078550658</text:p>
          </table:table-cell>
        </table:table-row>
        <table:table-row table:style-name="ro1">
          <table:table-cell table:number-columns-repeated="2"/>
          <table:table-cell office:value-type="float" office:value="0.00785506578406342" calcext:value-type="float">
            <text:p>0.0078550658</text:p>
          </table:table-cell>
        </table:table-row>
        <table:table-row table:style-name="ro1">
          <table:table-cell table:number-columns-repeated="2"/>
          <table:table-cell office:value-type="float" office:value="0.0089987809899452" calcext:value-type="float">
            <text:p>0.008998781</text:p>
          </table:table-cell>
        </table:table-row>
        <table:table-row table:style-name="ro1">
          <table:table-cell table:number-columns-repeated="2"/>
          <table:table-cell office:value-type="float" office:value="0.0089987809899452" calcext:value-type="float">
            <text:p>0.008998781</text:p>
          </table:table-cell>
        </table:table-row>
        <table:table-row table:style-name="ro1">
          <table:table-cell table:number-columns-repeated="2"/>
          <table:table-cell office:value-type="float" office:value="0.0089987809899452" calcext:value-type="float">
            <text:p>0.008998781</text:p>
          </table:table-cell>
        </table:table-row>
        <table:table-row table:style-name="ro1">
          <table:table-cell table:number-columns-repeated="2"/>
          <table:table-cell office:value-type="float" office:value="0.0069908935736155" calcext:value-type="float">
            <text:p>0.0069908936</text:p>
          </table:table-cell>
        </table:table-row>
        <table:table-row table:style-name="ro1">
          <table:table-cell table:number-columns-repeated="2"/>
          <table:table-cell office:value-type="float" office:value="0.0069908935736155" calcext:value-type="float">
            <text:p>0.0069908936</text:p>
          </table:table-cell>
        </table:table-row>
        <table:table-row table:style-name="ro1">
          <table:table-cell table:number-columns-repeated="2"/>
          <table:table-cell office:value-type="float" office:value="0.0069908935736155" calcext:value-type="float">
            <text:p>0.00699089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23:30:10.358137600</meta:creation-date>
    <dc:date>2018-08-07T16:43:09.880703648</dc:date>
    <meta:editing-duration>PT16H42M38S</meta:editing-duration>
    <meta:editing-cycles>3</meta:editing-cycles>
    <meta:generator>LibreOffice/4.2.8.2$Linux_X86_64 LibreOffice_project/420m0$Build-2</meta:generator>
    <meta:document-statistic meta:table-count="2" meta:cell-count="117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line" chart:style-name="ch1">
        <chart:legend chart:legend-position="end" svg:x="13.185cm" svg:y="4.2cm" style:legend-expansion="high" chart:style-name="ch2"/>
        <chart:plot-area chart:style-name="ch3" table:cell-range-address="'Frequency Variation'.F1:'Frequency Variation'.F260" svg:x="-0.912cm" svg:y="-0.2cm" svg:width="12.54cm" svg:height="8.637cm">
          <chartooo:coordinate-region svg:x="0cm" svg:y="-0.001cm" svg:width="11.628cm" svg:height="8.2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requency Variation'.F1:'Frequency Variation'.F260" chart:class="chart:line">
            <chart:data-point chart:repeated="2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6.796875">
                <text:p>-26.796875</text:p>
                <draw:g>
                  <svg:desc>'Frequency Variation'.F1:'Frequency Variation'.F2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6.796875">
                <text:p>-26.79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6.796875">
                <text:p>-26.796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6.796875">
                <text:p>-26.79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6.796875">
                <text:p>-26.796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6.796875">
                <text:p>-26.79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6.796875">
                <text:p>-26.79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6.796875">
                <text:p>-26.796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6.796875">
                <text:p>-26.79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6.796875">
                <text:p>-26.796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6.796875">
                <text:p>-26.79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6.796875">
                <text:p>-26.79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4.796875">
                <text:p>-24.79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6.796875">
                <text:p>-16.79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.203125">
                <text:p>37.20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.203125">
                <text:p>87.20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8.203125">
                <text:p>178.203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3.203125">
                <text:p>273.20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3.203125">
                <text:p>363.203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6.203125">
                <text:p>476.203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9.203125">
                <text:p>509.203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5.203125">
                <text:p>535.203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5.203125">
                <text:p>585.203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0.203125">
                <text:p>610.203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2.203125">
                <text:p>632.203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3.203125">
                <text:p>653.203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1.203125">
                <text:p>671.203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3.203125">
                <text:p>673.203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73.203125">
                <text:p>673.203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73.203125">
                <text:p>673.203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73.203125">
                <text:p>673.203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8.203125">
                <text:p>668.20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5.203125">
                <text:p>635.203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4.203125">
                <text:p>544.203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7.203125">
                <text:p>417.203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7.203125">
                <text:p>187.203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6.203125">
                <text:p>96.203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.203125">
                <text:p>39.203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203125">
                <text:p>7.203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.796875">
                <text:p>-14.796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.796875">
                <text:p>-16.796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7.796875">
                <text:p>-17.796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7.796875">
                <text:p>-17.796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7.796875">
                <text:p>-17.796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.796875">
                <text:p>-14.796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203125">
                <text:p>11.203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2.203125">
                <text:p>72.203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2.203125">
                <text:p>182.203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8.203125">
                <text:p>218.203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8.203125">
                <text:p>248.203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4.203125">
                <text:p>264.203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0.203125">
                <text:p>270.203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1.203125">
                <text:p>271.203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1.203125">
                <text:p>271.203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9.203125">
                <text:p>269.203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7.203125">
                <text:p>237.203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1.203125">
                <text:p>131.203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3.203125">
                <text:p>113.203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8.203125">
                <text:p>108.203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7.203125">
                <text:p>107.203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7.203125">
                <text:p>107.203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7.203125">
                <text:p>107.203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5.203125">
                <text:p>115.203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8.203125">
                <text:p>208.203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9.203125">
                <text:p>249.203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9.203125">
                <text:p>269.203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7.203125">
                <text:p>277.203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8.203125">
                <text:p>278.203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9.203125">
                <text:p>279.203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9.203125">
                <text:p>279.203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4.203125">
                <text:p>274.203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0.203125">
                <text:p>260.203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9.203125">
                <text:p>229.203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2.203125">
                <text:p>202.203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1.203125">
                <text:p>201.203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1.203125">
                <text:p>201.203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1.203125">
                <text:p>201.203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1.203125">
                <text:p>201.203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9.203125">
                <text:p>239.203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2.203125">
                <text:p>292.203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8.203125">
                <text:p>328.203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9.203125">
                <text:p>349.203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1.203125">
                <text:p>371.203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5.203125">
                <text:p>375.203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8.203125">
                <text:p>378.203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1.203125">
                <text:p>381.203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1.203125">
                <text:p>381.203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1.203125">
                <text:p>381.203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1.203125">
                <text:p>381.203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9.203125">
                <text:p>379.203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3.203125">
                <text:p>373.203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6.203125">
                <text:p>366.203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6.203125">
                <text:p>366.203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6.203125">
                <text:p>366.203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6.203125">
                <text:p>366.203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1.203125">
                <text:p>381.203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1.203125">
                <text:p>421.203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8.203125">
                <text:p>468.203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2.203125">
                <text:p>492.203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9.203125">
                <text:p>499.203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9.203125">
                <text:p>499.203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9.203125">
                <text:p>499.203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97.203125">
                <text:p>497.203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67.203125">
                <text:p>467.203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0.203125">
                <text:p>280.2031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3.203125">
                <text:p>213.203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8.203125">
                <text:p>188.203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5.203125">
                <text:p>185.203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5.203125">
                <text:p>185.2031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7.203125">
                <text:p>187.203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7.203125">
                <text:p>217.203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4.203125">
                <text:p>354.203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6.203125">
                <text:p>536.203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98.203125">
                <text:p>698.203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98.203125">
                <text:p>698.2031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98.203125">
                <text:p>698.2031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98.203125">
                <text:p>698.203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98.203125">
                <text:p>698.2031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98.203125">
                <text:p>698.203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98.203125">
                <text:p>698.203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98.203125">
                <text:p>698.203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98.203125">
                <text:p>698.203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8.203125">
                <text:p>698.2031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98.203125">
                <text:p>698.203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98.203125">
                <text:p>698.203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98.203125">
                <text:p>698.203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98.203125">
                <text:p>698.203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98.203125">
                <text:p>698.203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98.203125">
                <text:p>698.2031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98.203125">
                <text:p>698.203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98.203125">
                <text:p>698.2031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98.203125">
                <text:p>698.2031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98.203125">
                <text:p>698.2031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98.203125">
                <text:p>698.2031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98.203125">
                <text:p>698.203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88.203125">
                <text:p>788.2031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78.203125">
                <text:p>778.203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68.203125">
                <text:p>768.2031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51.203125">
                <text:p>751.2031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13.203125">
                <text:p>713.2031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48.203125">
                <text:p>648.2031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28.203125">
                <text:p>528.203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97.203125">
                <text:p>497.203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9.203125">
                <text:p>479.2031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72.203125">
                <text:p>472.2031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71.203125">
                <text:p>471.203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71.203125">
                <text:p>471.203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1.203125">
                <text:p>471.203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3.203125">
                <text:p>483.203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15.203125">
                <text:p>715.2031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15.203125">
                <text:p>715.203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15.203125">
                <text:p>715.203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15.203125">
                <text:p>715.203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15.203125">
                <text:p>715.203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15.203125">
                <text:p>715.203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15.203125">
                <text:p>715.203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15.203125">
                <text:p>715.203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15.203125">
                <text:p>715.203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15.203125">
                <text:p>715.203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15.203125">
                <text:p>715.2031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15.203125">
                <text:p>715.2031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15.203125">
                <text:p>715.2031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15.203125">
                <text:p>715.2031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84.203125">
                <text:p>784.2031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67.203125">
                <text:p>767.2031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27.203125">
                <text:p>727.2031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59.203125">
                <text:p>659.2031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92.203125">
                <text:p>492.2031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2.203125">
                <text:p>432.2031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6.203125">
                <text:p>386.2031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0.203125">
                <text:p>360.2031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2.203125">
                <text:p>352.2031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0.203125">
                <text:p>350.2031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0.203125">
                <text:p>350.2031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0.203125">
                <text:p>350.203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9.203125">
                <text:p>359.2031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29.203125">
                <text:p>429.2031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25.203125">
                <text:p>625.2031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25.203125">
                <text:p>625.2031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25.203125">
                <text:p>625.2031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25.203125">
                <text:p>625.2031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25.203125">
                <text:p>625.2031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25.203125">
                <text:p>625.2031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25.203125">
                <text:p>625.2031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25.203125">
                <text:p>625.2031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25.203125">
                <text:p>625.2031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25.203125">
                <text:p>625.2031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25.203125">
                <text:p>625.2031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25.203125">
                <text:p>625.2031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25.203125">
                <text:p>625.2031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25.203125">
                <text:p>625.2031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25.203125">
                <text:p>625.2031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25.203125">
                <text:p>625.2031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25.203125">
                <text:p>625.2031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25.203125">
                <text:p>625.2031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25.203125">
                <text:p>625.2031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5.203125">
                <text:p>625.2031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25.203125">
                <text:p>625.2031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25.203125">
                <text:p>625.2031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25.203125">
                <text:p>625.2031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25.203125">
                <text:p>625.2031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25.203125">
                <text:p>625.2031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25.203125">
                <text:p>625.2031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25.203125">
                <text:p>625.2031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25.203125">
                <text:p>625.2031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25.203125">
                <text:p>625.2031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25.203125">
                <text:p>625.2031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25.203125">
                <text:p>625.2031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89.203125">
                <text:p>789.2031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87.203125">
                <text:p>787.2031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76.203125">
                <text:p>776.203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66.203125">
                <text:p>766.2031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55.203125">
                <text:p>755.2031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40.203125">
                <text:p>740.2031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19.203125">
                <text:p>719.2031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72.203125">
                <text:p>672.2031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40.203125">
                <text:p>640.2031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08.203125">
                <text:p>608.2031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8.203125">
                <text:p>568.2031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24.203125">
                <text:p>524.2031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7.203125">
                <text:p>447.2031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1.203125">
                <text:p>401.2031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67.203125">
                <text:p>367.2031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67.203125">
                <text:p>367.2031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7.203125">
                <text:p>367.2031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7.203125">
                <text:p>367.2031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7.203125">
                <text:p>367.2031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7.203125">
                <text:p>367.2031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7.203125">
                <text:p>367.2031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7.203125">
                <text:p>367.2031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67.203125">
                <text:p>367.2031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67.203125">
                <text:p>367.2031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67.203125">
                <text:p>367.2031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67.203125">
                <text:p>367.2031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67.203125">
                <text:p>367.2031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67.203125">
                <text:p>367.2031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67.203125">
                <text:p>367.2031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67.203125">
                <text:p>367.2031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67.203125">
                <text:p>367.2031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67.203125">
                <text:p>367.2031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67.203125">
                <text:p>367.2031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67.203125">
                <text:p>367.2031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05.203125">
                <text:p>505.2031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21.203125">
                <text:p>521.2031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28.203125">
                <text:p>528.2031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30.203125">
                <text:p>530.2031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30.203125">
                <text:p>530.2031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30.203125">
                <text:p>530.2031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12.203125">
                <text:p>512.2031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12.203125">
                <text:p>512.2031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12.203125">
                <text:p>512.2031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12.203125">
                <text:p>512.2031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12.203125">
                <text:p>512.2031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12.203125">
                <text:p>512.2031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2.203125">
                <text:p>512.2031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2.203125">
                <text:p>512.2031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2.203125">
                <text:p>512.2031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2.203125">
                <text:p>512.2031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2.203125">
                <text:p>512.2031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2.203125">
                <text:p>512.203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line" chart:style-name="ch1">
        <chart:legend chart:legend-position="end" svg:x="13.159cm" svg:y="4.199cm" style:legend-expansion="high" chart:style-name="ch2"/>
        <chart:plot-area chart:style-name="ch3" table:cell-range-address="'Frequency Variation'.N1:'Frequency Variation'.N309" svg:x="0.32cm" svg:y="0.179cm" svg:width="12.519cm" svg:height="8.639cm">
          <chartooo:coordinate-region svg:x="1.312cm" svg:y="0.378cm" svg:width="11.527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requency Variation'.N1:'Frequency Variation'.N309" chart:class="chart:line">
            <chart:data-point chart:repeated="30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5.796875">
                <text:p>-25.796875</text:p>
                <draw:g>
                  <svg:desc>'Frequency Variation'.N1:'Frequency Variation'.N3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5.796875">
                <text:p>-25.79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5.796875">
                <text:p>-25.796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5.796875">
                <text:p>-25.79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5.796875">
                <text:p>-25.796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5.796875">
                <text:p>-25.79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5.796875">
                <text:p>-25.79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5.796875">
                <text:p>-25.796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5.796875">
                <text:p>-25.79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5.796875">
                <text:p>-25.796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3.796875">
                <text:p>-13.79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203125">
                <text:p>44.20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6.203125">
                <text:p>266.203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7.203125">
                <text:p>377.203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0.203125">
                <text:p>470.20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9.203125">
                <text:p>559.20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8.203125">
                <text:p>658.203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9.203125">
                <text:p>739.20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26.203125">
                <text:p>826.203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7.203125">
                <text:p>967.203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7.203125">
                <text:p>1027.203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8.203125">
                <text:p>1108.203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64.203125">
                <text:p>1164.203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90.203125">
                <text:p>1290.203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68.203125">
                <text:p>1368.203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50.203125">
                <text:p>1450.203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44.203125">
                <text:p>1544.203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07.203125">
                <text:p>1607.203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07.203125">
                <text:p>1607.203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07.203125">
                <text:p>1607.203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7.203125">
                <text:p>1607.203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7.203125">
                <text:p>1607.20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7.203125">
                <text:p>1607.203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07.203125">
                <text:p>1607.203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17.203125">
                <text:p>1617.203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38.203125">
                <text:p>1438.203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05.203125">
                <text:p>1205.203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70.203125">
                <text:p>970.203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6.203125">
                <text:p>626.203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1.203125">
                <text:p>521.203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7.203125">
                <text:p>467.203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2.203125">
                <text:p>452.203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0.203125">
                <text:p>450.20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0.203125">
                <text:p>450.203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.203125">
                <text:p>450.203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6.203125">
                <text:p>456.203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5.203125">
                <text:p>485.203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6.203125">
                <text:p>606.203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6.203125">
                <text:p>766.203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37.203125">
                <text:p>937.203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64.203125">
                <text:p>1164.203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66.203125">
                <text:p>1266.203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36.203125">
                <text:p>1336.203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73.203125">
                <text:p>1373.203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90.203125">
                <text:p>1390.203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96.203125">
                <text:p>1396.203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96.203125">
                <text:p>1396.203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6.203125">
                <text:p>1396.203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96.203125">
                <text:p>1396.203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95.203125">
                <text:p>1395.203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95.203125">
                <text:p>1395.203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0.203125">
                <text:p>1220.203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20.203125">
                <text:p>1220.203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20.203125">
                <text:p>1220.203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20.203125">
                <text:p>1220.203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20.203125">
                <text:p>1220.203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20.203125">
                <text:p>1220.203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20.203125">
                <text:p>1220.203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20.203125">
                <text:p>1220.203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20.203125">
                <text:p>1220.203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0.203125">
                <text:p>1220.203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18.203125">
                <text:p>1318.203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9.203125">
                <text:p>1489.203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9.203125">
                <text:p>1489.203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9.203125">
                <text:p>1489.203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89.203125">
                <text:p>1489.203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89.203125">
                <text:p>1489.203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9.203125">
                <text:p>1489.203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89.203125">
                <text:p>1489.203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89.203125">
                <text:p>1489.203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53.203125">
                <text:p>1653.203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89.203125">
                <text:p>1289.203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52.203125">
                <text:p>1052.203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11.203125">
                <text:p>911.203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1.203125">
                <text:p>871.203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6.203125">
                <text:p>866.203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6.203125">
                <text:p>866.203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203125">
                <text:p>870.203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29.203125">
                <text:p>929.203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96.203125">
                <text:p>1096.203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73.203125">
                <text:p>1273.203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58.203125">
                <text:p>1358.203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25.203125">
                <text:p>1425.203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27.203125">
                <text:p>1427.203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27.203125">
                <text:p>1427.203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27.203125">
                <text:p>1427.203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27.203125">
                <text:p>1427.203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98.203125">
                <text:p>1398.203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64.203125">
                <text:p>1364.203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2.203125">
                <text:p>1352.203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51.203125">
                <text:p>1351.203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51.203125">
                <text:p>1351.203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56.203125">
                <text:p>1356.203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16.203125">
                <text:p>1516.203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81.203125">
                <text:p>1581.2031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98.203125">
                <text:p>1598.203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99.203125">
                <text:p>1599.203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99.203125">
                <text:p>1599.203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93.203125">
                <text:p>1593.2031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50.203125">
                <text:p>1550.203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03.203125">
                <text:p>1503.203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92.203125">
                <text:p>1492.203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90.203125">
                <text:p>1490.203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90.203125">
                <text:p>1490.203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04.203125">
                <text:p>1504.2031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48.203125">
                <text:p>1548.2031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88.203125">
                <text:p>1588.203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96.203125">
                <text:p>1596.2031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96.203125">
                <text:p>1596.203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95.203125">
                <text:p>1595.203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84.203125">
                <text:p>1584.203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57.203125">
                <text:p>1557.203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32.203125">
                <text:p>1532.2031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24.203125">
                <text:p>1524.203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24.203125">
                <text:p>1524.203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24.203125">
                <text:p>1524.203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27.203125">
                <text:p>1527.203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40.203125">
                <text:p>1540.203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60.203125">
                <text:p>1560.2031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77.203125">
                <text:p>1577.203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77.203125">
                <text:p>1577.2031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77.203125">
                <text:p>1577.2031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77.203125">
                <text:p>1577.2031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77.203125">
                <text:p>1577.2031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60.203125">
                <text:p>1560.203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52.203125">
                <text:p>1552.2031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47.203125">
                <text:p>1547.203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46.203125">
                <text:p>1546.2031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4.203125">
                <text:p>1544.2031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3.203125">
                <text:p>1543.2031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31.203125">
                <text:p>1531.2031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12.203125">
                <text:p>1512.203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85.203125">
                <text:p>1485.203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2.203125">
                <text:p>1452.2031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26.203125">
                <text:p>1426.2031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95.203125">
                <text:p>1395.203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82.203125">
                <text:p>1382.203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64.203125">
                <text:p>1364.203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43.203125">
                <text:p>1343.203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13.203125">
                <text:p>1313.2031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82.203125">
                <text:p>1282.203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26.203125">
                <text:p>1226.203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02.203125">
                <text:p>1202.203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84.203125">
                <text:p>1184.203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64.203125">
                <text:p>1164.203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48.203125">
                <text:p>1148.203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38.203125">
                <text:p>1138.203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32.203125">
                <text:p>1132.203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32.203125">
                <text:p>1132.203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32.203125">
                <text:p>1132.2031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32.203125">
                <text:p>1132.2031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32.203125">
                <text:p>1132.2031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38.203125">
                <text:p>1138.2031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66.203125">
                <text:p>1166.2031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66.203125">
                <text:p>1366.2031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73.203125">
                <text:p>1473.2031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80.203125">
                <text:p>1580.2031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80.203125">
                <text:p>1580.2031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80.203125">
                <text:p>1580.2031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80.203125">
                <text:p>1580.2031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80.203125">
                <text:p>1580.2031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80.203125">
                <text:p>1580.2031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80.203125">
                <text:p>1580.2031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80.203125">
                <text:p>1580.2031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42.203125">
                <text:p>1642.203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59.203125">
                <text:p>1559.2031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42.203125">
                <text:p>1342.2031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97.203125">
                <text:p>1297.2031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92.203125">
                <text:p>1292.2031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92.203125">
                <text:p>1292.2031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92.203125">
                <text:p>1292.2031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06.203125">
                <text:p>1306.2031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51.203125">
                <text:p>1551.2031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08.203125">
                <text:p>1608.2031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18.203125">
                <text:p>1618.2031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19.203125">
                <text:p>1619.2031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19.203125">
                <text:p>1619.2031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18.203125">
                <text:p>1618.2031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72.203125">
                <text:p>1572.2031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33.203125">
                <text:p>1233.2031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27.203125">
                <text:p>1127.2031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02.203125">
                <text:p>1102.2031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00.203125">
                <text:p>1100.2031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00.203125">
                <text:p>1100.2031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00.203125">
                <text:p>1100.2031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31.203125">
                <text:p>1131.2031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26.203125">
                <text:p>1426.2031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07.203125">
                <text:p>1507.2031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25.203125">
                <text:p>1525.2031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28.203125">
                <text:p>1528.2031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28.203125">
                <text:p>1528.2031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23.203125">
                <text:p>1523.2031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52.203125">
                <text:p>1452.2031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37.203125">
                <text:p>1237.2031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44.203125">
                <text:p>1044.2031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39.203125">
                <text:p>939.2031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21.203125">
                <text:p>921.2031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20.203125">
                <text:p>920.2031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20.203125">
                <text:p>920.2031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71.203125">
                <text:p>971.2031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63.203125">
                <text:p>1163.203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07.203125">
                <text:p>1307.2031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66.203125">
                <text:p>1366.2031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84.203125">
                <text:p>1384.2031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87.203125">
                <text:p>1387.2031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87.203125">
                <text:p>1387.2031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87.203125">
                <text:p>1387.2031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87.203125">
                <text:p>1387.2031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81.203125">
                <text:p>1381.2031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32.203125">
                <text:p>1232.2031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49.203125">
                <text:p>1149.2031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04.203125">
                <text:p>1104.2031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91.203125">
                <text:p>1091.2031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89.203125">
                <text:p>1089.2031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89.203125">
                <text:p>1089.2031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98.203125">
                <text:p>1098.2031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72.203125">
                <text:p>1172.2031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14.203125">
                <text:p>1314.2031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68.203125">
                <text:p>1368.2031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85.203125">
                <text:p>1385.2031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87.203125">
                <text:p>1387.2031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87.203125">
                <text:p>1387.2031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87.203125">
                <text:p>1387.2031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77.203125">
                <text:p>1377.2031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33.203125">
                <text:p>1333.2031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14.203125">
                <text:p>1214.2031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01.203125">
                <text:p>1101.2031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00.203125">
                <text:p>1000.2031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85.203125">
                <text:p>985.2031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80.203125">
                <text:p>980.2031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78.203125">
                <text:p>978.2031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78.203125">
                <text:p>978.2031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78.203125">
                <text:p>978.2031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78.203125">
                <text:p>978.2031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78.203125">
                <text:p>978.2031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78.203125">
                <text:p>978.2031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81.203125">
                <text:p>981.2031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93.203125">
                <text:p>993.2031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13.203125">
                <text:p>1013.2031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34.203125">
                <text:p>1034.2031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83.203125">
                <text:p>1083.2031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08.203125">
                <text:p>1108.2031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34.203125">
                <text:p>1134.2031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63.203125">
                <text:p>1163.2031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92.203125">
                <text:p>1192.2031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19.203125">
                <text:p>1219.2031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35.203125">
                <text:p>1235.2031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48.203125">
                <text:p>1248.2031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52.203125">
                <text:p>1252.2031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52.203125">
                <text:p>1252.2031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52.203125">
                <text:p>1252.2031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01.203125">
                <text:p>1201.2031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01.203125">
                <text:p>1201.203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scatter" chart:style-name="ch1">
        <chart:legend chart:legend-position="end" svg:x="13.159cm" svg:y="4.199cm" style:legend-expansion="high" chart:style-name="ch2"/>
        <chart:plot-area chart:style-name="ch3" table:cell-range-address="'Frequency Variation'.U1:'Frequency Variation'.U302" svg:x="0.32cm" svg:y="0.179cm" svg:width="12.519cm" svg:height="8.639cm">
          <chartooo:coordinate-region svg:x="1.312cm" svg:y="0.379cm" svg:width="11.247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requency Variation'.U1:'Frequency Variation'.U302" chart:class="chart:scatter">
            <chart:data-point chart:repeated="30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49.31276989601">
                <text:p>1049.31276989601</text:p>
                <draw:g>
                  <svg:desc>'Frequency Variation'.U1:'Frequency Variation'.U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6.09522113808">
                <text:p>1046.09522113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2.08362086737">
                <text:p>1042.08362086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8.41745332722">
                <text:p>1038.41745332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4.62665650184">
                <text:p>1034.62665650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0.72168533997">
                <text:p>1030.72168533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7.20042342907">
                <text:p>1027.200423429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5.21674148467">
                <text:p>1025.216741484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8.76388587751">
                <text:p>1028.763885877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4.41705523724">
                <text:p>1034.417055237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36.50418432078">
                <text:p>1036.504184320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1.83451309482">
                <text:p>1031.834513094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1.91991273255">
                <text:p>1021.91991273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1.66338223698">
                <text:p>1011.663382236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6.39665937704">
                <text:p>1006.396659377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4.18962602327">
                <text:p>1004.189626023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2.11984270375">
                <text:p>1002.11984270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3.0310230633">
                <text:p>1003.03102306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9.26158719805">
                <text:p>1009.261587198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5.26499814318">
                <text:p>1025.264998143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5.79023454237">
                <text:p>1045.790234542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9.44539412666">
                <text:p>1059.445394126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56.23629735401">
                <text:p>1056.236297354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27.62135817172">
                <text:p>1027.621358171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8.246942978567">
                <text:p>988.2469429785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0.298046188051">
                <text:p>960.2980461880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6.039682674269">
                <text:p>956.0396826742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9.835927273196">
                <text:p>969.8359272731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8.378709732789">
                <text:p>988.3787097327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6.713164191612">
                <text:p>996.7131641916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2.210609951628">
                <text:p>992.2106099516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1.63889646909">
                <text:p>981.638896469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71.944272082652">
                <text:p>971.9442720826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69.496092951442">
                <text:p>969.4960929514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72.171684987162">
                <text:p>972.1716849871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77.909102875934">
                <text:p>977.9091028759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85.698222056352">
                <text:p>985.6982220563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5.632741154932">
                <text:p>995.6327411549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13.30150131307">
                <text:p>1013.301501313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6.6049329261">
                <text:p>1036.60493292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60.8413079529">
                <text:p>1060.84130795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81.54625890544">
                <text:p>1081.546258905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95.91029243314">
                <text:p>1095.910292433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03.74419889965">
                <text:p>1103.744198899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05.95767057621">
                <text:p>1105.957670576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91.35612807811">
                <text:p>1091.356128078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53.78644857282">
                <text:p>1053.786448572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6.85159607908">
                <text:p>1006.851596079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4.874040448587">
                <text:p>964.8740404485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35.593994964836">
                <text:p>935.5939949648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18.526158119277">
                <text:p>918.5261581192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08.045317906479">
                <text:p>908.0453179064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1.829033066174">
                <text:p>901.8290330661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13.01066869111">
                <text:p>913.010668691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36.584054350343">
                <text:p>936.5840543503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61.323092771408">
                <text:p>961.3230927714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74.769420150221">
                <text:p>974.7694201502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68.319225322472">
                <text:p>968.3192253224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53.99896014739">
                <text:p>953.998960147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46.999097395392">
                <text:p>946.9990973953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55.05756371104">
                <text:p>955.057563711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72.74976434629">
                <text:p>972.749764346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85.114293755422">
                <text:p>985.114293755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79.604931876887">
                <text:p>979.6049318768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63.224833110517">
                <text:p>963.2248331105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45.338168435424">
                <text:p>945.3381684354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33.741330335943">
                <text:p>933.7413303359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33.486496841028">
                <text:p>933.4864968410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41.644564257653">
                <text:p>941.6445642576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53.592543088639">
                <text:p>953.5925430886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63.732701906811">
                <text:p>963.7327019068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69.725618657628">
                <text:p>969.7256186576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4.332548505247">
                <text:p>974.3325485052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79.387274894763">
                <text:p>979.3872748947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86.844066013185">
                <text:p>986.8440660131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99.793497389948">
                <text:p>999.7934973899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19.25781559697">
                <text:p>1019.257815596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42.26891235498">
                <text:p>1042.268912354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65.11715756816">
                <text:p>1065.117157568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73.33935764577">
                <text:p>1073.339357645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0.80193090616">
                <text:p>1070.801930906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74.47759028639">
                <text:p>1074.477590286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97.44729913883">
                <text:p>1097.447299138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41.55082233235">
                <text:p>1141.550822332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90.68021579127">
                <text:p>1190.680215791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23.02583244657">
                <text:p>1223.025832446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32.10159813605">
                <text:p>1232.101598136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33.18502315772">
                <text:p>1233.185023157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30.93068612073">
                <text:p>1230.930686120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29.57863940949">
                <text:p>1229.578639409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18.49060697733">
                <text:p>1218.490606977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88.46840304016">
                <text:p>1188.468403040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47.4784964527">
                <text:p>1147.47849645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03.9725089473">
                <text:p>1103.97250894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61.63312198971">
                <text:p>1061.633121989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21.18805481947">
                <text:p>1021.188054819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1.78214240816">
                <text:p>981.782142408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43.221174283475">
                <text:p>943.2211742834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9.093314306016">
                <text:p>909.0933143060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81.307947704098">
                <text:p>881.3079477040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60.723425233051">
                <text:p>860.7234252330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44.550735011304">
                <text:p>844.5507350113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26.888353367971">
                <text:p>826.8883533679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10.276875033359">
                <text:p>810.2768750333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98.438865061524">
                <text:p>798.4388650615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91.046630038096">
                <text:p>791.0466300380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88.325086131986">
                <text:p>788.3250861319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95.175161106462">
                <text:p>795.1751611064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14.926360143878">
                <text:p>814.9263601438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42.974609312255">
                <text:p>842.9746093122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73.290570273939">
                <text:p>873.2905702739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00.382939311895">
                <text:p>900.3829393118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22.302259332022">
                <text:p>922.3022593320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48.063559091181">
                <text:p>948.0635590911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69.159643291865">
                <text:p>969.1596432918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72.74343161884">
                <text:p>972.743431618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55.944430037573">
                <text:p>955.9444300375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30.40685294188">
                <text:p>930.406852941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07.690879434126">
                <text:p>907.6908794341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98.635722172943">
                <text:p>898.6357221729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03.896013372823">
                <text:p>903.8960133728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17.964044655543">
                <text:p>917.9640446555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36.407361335304">
                <text:p>936.4073613353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53.834594107274">
                <text:p>953.8345941072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66.289141258034">
                <text:p>966.2891412580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70.885250022888">
                <text:p>970.8852500228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65.962977897665">
                <text:p>965.9629778976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52.616578895177">
                <text:p>952.6165788951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39.547555232717">
                <text:p>939.5475552327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25.521885825508">
                <text:p>925.5218858255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07.003306787913">
                <text:p>907.0033067879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85.745774699009">
                <text:p>885.7457746990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69.676541448327">
                <text:p>869.6765414483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58.538624675836">
                <text:p>858.5386246758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50.967537793894">
                <text:p>850.9675377938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45.706839727557">
                <text:p>845.7068397275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42.648686122745">
                <text:p>842.6486861227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42.757954406972">
                <text:p>842.7579544069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45.617594757634">
                <text:p>845.6175947576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34.398945902086">
                <text:p>834.3989459020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11.125358408264">
                <text:p>811.1253584082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92.212263574129">
                <text:p>792.2122635741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88.475189121272">
                <text:p>788.4751891212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91.818486404299">
                <text:p>791.8184864042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96.518237949212">
                <text:p>796.5182379492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97.264224222603">
                <text:p>797.2642242226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91.424885534774">
                <text:p>791.4248855347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81.119541730823">
                <text:p>781.1195417308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71.342661247084">
                <text:p>771.3426612470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67.343718191187">
                <text:p>767.3437181911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74.764121761055">
                <text:p>774.7641217610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93.271566189343">
                <text:p>793.2715661893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14.007247937888">
                <text:p>814.0072479378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29.474469152504">
                <text:p>829.4744691525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53.681420012495">
                <text:p>853.6814200124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86.19586635007">
                <text:p>886.195866350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14.567589983191">
                <text:p>914.5675899831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29.68764607124">
                <text:p>929.687646071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31.232947619105">
                <text:p>931.2329476191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23.043881470152">
                <text:p>923.0438814701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11.080376769533">
                <text:p>911.0803767695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92.926995815242">
                <text:p>892.9269958152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58.561216152287">
                <text:p>858.5612161522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9.032301237235">
                <text:p>829.0323012372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6.781010068879">
                <text:p>826.7810100688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52.388298110024">
                <text:p>852.3882981100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93.776203852829">
                <text:p>893.7762038528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42.720847295849">
                <text:p>942.7208472958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89.916034776706">
                <text:p>989.9160347767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30.06293414687">
                <text:p>1030.062934146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60.07147566719">
                <text:p>1060.071475667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78.63099844464">
                <text:p>1078.630998444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88.28207294539">
                <text:p>1088.282072945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03.26314123349">
                <text:p>1103.263141233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18.94267533324">
                <text:p>1118.942675333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25.81132375799">
                <text:p>1125.811323757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23.57232281064">
                <text:p>1123.572322810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23.56015022341">
                <text:p>1123.560150223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24.91482309547">
                <text:p>1124.914823095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25.66475010168">
                <text:p>1125.664750101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19.14997368102">
                <text:p>1119.149973681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00.76013972644">
                <text:p>1100.760139726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73.42033711997">
                <text:p>1073.420337119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40.24493015292">
                <text:p>1040.244930152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98.050695809202">
                <text:p>998.0506958092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49.778917572515">
                <text:p>949.7789175725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02.886838159345">
                <text:p>902.8868381593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64.477162465184">
                <text:p>864.4771624651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42.807570657147">
                <text:p>842.8075706571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28.344113751095">
                <text:p>828.3441137510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05.757170600932">
                <text:p>805.7571706009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64.221758731059">
                <text:p>764.2217587310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04.082901763016">
                <text:p>704.0829017630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41.980806855682">
                <text:p>641.9808068556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96.601791486021">
                <text:p>596.6017914860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74.888046698217">
                <text:p>574.8880466982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69.298607195611">
                <text:p>569.2986071956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64.722018781784">
                <text:p>564.7220187817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47.68502020868">
                <text:p>547.685020208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20.679124235844">
                <text:p>520.6791242358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91.801094776063">
                <text:p>491.8010947760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70.307608272493">
                <text:p>470.3076082724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59.910736850285">
                <text:p>459.9107368502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44.825887675595">
                <text:p>444.8258876755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26.608626498892">
                <text:p>426.6086264988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1.782590518805">
                <text:p>411.7825905188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05.021078739981">
                <text:p>405.0210787399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06.53352147807">
                <text:p>406.533521478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1.416765173317">
                <text:p>411.4167651733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3.884273990077">
                <text:p>413.8842739900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08.054575678823">
                <text:p>408.0545756788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95.072380932137">
                <text:p>395.0723809321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85.614355785297">
                <text:p>385.6143557852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89.500752534264">
                <text:p>389.5007525342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03.329609300791">
                <text:p>403.3296093007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24.152749453633">
                <text:p>424.1527494536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50.845070654878">
                <text:p>450.8450706548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85.290887360306">
                <text:p>485.2908873603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42.587579082854">
                <text:p>542.5875790828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09.83737809304">
                <text:p>609.837378093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65.590489766566">
                <text:p>665.5904897665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95.740586097693">
                <text:p>695.74058609769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01.783061633544">
                <text:p>701.7830616335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01.79701961195">
                <text:p>701.797019611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16.171166633193">
                <text:p>716.17116663319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50.555202919628">
                <text:p>750.5552029196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96.657336049937">
                <text:p>796.6573360499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42.039563629934">
                <text:p>842.0395636299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74.332162984644">
                <text:p>874.3321629846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89.372158293732">
                <text:p>889.3721582937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89.723407456922">
                <text:p>889.7234074569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81.753497430061">
                <text:p>881.7534974300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70.138611124263">
                <text:p>870.1386111242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51.205037699162">
                <text:p>851.2050376991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26.92212428711">
                <text:p>826.922124287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01.354099927704">
                <text:p>801.3540999277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81.515485266233">
                <text:p>781.5154852662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75.44937462567">
                <text:p>775.449374625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77.285072259784">
                <text:p>777.2850722597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79.073937289074">
                <text:p>779.07393728907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83.824513813356">
                <text:p>783.8245138133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96.589749689533">
                <text:p>796.5897496895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13.76850751185">
                <text:p>813.768507511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31.338775801889">
                <text:p>831.3387758018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40.909858631533">
                <text:p>840.9098586315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44.781357684126">
                <text:p>844.7813576841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52.630837259995">
                <text:p>852.63083725999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71.994721885049">
                <text:p>871.99472188504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04.540596774685">
                <text:p>904.5405967746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39.440810438592">
                <text:p>939.44081043859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61.982139753365">
                <text:p>961.98213975336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65.854165105503">
                <text:p>965.8541651055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57.841385485025">
                <text:p>957.8413854850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44.203117496067">
                <text:p>944.2031174960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31.648027173695">
                <text:p>931.6480271736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18.125469035417">
                <text:p>918.1254690354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00.92212239488">
                <text:p>900.922122394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85.121395491">
                <text:p>885.12139549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75.055613001753">
                <text:p>875.0556130017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72.341476553577">
                <text:p>872.3414765535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72.179107161722">
                <text:p>872.1791071617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66.365940351973">
                <text:p>866.36594035197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51.356938897688">
                <text:p>851.3569388976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39.281432496338">
                <text:p>839.2814324963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30.955276073146">
                <text:p>830.9552760731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24.138815860928">
                <text:p>824.1388158609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14.652521455679">
                <text:p>814.6525214556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98.1385810991">
                <text:p>798.13858109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82.187784518774">
                <text:p>782.18778451877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75.609147475178">
                <text:p>775.6091474751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83.486198211756">
                <text:p>783.4861982117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02.23723322539">
                <text:p>802.2372332253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20.477476391258">
                <text:p>820.4774763912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27.980018457166">
                <text:p>827.9800184571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23.611069887219">
                <text:p>823.6110698872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14.349134287947">
                <text:p>814.3491342879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10.88458416459">
                <text:p>810.8845841645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20.051207990524">
                <text:p>820.0512079905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35.461984255953">
                <text:p>835.46198425595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46.836796952033">
                <text:p>846.8367969520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42.797431073795">
                <text:p>842.7974310737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17.311763831762">
                <text:p>817.31176383176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75.111040115844">
                <text:p>775.1110401158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36.44977575337">
                <text:p>736.4497757533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22.153235568557">
                <text:p>722.1532355685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34.760434404907">
                <text:p>734.7604344049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61.895012505186">
                <text:p>761.89501250518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88.905566616599">
                <text:p>788.9055666165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01.957619234882">
                <text:p>801.95761923488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96.241692875475">
                <text:p>796.2416928754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79.017013119346">
                <text:p>779.01701311934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64.103709744223">
                <text:p>764.1037097442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60.274228408033">
                <text:p>760.2742284080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58.591385337873">
                <text:p>758.59138533787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55.507096754026">
                <text:p>755.5070967540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48.935034820386">
                <text:p>748.9350348203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44.537088839616">
                <text:p>744.5370888396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54.844245851566">
                <text:p>754.84424585156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69.633966631329">
                <text:p>769.63396663132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76.371999514571">
                <text:p>776.37199951457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8.990226383765">
                <text:p>778.99022638376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Magnitude.A1:Magnitude.C119" svg:x="0.32cm" svg:y="0.18cm" svg:width="12.508cm" svg:height="8.64cm">
          <chartooo:coordinate-region svg:x="2.238cm" svg:y="0.38cm" svg:width="10.59cm" svg:height="7.5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gnitude.A1:Magnitude.A119" chart:class="chart:line">
            <chart:data-point chart:repeated="119"/>
          </chart:series>
          <chart:series chart:style-name="ch8" chart:values-cell-range-address="Magnitude.B1:Magnitude.B119" chart:class="chart:line">
            <chart:data-point chart:repeated="119"/>
          </chart:series>
          <chart:series chart:style-name="ch9" chart:values-cell-range-address="Magnitude.C1:Magnitude.C119" chart:class="chart:line">
            <chart:data-point chart:repeated="1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543775906444681">
                <text:p>0.000000543775906444681</text:p>
                <draw:g>
                  <svg:desc>Magnitude.A1:Magnitude.A119</svg:desc>
                </draw:g>
              </table:table-cell>
              <table:table-cell office:value-type="float" office:value="0.000000840658962742785">
                <text:p>0.000000840658962742785</text:p>
                <draw:g>
                  <svg:desc>Magnitude.B1:Magnitude.B119</svg:desc>
                </draw:g>
              </table:table-cell>
              <table:table-cell office:value-type="float" office:value="NaN">
                <text:p>NaN</text:p>
                <draw:g>
                  <svg:desc>Magnitude.C1:Magnitude.C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57751468740832">
                <text:p>0.00657751468740832</text:p>
              </table:table-cell>
              <table:table-cell office:value-type="float" office:value="0.000000840658962742785">
                <text:p>0.000000840658962742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57751468740832">
                <text:p>0.00657751468740832</text:p>
              </table:table-cell>
              <table:table-cell office:value-type="float" office:value="0.00814475505329494">
                <text:p>0.00814475505329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04297699405327">
                <text:p>0.00904297699405327</text:p>
              </table:table-cell>
              <table:table-cell office:value-type="float" office:value="0.00814475505329494">
                <text:p>0.00814475505329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904297699405327">
                <text:p>0.00904297699405327</text:p>
              </table:table-cell>
              <table:table-cell office:value-type="float" office:value="0.00814475505329494">
                <text:p>0.00814475505329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04297699405327">
                <text:p>0.00904297699405327</text:p>
              </table:table-cell>
              <table:table-cell office:value-type="float" office:value="0.125960764840248">
                <text:p>0.125960764840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49217535703051">
                <text:p>0.00849217535703051</text:p>
              </table:table-cell>
              <table:table-cell office:value-type="float" office:value="0.125960764840248">
                <text:p>0.125960764840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49217535703051">
                <text:p>0.00849217535703051</text:p>
              </table:table-cell>
              <table:table-cell office:value-type="float" office:value="0.125960764840248">
                <text:p>0.125960764840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49217535703051">
                <text:p>0.00849217535703051</text:p>
              </table:table-cell>
              <table:table-cell office:value-type="float" office:value="0.261930499545102">
                <text:p>0.261930499545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77469418039562">
                <text:p>0.00977469418039562</text:p>
              </table:table-cell>
              <table:table-cell office:value-type="float" office:value="0.261930499545102">
                <text:p>0.261930499545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77469418039562">
                <text:p>0.00977469418039562</text:p>
              </table:table-cell>
              <table:table-cell office:value-type="float" office:value="0.261930499545102">
                <text:p>0.261930499545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977469418039562">
                <text:p>0.00977469418039562</text:p>
              </table:table-cell>
              <table:table-cell office:value-type="float" office:value="0.34808220959915">
                <text:p>0.34808220959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29064746212855">
                <text:p>0.00929064746212855</text:p>
              </table:table-cell>
              <table:table-cell office:value-type="float" office:value="0.34808220959915">
                <text:p>0.34808220959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929064746212855">
                <text:p>0.00929064746212855</text:p>
              </table:table-cell>
              <table:table-cell office:value-type="float" office:value="0.34808220959915">
                <text:p>0.34808220959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929064746212855">
                <text:p>0.00929064746212855</text:p>
              </table:table-cell>
              <table:table-cell office:value-type="float" office:value="0.477045198625295">
                <text:p>0.477045198625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26000289719903">
                <text:p>0.0126000289719903</text:p>
              </table:table-cell>
              <table:table-cell office:value-type="float" office:value="0.477045198625295">
                <text:p>0.477045198625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26000289719903">
                <text:p>0.0126000289719903</text:p>
              </table:table-cell>
              <table:table-cell office:value-type="float" office:value="0.390158269060427">
                <text:p>0.390158269060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26000289719903">
                <text:p>0.0126000289719903</text:p>
              </table:table-cell>
              <table:table-cell office:value-type="float" office:value="0.390158269060427">
                <text:p>0.390158269060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82637472498877">
                <text:p>0.0082637472498877</text:p>
              </table:table-cell>
              <table:table-cell office:value-type="float" office:value="0.390158269060427">
                <text:p>0.390158269060427</text:p>
              </table:table-cell>
              <table:table-cell office:value-type="float" office:value="0.000000729651634266752">
                <text:p>0.000000729651634266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82637472498877">
                <text:p>0.0082637472498877</text:p>
              </table:table-cell>
              <table:table-cell office:value-type="float" office:value="0.435591059797256">
                <text:p>0.435591059797256</text:p>
              </table:table-cell>
              <table:table-cell office:value-type="float" office:value="0.000000729651634266752">
                <text:p>0.0000007296516342667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82637472498877">
                <text:p>0.0082637472498877</text:p>
              </table:table-cell>
              <table:table-cell office:value-type="float" office:value="0.435591059797256">
                <text:p>0.435591059797256</text:p>
              </table:table-cell>
              <table:table-cell office:value-type="float" office:value="0.00678889831438106">
                <text:p>0.006788898314381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5302199182861">
                <text:p>0.165302199182861</text:p>
              </table:table-cell>
              <table:table-cell office:value-type="float" office:value="0.435591059797256">
                <text:p>0.435591059797256</text:p>
              </table:table-cell>
              <table:table-cell office:value-type="float" office:value="0.00678889831438106">
                <text:p>0.006788898314381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5302199182861">
                <text:p>0.165302199182861</text:p>
              </table:table-cell>
              <table:table-cell office:value-type="float" office:value="0.363707306671279">
                <text:p>0.363707306671279</text:p>
              </table:table-cell>
              <table:table-cell office:value-type="float" office:value="0.00678889831438106">
                <text:p>0.006788898314381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1698481954712">
                <text:p>0.111698481954712</text:p>
              </table:table-cell>
              <table:table-cell office:value-type="float" office:value="0.363707306671279">
                <text:p>0.363707306671279</text:p>
              </table:table-cell>
              <table:table-cell office:value-type="float" office:value="0.00805524111571206">
                <text:p>0.008055241115712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11698481954712">
                <text:p>0.111698481954712</text:p>
              </table:table-cell>
              <table:table-cell office:value-type="float" office:value="0.363707306671279">
                <text:p>0.363707306671279</text:p>
              </table:table-cell>
              <table:table-cell office:value-type="float" office:value="0.00882128465623132">
                <text:p>0.008821284656231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11698481954712">
                <text:p>0.111698481954712</text:p>
              </table:table-cell>
              <table:table-cell office:value-type="float" office:value="0.405294722021458">
                <text:p>0.405294722021458</text:p>
              </table:table-cell>
              <table:table-cell office:value-type="float" office:value="0.00882128465623132">
                <text:p>0.008821284656231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73661475436455">
                <text:p>0.0973661475436455</text:p>
              </table:table-cell>
              <table:table-cell office:value-type="float" office:value="0.405294722021458">
                <text:p>0.405294722021458</text:p>
              </table:table-cell>
              <table:table-cell office:value-type="float" office:value="0.00805002476227697">
                <text:p>0.008050024762276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73661475436455">
                <text:p>0.0973661475436455</text:p>
              </table:table-cell>
              <table:table-cell office:value-type="float" office:value="0.405294722021458">
                <text:p>0.405294722021458</text:p>
              </table:table-cell>
              <table:table-cell office:value-type="float" office:value="0.00805002476227697">
                <text:p>0.008050024762276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73661475436455">
                <text:p>0.0973661475436455</text:p>
              </table:table-cell>
              <table:table-cell office:value-type="float" office:value="0.332021461838404">
                <text:p>0.332021461838404</text:p>
              </table:table-cell>
              <table:table-cell office:value-type="float" office:value="0.00805002476227697">
                <text:p>0.008050024762276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30447636359587">
                <text:p>0.230447636359587</text:p>
              </table:table-cell>
              <table:table-cell office:value-type="float" office:value="0.332021461838404">
                <text:p>0.332021461838404</text:p>
              </table:table-cell>
              <table:table-cell office:value-type="float" office:value="0.0173666724000009">
                <text:p>0.01736667240000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0447636359587">
                <text:p>0.230447636359587</text:p>
              </table:table-cell>
              <table:table-cell office:value-type="float" office:value="0.265284659543658">
                <text:p>0.265284659543658</text:p>
              </table:table-cell>
              <table:table-cell office:value-type="float" office:value="0.0173666724000009">
                <text:p>0.01736667240000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61835847168081">
                <text:p>0.261835847168081</text:p>
              </table:table-cell>
              <table:table-cell office:value-type="float" office:value="0.265284659543658">
                <text:p>0.265284659543658</text:p>
              </table:table-cell>
              <table:table-cell office:value-type="float" office:value="0.0173666724000009">
                <text:p>0.01736667240000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1835847168081">
                <text:p>0.261835847168081</text:p>
              </table:table-cell>
              <table:table-cell office:value-type="float" office:value="0.265284659543658">
                <text:p>0.265284659543658</text:p>
              </table:table-cell>
              <table:table-cell office:value-type="float" office:value="0.153101906462214">
                <text:p>0.1531019064622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61835847168081">
                <text:p>0.261835847168081</text:p>
              </table:table-cell>
              <table:table-cell office:value-type="float" office:value="0.240062468839139">
                <text:p>0.240062468839139</text:p>
              </table:table-cell>
              <table:table-cell office:value-type="float" office:value="0.153101906462214">
                <text:p>0.1531019064622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98869059704845">
                <text:p>0.298869059704845</text:p>
              </table:table-cell>
              <table:table-cell office:value-type="float" office:value="0.240062468839139">
                <text:p>0.240062468839139</text:p>
              </table:table-cell>
              <table:table-cell office:value-type="float" office:value="0.153101906462214">
                <text:p>0.1531019064622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8869059704845">
                <text:p>0.298869059704845</text:p>
              </table:table-cell>
              <table:table-cell office:value-type="float" office:value="0.240062468839139">
                <text:p>0.240062468839139</text:p>
              </table:table-cell>
              <table:table-cell office:value-type="float" office:value="0.153101906462214">
                <text:p>0.1531019064622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98869059704845">
                <text:p>0.298869059704845</text:p>
              </table:table-cell>
              <table:table-cell office:value-type="float" office:value="0.240562025349697">
                <text:p>0.240562025349697</text:p>
              </table:table-cell>
              <table:table-cell office:value-type="float" office:value="0.573804102576396">
                <text:p>0.5738041025763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07744117967524">
                <text:p>0.307744117967524</text:p>
              </table:table-cell>
              <table:table-cell office:value-type="float" office:value="0.240562025349697">
                <text:p>0.240562025349697</text:p>
              </table:table-cell>
              <table:table-cell office:value-type="float" office:value="0.573804102576396">
                <text:p>0.5738041025763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07744117967524">
                <text:p>0.307744117967524</text:p>
              </table:table-cell>
              <table:table-cell office:value-type="float" office:value="0.240562025349697">
                <text:p>0.240562025349697</text:p>
              </table:table-cell>
              <table:table-cell office:value-type="float" office:value="0.591497456128852">
                <text:p>0.5914974561288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07744117967524">
                <text:p>0.307744117967524</text:p>
              </table:table-cell>
              <table:table-cell office:value-type="float" office:value="0.165065870341734">
                <text:p>0.165065870341734</text:p>
              </table:table-cell>
              <table:table-cell office:value-type="float" office:value="0.591497456128852">
                <text:p>0.5914974561288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73979205856119">
                <text:p>0.373979205856119</text:p>
              </table:table-cell>
              <table:table-cell office:value-type="float" office:value="0.165065870341734">
                <text:p>0.165065870341734</text:p>
              </table:table-cell>
              <table:table-cell office:value-type="float" office:value="0.591497456128852">
                <text:p>0.5914974561288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73979205856119">
                <text:p>0.373979205856119</text:p>
              </table:table-cell>
              <table:table-cell office:value-type="float" office:value="0.165065870341734">
                <text:p>0.165065870341734</text:p>
              </table:table-cell>
              <table:table-cell office:value-type="float" office:value="0.49296195076472">
                <text:p>0.492961950764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73979205856119">
                <text:p>0.373979205856119</text:p>
              </table:table-cell>
              <table:table-cell office:value-type="float" office:value="0.127393369934007">
                <text:p>0.127393369934007</text:p>
              </table:table-cell>
              <table:table-cell office:value-type="float" office:value="0.49296195076472">
                <text:p>0.492961950764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58595952977316">
                <text:p>0.358595952977316</text:p>
              </table:table-cell>
              <table:table-cell office:value-type="float" office:value="0.127393369934007">
                <text:p>0.127393369934007</text:p>
              </table:table-cell>
              <table:table-cell office:value-type="float" office:value="0.49296195076472">
                <text:p>0.492961950764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58595952977316">
                <text:p>0.358595952977316</text:p>
              </table:table-cell>
              <table:table-cell office:value-type="float" office:value="0.0996511341305501">
                <text:p>0.0996511341305501</text:p>
              </table:table-cell>
              <table:table-cell office:value-type="float" office:value="0.492939152094734">
                <text:p>0.4929391520947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58595952977316">
                <text:p>0.358595952977316</text:p>
              </table:table-cell>
              <table:table-cell office:value-type="float" office:value="0.0996511341305501">
                <text:p>0.0996511341305501</text:p>
              </table:table-cell>
              <table:table-cell office:value-type="float" office:value="0.492939152094734">
                <text:p>0.4929391520947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86274619684761">
                <text:p>0.386274619684761</text:p>
              </table:table-cell>
              <table:table-cell office:value-type="float" office:value="0.0996511341305501">
                <text:p>0.0996511341305501</text:p>
              </table:table-cell>
              <table:table-cell office:value-type="float" office:value="0.492939152094734">
                <text:p>0.4929391520947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86274619684761">
                <text:p>0.386274619684761</text:p>
              </table:table-cell>
              <table:table-cell office:value-type="float" office:value="0.113439967507906">
                <text:p>0.113439967507906</text:p>
              </table:table-cell>
              <table:table-cell office:value-type="float" office:value="0.292917183660625">
                <text:p>0.292917183660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79578428971634">
                <text:p>0.279578428971634</text:p>
              </table:table-cell>
              <table:table-cell office:value-type="float" office:value="0.113439967507906">
                <text:p>0.113439967507906</text:p>
              </table:table-cell>
              <table:table-cell office:value-type="float" office:value="0.292917183660625">
                <text:p>0.292917183660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79578428971634">
                <text:p>0.279578428971634</text:p>
              </table:table-cell>
              <table:table-cell office:value-type="float" office:value="0.113439967507906">
                <text:p>0.113439967507906</text:p>
              </table:table-cell>
              <table:table-cell office:value-type="float" office:value="0.20111867704092">
                <text:p>0.201118677040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79578428971634">
                <text:p>0.279578428971634</text:p>
              </table:table-cell>
              <table:table-cell office:value-type="float" office:value="0.101415003403857">
                <text:p>0.101415003403857</text:p>
              </table:table-cell>
              <table:table-cell office:value-type="float" office:value="0.20111867704092">
                <text:p>0.201118677040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72158792375334">
                <text:p>0.272158792375334</text:p>
              </table:table-cell>
              <table:table-cell office:value-type="float" office:value="0.101415003403857">
                <text:p>0.101415003403857</text:p>
              </table:table-cell>
              <table:table-cell office:value-type="float" office:value="0.20111867704092">
                <text:p>0.201118677040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72158792375334">
                <text:p>0.272158792375334</text:p>
              </table:table-cell>
              <table:table-cell office:value-type="float" office:value="0.0559501608555811">
                <text:p>0.0559501608555811</text:p>
              </table:table-cell>
              <table:table-cell office:value-type="float" office:value="0.374857690526171">
                <text:p>0.3748576905261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72158792375334">
                <text:p>0.272158792375334</text:p>
              </table:table-cell>
              <table:table-cell office:value-type="float" office:value="0.0559501608555811">
                <text:p>0.0559501608555811</text:p>
              </table:table-cell>
              <table:table-cell office:value-type="float" office:value="0.374857690526171">
                <text:p>0.3748576905261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1142198494061">
                <text:p>0.241142198494061</text:p>
              </table:table-cell>
              <table:table-cell office:value-type="float" office:value="0.0559501608555811">
                <text:p>0.0559501608555811</text:p>
              </table:table-cell>
              <table:table-cell office:value-type="float" office:value="0.254108796176326">
                <text:p>0.2541087961763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41142198494061">
                <text:p>0.241142198494061</text:p>
              </table:table-cell>
              <table:table-cell office:value-type="float" office:value="0.0232105879948114">
                <text:p>0.0232105879948114</text:p>
              </table:table-cell>
              <table:table-cell office:value-type="float" office:value="0.254108796176326">
                <text:p>0.2541087961763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41142198494061">
                <text:p>0.241142198494061</text:p>
              </table:table-cell>
              <table:table-cell office:value-type="float" office:value="0.0232105879948114">
                <text:p>0.0232105879948114</text:p>
              </table:table-cell>
              <table:table-cell office:value-type="float" office:value="0.254108796176326">
                <text:p>0.2541087961763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59863524401809">
                <text:p>0.259863524401809</text:p>
              </table:table-cell>
              <table:table-cell office:value-type="float" office:value="NaN">
                <text:p>NaN</text:p>
              </table:table-cell>
              <table:table-cell office:value-type="float" office:value="0.283731728491811">
                <text:p>0.2837317284918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9863524401809">
                <text:p>0.259863524401809</text:p>
              </table:table-cell>
              <table:table-cell office:value-type="float" office:value="NaN">
                <text:p>NaN</text:p>
              </table:table-cell>
              <table:table-cell office:value-type="float" office:value="0.283731728491811">
                <text:p>0.2837317284918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0154357032198">
                <text:p>0.250154357032198</text:p>
              </table:table-cell>
              <table:table-cell office:value-type="float" office:value="NaN">
                <text:p>NaN</text:p>
              </table:table-cell>
              <table:table-cell office:value-type="float" office:value="0.283731728491811">
                <text:p>0.2837317284918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0154357032198">
                <text:p>0.250154357032198</text:p>
              </table:table-cell>
              <table:table-cell office:value-type="float" office:value="NaN">
                <text:p>NaN</text:p>
              </table:table-cell>
              <table:table-cell office:value-type="float" office:value="0.39304880243269">
                <text:p>0.393048802432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0154357032198">
                <text:p>0.250154357032198</text:p>
              </table:table-cell>
              <table:table-cell office:value-type="float" office:value="NaN">
                <text:p>NaN</text:p>
              </table:table-cell>
              <table:table-cell office:value-type="float" office:value="0.39304880243269">
                <text:p>0.393048802432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77723700356041">
                <text:p>0.177723700356041</text:p>
              </table:table-cell>
              <table:table-cell office:value-type="float" office:value="NaN">
                <text:p>NaN</text:p>
              </table:table-cell>
              <table:table-cell office:value-type="float" office:value="0.39304880243269">
                <text:p>0.393048802432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77723700356041">
                <text:p>0.177723700356041</text:p>
              </table:table-cell>
              <table:table-cell office:value-type="float" office:value="NaN">
                <text:p>NaN</text:p>
              </table:table-cell>
              <table:table-cell office:value-type="float" office:value="0.301163541588295">
                <text:p>0.3011635415882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77723700356041">
                <text:p>0.177723700356041</text:p>
              </table:table-cell>
              <table:table-cell office:value-type="float" office:value="NaN">
                <text:p>NaN</text:p>
              </table:table-cell>
              <table:table-cell office:value-type="float" office:value="0.301163541588295">
                <text:p>0.3011635415882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83079720379892">
                <text:p>0.183079720379892</text:p>
              </table:table-cell>
              <table:table-cell office:value-type="float" office:value="NaN">
                <text:p>NaN</text:p>
              </table:table-cell>
              <table:table-cell office:value-type="float" office:value="0.301163541588295">
                <text:p>0.3011635415882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83079720379892">
                <text:p>0.183079720379892</text:p>
              </table:table-cell>
              <table:table-cell office:value-type="float" office:value="NaN">
                <text:p>NaN</text:p>
              </table:table-cell>
              <table:table-cell office:value-type="float" office:value="0.481656830323571">
                <text:p>0.4816568303235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83079720379892">
                <text:p>0.183079720379892</text:p>
              </table:table-cell>
              <table:table-cell office:value-type="float" office:value="NaN">
                <text:p>NaN</text:p>
              </table:table-cell>
              <table:table-cell office:value-type="float" office:value="0.481656830323571">
                <text:p>0.4816568303235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65003170167516">
                <text:p>0.265003170167516</text:p>
              </table:table-cell>
              <table:table-cell office:value-type="float" office:value="NaN">
                <text:p>NaN</text:p>
              </table:table-cell>
              <table:table-cell office:value-type="float" office:value="0.481656830323571">
                <text:p>0.4816568303235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65003170167516">
                <text:p>0.265003170167516</text:p>
              </table:table-cell>
              <table:table-cell office:value-type="float" office:value="NaN">
                <text:p>NaN</text:p>
              </table:table-cell>
              <table:table-cell office:value-type="float" office:value="0.514260875862415">
                <text:p>0.5142608758624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65003170167516">
                <text:p>0.265003170167516</text:p>
              </table:table-cell>
              <table:table-cell office:value-type="float" office:value="NaN">
                <text:p>NaN</text:p>
              </table:table-cell>
              <table:table-cell office:value-type="float" office:value="0.514260875862415">
                <text:p>0.5142608758624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08780507839635">
                <text:p>0.308780507839635</text:p>
              </table:table-cell>
              <table:table-cell office:value-type="float" office:value="NaN">
                <text:p>NaN</text:p>
              </table:table-cell>
              <table:table-cell office:value-type="float" office:value="0.3802642101972">
                <text:p>0.38026421019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08780507839635">
                <text:p>0.308780507839635</text:p>
              </table:table-cell>
              <table:table-cell office:value-type="float" office:value="NaN">
                <text:p>NaN</text:p>
              </table:table-cell>
              <table:table-cell office:value-type="float" office:value="0.3802642101972">
                <text:p>0.38026421019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08780507839635">
                <text:p>0.308780507839635</text:p>
              </table:table-cell>
              <table:table-cell office:value-type="float" office:value="NaN">
                <text:p>NaN</text:p>
              </table:table-cell>
              <table:table-cell office:value-type="float" office:value="0.3802642101972">
                <text:p>0.38026421019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6537749654258">
                <text:p>0.16537749654258</text:p>
              </table:table-cell>
              <table:table-cell office:value-type="float" office:value="NaN">
                <text:p>NaN</text:p>
              </table:table-cell>
              <table:table-cell office:value-type="float" office:value="0.422125306552763">
                <text:p>0.4221253065527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6537749654258">
                <text:p>0.16537749654258</text:p>
              </table:table-cell>
              <table:table-cell office:value-type="float" office:value="NaN">
                <text:p>NaN</text:p>
              </table:table-cell>
              <table:table-cell office:value-type="float" office:value="0.422125306552763">
                <text:p>0.4221253065527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40885823441221">
                <text:p>0.0740885823441221</text:p>
              </table:table-cell>
              <table:table-cell office:value-type="float" office:value="NaN">
                <text:p>NaN</text:p>
              </table:table-cell>
              <table:table-cell office:value-type="float" office:value="0.422125306552763">
                <text:p>0.4221253065527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40885823441221">
                <text:p>0.0740885823441221</text:p>
              </table:table-cell>
              <table:table-cell office:value-type="float" office:value="NaN">
                <text:p>NaN</text:p>
              </table:table-cell>
              <table:table-cell office:value-type="float" office:value="0.508627574898443">
                <text:p>0.5086275748984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40885823441221">
                <text:p>0.0740885823441221</text:p>
              </table:table-cell>
              <table:table-cell office:value-type="float" office:value="NaN">
                <text:p>NaN</text:p>
              </table:table-cell>
              <table:table-cell office:value-type="float" office:value="0.508627574898443">
                <text:p>0.5086275748984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15593689988507">
                <text:p>0.0415593689988507</text:p>
              </table:table-cell>
              <table:table-cell office:value-type="float" office:value="NaN">
                <text:p>NaN</text:p>
              </table:table-cell>
              <table:table-cell office:value-type="float" office:value="0.508627574898443">
                <text:p>0.5086275748984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15593689988507">
                <text:p>0.0415593689988507</text:p>
              </table:table-cell>
              <table:table-cell office:value-type="float" office:value="NaN">
                <text:p>NaN</text:p>
              </table:table-cell>
              <table:table-cell office:value-type="float" office:value="0.406861225835982">
                <text:p>0.4068612258359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15593689988507">
                <text:p>0.0415593689988507</text:p>
              </table:table-cell>
              <table:table-cell office:value-type="float" office:value="NaN">
                <text:p>NaN</text:p>
              </table:table-cell>
              <table:table-cell office:value-type="float" office:value="0.406861225835982">
                <text:p>0.4068612258359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93153476783311">
                <text:p>0.0193153476783311</text:p>
              </table:table-cell>
              <table:table-cell office:value-type="float" office:value="NaN">
                <text:p>NaN</text:p>
              </table:table-cell>
              <table:table-cell office:value-type="float" office:value="0.406861225835982">
                <text:p>0.4068612258359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93153476783311">
                <text:p>0.0193153476783311</text:p>
              </table:table-cell>
              <table:table-cell office:value-type="float" office:value="NaN">
                <text:p>NaN</text:p>
              </table:table-cell>
              <table:table-cell office:value-type="float" office:value="0.448243784197788">
                <text:p>0.4482437841977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1011261573856">
                <text:p>0.011011261573856</text:p>
              </table:table-cell>
              <table:table-cell office:value-type="float" office:value="NaN">
                <text:p>NaN</text:p>
              </table:table-cell>
              <table:table-cell office:value-type="float" office:value="0.448243784197788">
                <text:p>0.4482437841977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1011261573856">
                <text:p>0.011011261573856</text:p>
              </table:table-cell>
              <table:table-cell office:value-type="float" office:value="NaN">
                <text:p>NaN</text:p>
              </table:table-cell>
              <table:table-cell office:value-type="float" office:value="0.448243784197788">
                <text:p>0.4482437841977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1011261573856">
                <text:p>0.011011261573856</text:p>
              </table:table-cell>
              <table:table-cell office:value-type="float" office:value="NaN">
                <text:p>NaN</text:p>
              </table:table-cell>
              <table:table-cell office:value-type="float" office:value="0.357355619590336">
                <text:p>0.3573556195903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949325679055449">
                <text:p>0.00949325679055449</text:p>
              </table:table-cell>
              <table:table-cell office:value-type="float" office:value="NaN">
                <text:p>NaN</text:p>
              </table:table-cell>
              <table:table-cell office:value-type="float" office:value="0.357355619590336">
                <text:p>0.3573556195903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949325679055449">
                <text:p>0.00949325679055449</text:p>
              </table:table-cell>
              <table:table-cell office:value-type="float" office:value="NaN">
                <text:p>NaN</text:p>
              </table:table-cell>
              <table:table-cell office:value-type="float" office:value="0.284609558380952">
                <text:p>0.2846095583809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949325679055449">
                <text:p>0.00949325679055449</text:p>
              </table:table-cell>
              <table:table-cell office:value-type="float" office:value="NaN">
                <text:p>NaN</text:p>
              </table:table-cell>
              <table:table-cell office:value-type="float" office:value="0.284609558380952">
                <text:p>0.2846095583809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931979191810253">
                <text:p>0.00931979191810253</text:p>
              </table:table-cell>
              <table:table-cell office:value-type="float" office:value="NaN">
                <text:p>NaN</text:p>
              </table:table-cell>
              <table:table-cell office:value-type="float" office:value="0.284609558380952">
                <text:p>0.2846095583809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6291928950454">
                <text:p>0.2262919289504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6291928950454">
                <text:p>0.2262919289504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3713268861905">
                <text:p>0.2337132688619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3713268861905">
                <text:p>0.2337132688619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3713268861905">
                <text:p>0.2337132688619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1115820038838">
                <text:p>0.1811158200388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1115820038838">
                <text:p>0.1811158200388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1115820038838">
                <text:p>0.1811158200388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46042318097739">
                <text:p>0.08460423180977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46042318097739">
                <text:p>0.08460423180977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46042318097739">
                <text:p>0.08460423180977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9982013322569">
                <text:p>0.04399820133225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9982013322569">
                <text:p>0.04399820133225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9982013322569">
                <text:p>0.04399820133225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3507479090951">
                <text:p>0.02135074790909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3507479090951">
                <text:p>0.02135074790909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3507479090951">
                <text:p>0.02135074790909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724258489176">
                <text:p>0.0117242584891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724258489176">
                <text:p>0.0117242584891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85506578406342">
                <text:p>0.007855065784063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85506578406342">
                <text:p>0.007855065784063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85506578406342">
                <text:p>0.007855065784063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9987809899452">
                <text:p>0.00899878098994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9987809899452">
                <text:p>0.00899878098994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9987809899452">
                <text:p>0.00899878098994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9908935736155">
                <text:p>0.00699089357361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9908935736155">
                <text:p>0.00699089357361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9908935736155">
                <text:p>0.00699089357361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